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62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 style:data-style-name="N60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9999" fo:border="0.0008in solid #000000"/>
    </style:style>
    <style:style style:name="ce6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>
      <style:map style:condition="cell-content()=&quot;Sun&quot;" style:apply-style-name="Không_20_tên4" style:base-cell-address="'Cover Page'.AH1"/>
    </style:style>
    <style:style style:name="ce13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6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252in" draw:caption-point-x="-0.7689in" draw:caption-point-y="0.938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228in" draw:caption-point-x="-0.2402in" draw:caption-point-y="0.640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228in" draw:caption-point-x="-0.2622in" draw:caption-point-y="0.640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228in" draw:caption-point-x="-0.2402in" draw:caption-point-y="0.640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228in" draw:caption-point-x="-0.2402in" draw:caption-point-y="0.640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8756in" draw:caption-point-x="-1.4484in" draw:caption-point-y="0.487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05-03T11:37:56.17">
            <text:p>05/03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4">
            <text:p>4</text:p>
          </table:table-cell>
          <table:table-cell table:style-name="ce55" table:formula="of:=SUMPRODUCT([Thong_Tin_Ngay_Nghi_201701.$B$3:.$B$64]=[.$B7];[Thong_Tin_Ngay_Nghi_201701.$C$3:.$C$64]) +  SUMPRODUCT([Thong_Tin_Ngay_Nghi_201702.$B$3:.$B$65]=[.$B7];[Thong_Tin_Ngay_Nghi_201702.$C$3:.$C$65]) + SUMPRODUCT([Thong_Tin_Ngay_Nghi_201703.$B$3:.$B$68]=[.$B7];[Thong_Tin_Ngay_Nghi_201703.$C$3:.$C$68])" office:value-type="float" office:value="3.5">
            <text:p>3.5</text:p>
          </table:table-cell>
          <table:table-cell table:style-name="ce60" table:formula="of:=SUMPRODUCT([Thong_Tin_Ngay_Nghi_201701.$B$3:.$B$64]=[.$B7];[Thong_Tin_Ngay_Nghi_201701.$C$3:.$C$64]) +  SUMPRODUCT([Thong_Tin_Ngay_Nghi_201702.$B$3:.$B$65]=[.$B7];[Thong_Tin_Ngay_Nghi_201702.$C$3:.$C$65]) + SUMPRODUCT([Thong_Tin_Ngay_Nghi_201703.$B$3:.$B$68]=[.$B7];[Thong_Tin_Ngay_Nghi_201703.$C$3:.$C$68]) + SUMPRODUCT([Thong_Tin_Ngay_Nghi_201704.$B$3:.$B$70]=[.$B7];[Thong_Tin_Ngay_Nghi_201704.$C$3:.$C$70]) + SUMPRODUCT([Thong_Tin_Ngay_Nghi_201705.$B$3:.$B$70]=[.$B7];[Thong_Tin_Ngay_Nghi_201705.$C$3:.$C$70])" office:value-type="float" office:value="4.5">
            <text:p>4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8"/>
          <table:table-cell table:style-name="ce48" table:formula="of:=[.I7]+[.K7] +[.J7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8]);DATE(YEAR([.D8]);12;31);NOW())" office:value-type="date" office:date-value="2017-05-03T11:37:56.17">
            <text:p>05/03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56" table:formula="of:=SUMPRODUCT([Thong_Tin_Ngay_Nghi_201701.$B$3:.$B$64]=[.$B8];[Thong_Tin_Ngay_Nghi_201701.$C$3:.$C$64]) +  SUMPRODUCT([Thong_Tin_Ngay_Nghi_201702.$B$3:.$B$65]=[.$B8];[Thong_Tin_Ngay_Nghi_201702.$C$3:.$C$65]) + SUMPRODUCT([Thong_Tin_Ngay_Nghi_201703.$B$3:.$B$68]=[.$B8];[Thong_Tin_Ngay_Nghi_201703.$C$3:.$C$68])" office:value-type="float" office:value="7.5">
            <text:p>7.5</text:p>
          </table:table-cell>
          <table:table-cell table:style-name="ce61" table:formula="of:=SUMPRODUCT([Thong_Tin_Ngay_Nghi_201701.$B$3:.$B$64]=[.$B8];[Thong_Tin_Ngay_Nghi_201701.$C$3:.$C$64]) +  SUMPRODUCT([Thong_Tin_Ngay_Nghi_201702.$B$3:.$B$65]=[.$B8];[Thong_Tin_Ngay_Nghi_201702.$C$3:.$C$65]) + SUMPRODUCT([Thong_Tin_Ngay_Nghi_201703.$B$3:.$B$68]=[.$B8];[Thong_Tin_Ngay_Nghi_201703.$C$3:.$C$68]) + SUMPRODUCT([Thong_Tin_Ngay_Nghi_201704.$B$3:.$B$70]=[.$B8];[Thong_Tin_Ngay_Nghi_201704.$C$3:.$C$70]) + SUMPRODUCT([Thong_Tin_Ngay_Nghi_201705.$B$3:.$B$70]=[.$B8];[Thong_Tin_Ngay_Nghi_201705.$C$3:.$C$70])" office:value-type="float" office:value="7.5">
            <text:p>7.5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-2.5">
            <text:p>-2.5</text:p>
          </table:table-cell>
          <table:table-cell table:number-columns-repeated="2" table:style-name="ce48"/>
          <table:table-cell table:style-name="ce48" table:formula="of:=[.I8]+[.K8] +[.J8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05-03T11:37:56.18">
            <text:p>05/03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6" table:formula="of:=SUMPRODUCT([Thong_Tin_Ngay_Nghi_201701.$B$3:.$B$64]=[.$B9];[Thong_Tin_Ngay_Nghi_201701.$C$3:.$C$64]) +  SUMPRODUCT([Thong_Tin_Ngay_Nghi_201702.$B$3:.$B$65]=[.$B9];[Thong_Tin_Ngay_Nghi_201702.$C$3:.$C$65]) + SUMPRODUCT([Thong_Tin_Ngay_Nghi_201703.$B$3:.$B$68]=[.$B9];[Thong_Tin_Ngay_Nghi_201703.$C$3:.$C$68])" office:value-type="float" office:value="5">
            <text:p>5</text:p>
          </table:table-cell>
          <table:table-cell table:style-name="ce61" table:formula="of:=SUMPRODUCT([Thong_Tin_Ngay_Nghi_201701.$B$3:.$B$64]=[.$B9];[Thong_Tin_Ngay_Nghi_201701.$C$3:.$C$64]) +  SUMPRODUCT([Thong_Tin_Ngay_Nghi_201702.$B$3:.$B$65]=[.$B9];[Thong_Tin_Ngay_Nghi_201702.$C$3:.$C$65]) + SUMPRODUCT([Thong_Tin_Ngay_Nghi_201703.$B$3:.$B$68]=[.$B9];[Thong_Tin_Ngay_Nghi_201703.$C$3:.$C$68]) + SUMPRODUCT([Thong_Tin_Ngay_Nghi_201704.$B$3:.$B$70]=[.$B9];[Thong_Tin_Ngay_Nghi_201704.$C$3:.$C$70]) + SUMPRODUCT([Thong_Tin_Ngay_Nghi_201705.$B$3:.$B$70]=[.$B9];[Thong_Tin_Ngay_Nghi_201705.$C$3:.$C$70])" office:value-type="float" office:value="6">
            <text:p>6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48"/>
          <table:table-cell table:style-name="ce48" table:formula="of:=[.I9]+[.K9] +[.J9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0]);DATE(YEAR([.D10]);12;31);NOW())" office:value-type="date" office:date-value="2017-05-03T11:37:56.18">
            <text:p>05/03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4">
            <text:p>4</text:p>
          </table:table-cell>
          <table:table-cell table:style-name="ce56" table:formula="of:=SUMPRODUCT([Thong_Tin_Ngay_Nghi_201701.$B$3:.$B$64]=[.$B10];[Thong_Tin_Ngay_Nghi_201701.$C$3:.$C$64]) +  SUMPRODUCT([Thong_Tin_Ngay_Nghi_201702.$B$3:.$B$65]=[.$B10];[Thong_Tin_Ngay_Nghi_201702.$C$3:.$C$65]) + SUMPRODUCT([Thong_Tin_Ngay_Nghi_201703.$B$3:.$B$68]=[.$B10];[Thong_Tin_Ngay_Nghi_201703.$C$3:.$C$68])" office:value-type="float" office:value="5">
            <text:p>5</text:p>
          </table:table-cell>
          <table:table-cell table:style-name="ce61" table:formula="of:=SUMPRODUCT([Thong_Tin_Ngay_Nghi_201701.$B$3:.$B$64]=[.$B10];[Thong_Tin_Ngay_Nghi_201701.$C$3:.$C$64]) +  SUMPRODUCT([Thong_Tin_Ngay_Nghi_201702.$B$3:.$B$65]=[.$B10];[Thong_Tin_Ngay_Nghi_201702.$C$3:.$C$65]) + SUMPRODUCT([Thong_Tin_Ngay_Nghi_201703.$B$3:.$B$68]=[.$B10];[Thong_Tin_Ngay_Nghi_201703.$C$3:.$C$68]) + SUMPRODUCT([Thong_Tin_Ngay_Nghi_201704.$B$3:.$B$70]=[.$B10];[Thong_Tin_Ngay_Nghi_201704.$C$3:.$C$70]) + SUMPRODUCT([Thong_Tin_Ngay_Nghi_201705.$B$3:.$B$70]=[.$B10];[Thong_Tin_Ngay_Nghi_201705.$C$3:.$C$70])" office:value-type="float" office:value="6">
            <text:p>6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8"/>
          <table:table-cell table:style-name="ce48" table:formula="of:=[.I10]+[.K10] +[.J10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05-03T11:37:56.18">
            <text:p>05/03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6" table:formula="of:=SUMPRODUCT([Thong_Tin_Ngay_Nghi_201701.$B$3:.$B$64]=[.$B11];[Thong_Tin_Ngay_Nghi_201701.$C$3:.$C$64]) +  SUMPRODUCT([Thong_Tin_Ngay_Nghi_201702.$B$3:.$B$65]=[.$B11];[Thong_Tin_Ngay_Nghi_201702.$C$3:.$C$65]) + SUMPRODUCT([Thong_Tin_Ngay_Nghi_201703.$B$3:.$B$68]=[.$B11];[Thong_Tin_Ngay_Nghi_201703.$C$3:.$C$68])" office:value-type="float" office:value="11.5">
            <text:p>11.5</text:p>
          </table:table-cell>
          <table:table-cell table:style-name="ce61" table:formula="of:=SUMPRODUCT([Thong_Tin_Ngay_Nghi_201701.$B$3:.$B$64]=[.$B11];[Thong_Tin_Ngay_Nghi_201701.$C$3:.$C$64]) +  SUMPRODUCT([Thong_Tin_Ngay_Nghi_201702.$B$3:.$B$65]=[.$B11];[Thong_Tin_Ngay_Nghi_201702.$C$3:.$C$65]) + SUMPRODUCT([Thong_Tin_Ngay_Nghi_201703.$B$3:.$B$68]=[.$B11];[Thong_Tin_Ngay_Nghi_201703.$C$3:.$C$68]) + SUMPRODUCT([Thong_Tin_Ngay_Nghi_201704.$B$3:.$B$70]=[.$B11];[Thong_Tin_Ngay_Nghi_201704.$C$3:.$C$70]) + SUMPRODUCT([Thong_Tin_Ngay_Nghi_201705.$B$3:.$B$70]=[.$B11];[Thong_Tin_Ngay_Nghi_201705.$C$3:.$C$70])" office:value-type="float" office:value="14.5">
            <text:p>14.5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-5.5">
            <text:p>-5.5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48" table:formula="of:=[.I11]+[.K11] +[.J11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5-03T11:37:56.19">
            <text:p>05/03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4">
            <text:p>4</text:p>
          </table:table-cell>
          <table:table-cell table:style-name="ce56" table:formula="of:=SUMPRODUCT([Thong_Tin_Ngay_Nghi_201701.$B$3:.$B$64]=[.$B12];[Thong_Tin_Ngay_Nghi_201701.$C$3:.$C$64]) +  SUMPRODUCT([Thong_Tin_Ngay_Nghi_201702.$B$3:.$B$65]=[.$B12];[Thong_Tin_Ngay_Nghi_201702.$C$3:.$C$65]) + SUMPRODUCT([Thong_Tin_Ngay_Nghi_201703.$B$3:.$B$68]=[.$B12];[Thong_Tin_Ngay_Nghi_201703.$C$3:.$C$68])" office:value-type="float" office:value="6.5">
            <text:p>6.5</text:p>
          </table:table-cell>
          <table:table-cell table:style-name="ce61" table:formula="of:=SUMPRODUCT([Thong_Tin_Ngay_Nghi_201701.$B$3:.$B$64]=[.$B12];[Thong_Tin_Ngay_Nghi_201701.$C$3:.$C$64]) +  SUMPRODUCT([Thong_Tin_Ngay_Nghi_201702.$B$3:.$B$65]=[.$B12];[Thong_Tin_Ngay_Nghi_201702.$C$3:.$C$65]) + SUMPRODUCT([Thong_Tin_Ngay_Nghi_201703.$B$3:.$B$68]=[.$B12];[Thong_Tin_Ngay_Nghi_201703.$C$3:.$C$68]) + SUMPRODUCT([Thong_Tin_Ngay_Nghi_201704.$B$3:.$B$70]=[.$B12];[Thong_Tin_Ngay_Nghi_201704.$C$3:.$C$70]) + SUMPRODUCT([Thong_Tin_Ngay_Nghi_201705.$B$3:.$B$70]=[.$B12];[Thong_Tin_Ngay_Nghi_201705.$C$3:.$C$70])" office:value-type="float" office:value="9.5">
            <text:p>9.5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5.5">
            <text:p>-5.5</text:p>
          </table:table-cell>
          <table:table-cell table:number-columns-repeated="2" table:style-name="ce49"/>
          <table:table-cell table:style-name="ce49" table:formula="of:=[.I12]+[.K12] +[.J12]" office:value-type="float" office:value="-5.5">
            <text:p>-5.5</text:p>
          </table:table-cell>
          <table:table-cell table:style-name="ce63"/>
          <table:table-cell table:style-name="ce65"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3]);DATE(YEAR([.D13]);12;31);NOW())" office:value-type="date" office:date-value="2017-05-03T11:37:56.19">
            <text:p>05/03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6" table:formula="of:=SUMPRODUCT([Thong_Tin_Ngay_Nghi_201701.$B$3:.$B$64]=[.$B13];[Thong_Tin_Ngay_Nghi_201701.$C$3:.$C$64]) +  SUMPRODUCT([Thong_Tin_Ngay_Nghi_201702.$B$3:.$B$65]=[.$B13];[Thong_Tin_Ngay_Nghi_201702.$C$3:.$C$65]) + SUMPRODUCT([Thong_Tin_Ngay_Nghi_201703.$B$3:.$B$68]=[.$B13];[Thong_Tin_Ngay_Nghi_201703.$C$3:.$C$68])" office:value-type="float" office:value="5.5">
            <text:p>5.5</text:p>
          </table:table-cell>
          <table:table-cell table:style-name="ce61" table:formula="of:=SUMPRODUCT([Thong_Tin_Ngay_Nghi_201701.$B$3:.$B$64]=[.$B13];[Thong_Tin_Ngay_Nghi_201701.$C$3:.$C$64]) +  SUMPRODUCT([Thong_Tin_Ngay_Nghi_201702.$B$3:.$B$65]=[.$B13];[Thong_Tin_Ngay_Nghi_201702.$C$3:.$C$65]) + SUMPRODUCT([Thong_Tin_Ngay_Nghi_201703.$B$3:.$B$68]=[.$B13];[Thong_Tin_Ngay_Nghi_201703.$C$3:.$C$68]) + SUMPRODUCT([Thong_Tin_Ngay_Nghi_201704.$B$3:.$B$70]=[.$B13];[Thong_Tin_Ngay_Nghi_201704.$C$3:.$C$70]) + SUMPRODUCT([Thong_Tin_Ngay_Nghi_201705.$B$3:.$B$70]=[.$B13];[Thong_Tin_Ngay_Nghi_201705.$C$3:.$C$70])" office:value-type="float" office:value="7">
            <text:p>7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8"/>
          <table:table-cell table:style-name="ce48" table:formula="of:=[.I13]+[.K13] +[.J13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5-03T11:37:56.19">
            <text:p>05/03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6" table:formula="of:=SUMPRODUCT([Thong_Tin_Ngay_Nghi_201701.$B$3:.$B$64]=[.$B14];[Thong_Tin_Ngay_Nghi_201701.$C$3:.$C$64]) +  SUMPRODUCT([Thong_Tin_Ngay_Nghi_201702.$B$3:.$B$65]=[.$B14];[Thong_Tin_Ngay_Nghi_201702.$C$3:.$C$65]) + SUMPRODUCT([Thong_Tin_Ngay_Nghi_201703.$B$3:.$B$68]=[.$B14];[Thong_Tin_Ngay_Nghi_201703.$C$3:.$C$68])" office:value-type="float" office:value="7.5">
            <text:p>7.5</text:p>
          </table:table-cell>
          <table:table-cell table:style-name="ce61" table:formula="of:=SUMPRODUCT([Thong_Tin_Ngay_Nghi_201701.$B$3:.$B$64]=[.$B14];[Thong_Tin_Ngay_Nghi_201701.$C$3:.$C$64]) +  SUMPRODUCT([Thong_Tin_Ngay_Nghi_201702.$B$3:.$B$65]=[.$B14];[Thong_Tin_Ngay_Nghi_201702.$C$3:.$C$65]) + SUMPRODUCT([Thong_Tin_Ngay_Nghi_201703.$B$3:.$B$68]=[.$B14];[Thong_Tin_Ngay_Nghi_201703.$C$3:.$C$68]) + SUMPRODUCT([Thong_Tin_Ngay_Nghi_201704.$B$3:.$B$70]=[.$B14];[Thong_Tin_Ngay_Nghi_201704.$C$3:.$C$70]) + SUMPRODUCT([Thong_Tin_Ngay_Nghi_201705.$B$3:.$B$70]=[.$B14];[Thong_Tin_Ngay_Nghi_201705.$C$3:.$C$70])" office:value-type="float" office:value="8.5">
            <text:p>8.5</text:p>
          </table:table-cell>
          <table:table-cell table:style-name="ce48" table:formula="of:=IF(DATE(YEAR([.E14]);MONTH([.E14]);DAY([.E14]))&lt;=DATE(YEAR([.E14]);3;31); [.C14]-[.G14] + [.F14]; IF([.G14]-[.C14]&lt;0;[.G14] + [.F14] -[.H14];[.F14]+[.C14]-[.H14]))" office:value-type="float" office:value="-1.5">
            <text:p>-1.5</text:p>
          </table:table-cell>
          <table:table-cell table:number-columns-repeated="2" table:style-name="ce49"/>
          <table:table-cell table:style-name="ce48" table:formula="of:=[.I14]+[.K14] +[.J14]" office:value-type="float" office:value="-1.5">
            <text:p>-1.5</text:p>
          </table:table-cell>
          <table:table-cell table:style-name="ce63"/>
          <table:table-cell table:style-name="ce65" table:number-columns-repeated="1011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5]);DATE(YEAR([.D15]);12;31);NOW())" office:value-type="date" office:date-value="2017-05-03T11:37:56.19">
            <text:p>05/03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6" table:formula="of:=SUMPRODUCT([Thong_Tin_Ngay_Nghi_201701.$B$3:.$B$64]=[.$B15];[Thong_Tin_Ngay_Nghi_201701.$C$3:.$C$64]) +  SUMPRODUCT([Thong_Tin_Ngay_Nghi_201702.$B$3:.$B$65]=[.$B15];[Thong_Tin_Ngay_Nghi_201702.$C$3:.$C$65]) + SUMPRODUCT([Thong_Tin_Ngay_Nghi_201703.$B$3:.$B$68]=[.$B15];[Thong_Tin_Ngay_Nghi_201703.$C$3:.$C$68])" office:value-type="float" office:value="3">
            <text:p>3</text:p>
          </table:table-cell>
          <table:table-cell table:style-name="ce61" table:formula="of:=SUMPRODUCT([Thong_Tin_Ngay_Nghi_201701.$B$3:.$B$64]=[.$B15];[Thong_Tin_Ngay_Nghi_201701.$C$3:.$C$64]) +  SUMPRODUCT([Thong_Tin_Ngay_Nghi_201702.$B$3:.$B$65]=[.$B15];[Thong_Tin_Ngay_Nghi_201702.$C$3:.$C$65]) + SUMPRODUCT([Thong_Tin_Ngay_Nghi_201703.$B$3:.$B$68]=[.$B15];[Thong_Tin_Ngay_Nghi_201703.$C$3:.$C$68]) + SUMPRODUCT([Thong_Tin_Ngay_Nghi_201704.$B$3:.$B$70]=[.$B15];[Thong_Tin_Ngay_Nghi_201704.$C$3:.$C$70]) + SUMPRODUCT([Thong_Tin_Ngay_Nghi_201705.$B$3:.$B$70]=[.$B15];[Thong_Tin_Ngay_Nghi_201705.$C$3:.$C$70])" office:value-type="float" office:value="3">
            <text:p>3</text:p>
          </table:table-cell>
          <table:table-cell table:style-name="ce48" table:formula="of:=IF(DATE(YEAR([.E15]);MONTH([.E15]);DAY([.E15]))&lt;=DATE(YEAR([.E15]);3;31); [.C15]-[.G15] + [.F15]; IF([.G15]-[.C14]&lt;0;[.G15] + [.F15] -[.H15];[.F15]+[.C15]-[.H15]))" office:value-type="float" office:value="1">
            <text:p>1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5]+[.K15] +[.J15]" office:value-type="float" office:value="4">
            <text:p>4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05-03T11:37:56.19">
            <text:p>05/03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56" table:formula="of:=SUMPRODUCT([Thong_Tin_Ngay_Nghi_201701.$B$3:.$B$64]=[.$B16];[Thong_Tin_Ngay_Nghi_201701.$C$3:.$C$64]) +  SUMPRODUCT([Thong_Tin_Ngay_Nghi_201702.$B$3:.$B$65]=[.$B16];[Thong_Tin_Ngay_Nghi_201702.$C$3:.$C$65]) + SUMPRODUCT([Thong_Tin_Ngay_Nghi_201703.$B$3:.$B$68]=[.$B16];[Thong_Tin_Ngay_Nghi_201703.$C$3:.$C$68])" office:value-type="float" office:value="4">
            <text:p>4</text:p>
          </table:table-cell>
          <table:table-cell table:style-name="ce61" table:formula="of:=SUMPRODUCT([Thong_Tin_Ngay_Nghi_201701.$B$3:.$B$64]=[.$B16];[Thong_Tin_Ngay_Nghi_201701.$C$3:.$C$64]) +  SUMPRODUCT([Thong_Tin_Ngay_Nghi_201702.$B$3:.$B$65]=[.$B16];[Thong_Tin_Ngay_Nghi_201702.$C$3:.$C$65]) + SUMPRODUCT([Thong_Tin_Ngay_Nghi_201703.$B$3:.$B$68]=[.$B16];[Thong_Tin_Ngay_Nghi_201703.$C$3:.$C$68]) + SUMPRODUCT([Thong_Tin_Ngay_Nghi_201704.$B$3:.$B$70]=[.$B16];[Thong_Tin_Ngay_Nghi_201704.$C$3:.$C$70]) + SUMPRODUCT([Thong_Tin_Ngay_Nghi_201705.$B$3:.$B$70]=[.$B16];[Thong_Tin_Ngay_Nghi_201705.$C$3:.$C$70])" office:value-type="float" office:value="5.5">
            <text:p>5.5</text:p>
          </table:table-cell>
          <table:table-cell table:style-name="ce48" table:formula="of:=IF(DATE(YEAR([.E16]);MONTH([.E16]);DAY([.E16]))&lt;=DATE(YEAR([.E16]);3;31); [.C16]-[.G16] + [.F16]; IF([.G16]-[.C16]&lt;0;[.G16] + [.F16] -[.H16];[.F16]+[.C16]-[.H16]))" office:value-type="float" office:value="-1.5">
            <text:p>-1.5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48" table:formula="of:=[.I16]+[.K16] +[.J16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05-03T11:37:56.2">
            <text:p>05/03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6" table:formula="of:=SUMPRODUCT([Thong_Tin_Ngay_Nghi_201701.$B$3:.$B$64]=[.$B17];[Thong_Tin_Ngay_Nghi_201701.$C$3:.$C$64]) +  SUMPRODUCT([Thong_Tin_Ngay_Nghi_201702.$B$3:.$B$65]=[.$B17];[Thong_Tin_Ngay_Nghi_201702.$C$3:.$C$65]) + SUMPRODUCT([Thong_Tin_Ngay_Nghi_201703.$B$3:.$B$68]=[.$B17];[Thong_Tin_Ngay_Nghi_201703.$C$3:.$C$68])" office:value-type="float" office:value="9.5">
            <text:p>9.5</text:p>
          </table:table-cell>
          <table:table-cell table:style-name="ce61" table:formula="of:=SUMPRODUCT([Thong_Tin_Ngay_Nghi_201701.$B$3:.$B$64]=[.$B17];[Thong_Tin_Ngay_Nghi_201701.$C$3:.$C$64]) +  SUMPRODUCT([Thong_Tin_Ngay_Nghi_201702.$B$3:.$B$65]=[.$B17];[Thong_Tin_Ngay_Nghi_201702.$C$3:.$C$65]) + SUMPRODUCT([Thong_Tin_Ngay_Nghi_201703.$B$3:.$B$68]=[.$B17];[Thong_Tin_Ngay_Nghi_201703.$C$3:.$C$68]) + SUMPRODUCT([Thong_Tin_Ngay_Nghi_201704.$B$3:.$B$70]=[.$B17];[Thong_Tin_Ngay_Nghi_201704.$C$3:.$C$70]) + SUMPRODUCT([Thong_Tin_Ngay_Nghi_201705.$B$3:.$B$70]=[.$B17];[Thong_Tin_Ngay_Nghi_201705.$C$3:.$C$70])" office:value-type="float" office:value="13">
            <text:p>13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-9">
            <text:p>-9</text:p>
          </table:table-cell>
          <table:table-cell table:number-columns-repeated="2" table:style-name="ce48"/>
          <table:table-cell table:style-name="ce48" table:formula="of:=[.I17]+[.K17] +[.J17]" office:value-type="float" office:value="-9">
            <text:p>-9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05-03T11:37:56.2">
            <text:p>05/03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56" table:formula="of:=SUMPRODUCT([Thong_Tin_Ngay_Nghi_201701.$B$3:.$B$64]=[.$B18];[Thong_Tin_Ngay_Nghi_201701.$C$3:.$C$64]) +  SUMPRODUCT([Thong_Tin_Ngay_Nghi_201702.$B$3:.$B$65]=[.$B18];[Thong_Tin_Ngay_Nghi_201702.$C$3:.$C$65]) + SUMPRODUCT([Thong_Tin_Ngay_Nghi_201703.$B$3:.$B$68]=[.$B18];[Thong_Tin_Ngay_Nghi_201703.$C$3:.$C$68])" office:value-type="float" office:value="3">
            <text:p>3</text:p>
          </table:table-cell>
          <table:table-cell table:style-name="ce61" table:formula="of:=SUMPRODUCT([Thong_Tin_Ngay_Nghi_201701.$B$3:.$B$64]=[.$B18];[Thong_Tin_Ngay_Nghi_201701.$C$3:.$C$64]) +  SUMPRODUCT([Thong_Tin_Ngay_Nghi_201702.$B$3:.$B$65]=[.$B18];[Thong_Tin_Ngay_Nghi_201702.$C$3:.$C$65]) + SUMPRODUCT([Thong_Tin_Ngay_Nghi_201703.$B$3:.$B$68]=[.$B18];[Thong_Tin_Ngay_Nghi_201703.$C$3:.$C$68]) + SUMPRODUCT([Thong_Tin_Ngay_Nghi_201704.$B$3:.$B$70]=[.$B18];[Thong_Tin_Ngay_Nghi_201704.$C$3:.$C$70]) + SUMPRODUCT([Thong_Tin_Ngay_Nghi_201705.$B$3:.$B$70]=[.$B18];[Thong_Tin_Ngay_Nghi_201705.$C$3:.$C$70])" office:value-type="float" office:value="3">
            <text:p>3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3.5">
            <text:p>3.5</text:p>
          </table:table-cell>
          <table:table-cell table:number-columns-repeated="2" table:style-name="ce48"/>
          <table:table-cell table:style-name="ce48" table:formula="of:=[.I18]+[.K18] +[.J18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19]);DATE(YEAR([.D19]);12;31);NOW())" office:value-type="date" office:date-value="2017-05-03T11:37:56.2">
            <text:p>05/03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6" table:formula="of:=SUMPRODUCT([Thong_Tin_Ngay_Nghi_201701.$B$3:.$B$64]=[.$B19];[Thong_Tin_Ngay_Nghi_201701.$C$3:.$C$64]) +  SUMPRODUCT([Thong_Tin_Ngay_Nghi_201702.$B$3:.$B$65]=[.$B19];[Thong_Tin_Ngay_Nghi_201702.$C$3:.$C$65]) + SUMPRODUCT([Thong_Tin_Ngay_Nghi_201703.$B$3:.$B$68]=[.$B19];[Thong_Tin_Ngay_Nghi_201703.$C$3:.$C$68])" office:value-type="float" office:value="0.5">
            <text:p>0.5</text:p>
          </table:table-cell>
          <table:table-cell table:style-name="ce61" table:formula="of:=SUMPRODUCT([Thong_Tin_Ngay_Nghi_201701.$B$3:.$B$64]=[.$B19];[Thong_Tin_Ngay_Nghi_201701.$C$3:.$C$64]) +  SUMPRODUCT([Thong_Tin_Ngay_Nghi_201702.$B$3:.$B$65]=[.$B19];[Thong_Tin_Ngay_Nghi_201702.$C$3:.$C$65]) + SUMPRODUCT([Thong_Tin_Ngay_Nghi_201703.$B$3:.$B$68]=[.$B19];[Thong_Tin_Ngay_Nghi_201703.$C$3:.$C$68]) + SUMPRODUCT([Thong_Tin_Ngay_Nghi_201704.$B$3:.$B$70]=[.$B19];[Thong_Tin_Ngay_Nghi_201704.$C$3:.$C$70]) + SUMPRODUCT([Thong_Tin_Ngay_Nghi_201705.$B$3:.$B$70]=[.$B19];[Thong_Tin_Ngay_Nghi_201705.$C$3:.$C$70])" office:value-type="float" office:value="2.5">
            <text:p>2.5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19]+[.K19] +[.J19]" office:value-type="float" office:value="1">
            <text:p>1</text:p>
          </table:table-cell>
          <table:table-cell table:style-name="ce64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48" office:value-type="float" office:value="7.5">
            <text:p>7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05-03T11:37:56.2">
            <text:p>05/03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6" table:formula="of:=SUMPRODUCT([Thong_Tin_Ngay_Nghi_201701.$B$3:.$B$64]=[.$B20];[Thong_Tin_Ngay_Nghi_201701.$C$3:.$C$64]) +  SUMPRODUCT([Thong_Tin_Ngay_Nghi_201702.$B$3:.$B$65]=[.$B20];[Thong_Tin_Ngay_Nghi_201702.$C$3:.$C$65]) + SUMPRODUCT([Thong_Tin_Ngay_Nghi_201703.$B$3:.$B$68]=[.$B20];[Thong_Tin_Ngay_Nghi_201703.$C$3:.$C$68])" office:value-type="float" office:value="3.5">
            <text:p>3.5</text:p>
          </table:table-cell>
          <table:table-cell table:style-name="ce61" table:formula="of:=SUMPRODUCT([Thong_Tin_Ngay_Nghi_201701.$B$3:.$B$64]=[.$B20];[Thong_Tin_Ngay_Nghi_201701.$C$3:.$C$64]) +  SUMPRODUCT([Thong_Tin_Ngay_Nghi_201702.$B$3:.$B$65]=[.$B20];[Thong_Tin_Ngay_Nghi_201702.$C$3:.$C$65]) + SUMPRODUCT([Thong_Tin_Ngay_Nghi_201703.$B$3:.$B$68]=[.$B20];[Thong_Tin_Ngay_Nghi_201703.$C$3:.$C$68]) + SUMPRODUCT([Thong_Tin_Ngay_Nghi_201704.$B$3:.$B$70]=[.$B20];[Thong_Tin_Ngay_Nghi_201704.$C$3:.$C$70]) + SUMPRODUCT([Thong_Tin_Ngay_Nghi_201705.$B$3:.$B$70]=[.$B20];[Thong_Tin_Ngay_Nghi_201705.$C$3:.$C$70])" office:value-type="float" office:value="3.5">
            <text:p>3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4">
            <text:p>4</text:p>
          </table:table-cell>
          <table:table-cell table:number-columns-repeated="2" table:style-name="ce48"/>
          <table:table-cell table:style-name="ce48" table:formula="of:=[.I20]+[.K20] +[.J20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05-03T11:37:56.2">
            <text:p>05/03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56" table:formula="of:=SUMPRODUCT([Thong_Tin_Ngay_Nghi_201701.$B$3:.$B$64]=[.$B21];[Thong_Tin_Ngay_Nghi_201701.$C$3:.$C$64]) +  SUMPRODUCT([Thong_Tin_Ngay_Nghi_201702.$B$3:.$B$65]=[.$B21];[Thong_Tin_Ngay_Nghi_201702.$C$3:.$C$65]) + SUMPRODUCT([Thong_Tin_Ngay_Nghi_201703.$B$3:.$B$68]=[.$B21];[Thong_Tin_Ngay_Nghi_201703.$C$3:.$C$68])" office:value-type="float" office:value="0">
            <text:p>0</text:p>
          </table:table-cell>
          <table:table-cell table:style-name="ce61" table:formula="of:=SUMPRODUCT([Thong_Tin_Ngay_Nghi_201701.$B$3:.$B$64]=[.$B21];[Thong_Tin_Ngay_Nghi_201701.$C$3:.$C$64]) +  SUMPRODUCT([Thong_Tin_Ngay_Nghi_201702.$B$3:.$B$65]=[.$B21];[Thong_Tin_Ngay_Nghi_201702.$C$3:.$C$65]) + SUMPRODUCT([Thong_Tin_Ngay_Nghi_201703.$B$3:.$B$68]=[.$B21];[Thong_Tin_Ngay_Nghi_201703.$C$3:.$C$68]) + SUMPRODUCT([Thong_Tin_Ngay_Nghi_201704.$B$3:.$B$70]=[.$B21];[Thong_Tin_Ngay_Nghi_201704.$C$3:.$C$70]) + SUMPRODUCT([Thong_Tin_Ngay_Nghi_201705.$B$3:.$B$70]=[.$B21];[Thong_Tin_Ngay_Nghi_201705.$C$3:.$C$70])" office:value-type="float" office:value="0">
            <text:p>0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8"/>
          <table:table-cell table:style-name="ce48" table:formula="of:=[.I21]+[.K21] +[.J21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05-03T11:37:56.2">
            <text:p>05/03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56" table:formula="of:=SUMPRODUCT([Thong_Tin_Ngay_Nghi_201701.$B$3:.$B$64]=[.$B22];[Thong_Tin_Ngay_Nghi_201701.$C$3:.$C$64]) +  SUMPRODUCT([Thong_Tin_Ngay_Nghi_201702.$B$3:.$B$65]=[.$B22];[Thong_Tin_Ngay_Nghi_201702.$C$3:.$C$65]) + SUMPRODUCT([Thong_Tin_Ngay_Nghi_201703.$B$3:.$B$68]=[.$B22];[Thong_Tin_Ngay_Nghi_201703.$C$3:.$C$68])" office:value-type="float" office:value="3">
            <text:p>3</text:p>
          </table:table-cell>
          <table:table-cell table:style-name="ce61" table:formula="of:=SUMPRODUCT([Thong_Tin_Ngay_Nghi_201701.$B$3:.$B$64]=[.$B22];[Thong_Tin_Ngay_Nghi_201701.$C$3:.$C$64]) +  SUMPRODUCT([Thong_Tin_Ngay_Nghi_201702.$B$3:.$B$65]=[.$B22];[Thong_Tin_Ngay_Nghi_201702.$C$3:.$C$65]) + SUMPRODUCT([Thong_Tin_Ngay_Nghi_201703.$B$3:.$B$68]=[.$B22];[Thong_Tin_Ngay_Nghi_201703.$C$3:.$C$68]) + SUMPRODUCT([Thong_Tin_Ngay_Nghi_201704.$B$3:.$B$70]=[.$B22];[Thong_Tin_Ngay_Nghi_201704.$C$3:.$C$70]) + SUMPRODUCT([Thong_Tin_Ngay_Nghi_201705.$B$3:.$B$70]=[.$B22];[Thong_Tin_Ngay_Nghi_201705.$C$3:.$C$70])" office:value-type="float" office:value="3">
            <text:p>3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number-columns-repeated="2" table:style-name="ce48"/>
          <table:table-cell table:style-name="ce48" table:formula="of:=[.I22]+[.K22] +[.J22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05-03T11:37:56.2">
            <text:p>05/03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4">
            <text:p>4</text:p>
          </table:table-cell>
          <table:table-cell table:style-name="ce56" table:formula="of:=SUMPRODUCT([Thong_Tin_Ngay_Nghi_201701.$B$3:.$B$64]=[.$B23];[Thong_Tin_Ngay_Nghi_201701.$C$3:.$C$64]) +  SUMPRODUCT([Thong_Tin_Ngay_Nghi_201702.$B$3:.$B$65]=[.$B23];[Thong_Tin_Ngay_Nghi_201702.$C$3:.$C$65]) + SUMPRODUCT([Thong_Tin_Ngay_Nghi_201703.$B$3:.$B$68]=[.$B23];[Thong_Tin_Ngay_Nghi_201703.$C$3:.$C$68])" office:value-type="float" office:value="6">
            <text:p>6</text:p>
          </table:table-cell>
          <table:table-cell table:style-name="ce61" table:formula="of:=SUMPRODUCT([Thong_Tin_Ngay_Nghi_201701.$B$3:.$B$64]=[.$B23];[Thong_Tin_Ngay_Nghi_201701.$C$3:.$C$64]) +  SUMPRODUCT([Thong_Tin_Ngay_Nghi_201702.$B$3:.$B$65]=[.$B23];[Thong_Tin_Ngay_Nghi_201702.$C$3:.$C$65]) + SUMPRODUCT([Thong_Tin_Ngay_Nghi_201703.$B$3:.$B$68]=[.$B23];[Thong_Tin_Ngay_Nghi_201703.$C$3:.$C$68]) + SUMPRODUCT([Thong_Tin_Ngay_Nghi_201704.$B$3:.$B$70]=[.$B23];[Thong_Tin_Ngay_Nghi_201704.$C$3:.$C$70]) + SUMPRODUCT([Thong_Tin_Ngay_Nghi_201705.$B$3:.$B$70]=[.$B23];[Thong_Tin_Ngay_Nghi_201705.$C$3:.$C$70])" office:value-type="float" office:value="6">
            <text:p>6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-2">
            <text:p>-2</text:p>
          </table:table-cell>
          <table:table-cell table:number-columns-repeated="2" table:style-name="ce48"/>
          <table:table-cell table:style-name="ce48" table:formula="of:=[.I23]+[.K23] +[.J23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05-03T11:37:56.21">
            <text:p>05/03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6" table:formula="of:=SUMPRODUCT([Thong_Tin_Ngay_Nghi_201701.$B$3:.$B$64]=[.$B24];[Thong_Tin_Ngay_Nghi_201701.$C$3:.$C$64]) +  SUMPRODUCT([Thong_Tin_Ngay_Nghi_201702.$B$3:.$B$65]=[.$B24];[Thong_Tin_Ngay_Nghi_201702.$C$3:.$C$65]) + SUMPRODUCT([Thong_Tin_Ngay_Nghi_201703.$B$3:.$B$68]=[.$B24];[Thong_Tin_Ngay_Nghi_201703.$C$3:.$C$68])" office:value-type="float" office:value="0.5">
            <text:p>0.5</text:p>
          </table:table-cell>
          <table:table-cell table:style-name="ce61" table:formula="of:=SUMPRODUCT([Thong_Tin_Ngay_Nghi_201701.$B$3:.$B$64]=[.$B24];[Thong_Tin_Ngay_Nghi_201701.$C$3:.$C$64]) +  SUMPRODUCT([Thong_Tin_Ngay_Nghi_201702.$B$3:.$B$65]=[.$B24];[Thong_Tin_Ngay_Nghi_201702.$C$3:.$C$65]) + SUMPRODUCT([Thong_Tin_Ngay_Nghi_201703.$B$3:.$B$68]=[.$B24];[Thong_Tin_Ngay_Nghi_201703.$C$3:.$C$68]) + SUMPRODUCT([Thong_Tin_Ngay_Nghi_201704.$B$3:.$B$70]=[.$B24];[Thong_Tin_Ngay_Nghi_201704.$C$3:.$C$70]) + SUMPRODUCT([Thong_Tin_Ngay_Nghi_201705.$B$3:.$B$70]=[.$B24];[Thong_Tin_Ngay_Nghi_201705.$C$3:.$C$70])" office:value-type="float" office:value="1.5">
            <text:p>1.5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8"/>
          <table:table-cell table:style-name="ce48" table:formula="of:=[.I24]+[.K24] +[.J24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05-03T11:37:56.21">
            <text:p>05/03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4">
            <text:p>4</text:p>
          </table:table-cell>
          <table:table-cell table:style-name="ce56" table:formula="of:=SUMPRODUCT([Thong_Tin_Ngay_Nghi_201701.$B$3:.$B$64]=[.$B25];[Thong_Tin_Ngay_Nghi_201701.$C$3:.$C$64]) +  SUMPRODUCT([Thong_Tin_Ngay_Nghi_201702.$B$3:.$B$65]=[.$B25];[Thong_Tin_Ngay_Nghi_201702.$C$3:.$C$65]) + SUMPRODUCT([Thong_Tin_Ngay_Nghi_201703.$B$3:.$B$68]=[.$B25];[Thong_Tin_Ngay_Nghi_201703.$C$3:.$C$68])" office:value-type="float" office:value="5">
            <text:p>5</text:p>
          </table:table-cell>
          <table:table-cell table:style-name="ce61" table:formula="of:=SUMPRODUCT([Thong_Tin_Ngay_Nghi_201701.$B$3:.$B$64]=[.$B25];[Thong_Tin_Ngay_Nghi_201701.$C$3:.$C$64]) +  SUMPRODUCT([Thong_Tin_Ngay_Nghi_201702.$B$3:.$B$65]=[.$B25];[Thong_Tin_Ngay_Nghi_201702.$C$3:.$C$65]) + SUMPRODUCT([Thong_Tin_Ngay_Nghi_201703.$B$3:.$B$68]=[.$B25];[Thong_Tin_Ngay_Nghi_201703.$C$3:.$C$68]) + SUMPRODUCT([Thong_Tin_Ngay_Nghi_201704.$B$3:.$B$70]=[.$B25];[Thong_Tin_Ngay_Nghi_201704.$C$3:.$C$70]) + SUMPRODUCT([Thong_Tin_Ngay_Nghi_201705.$B$3:.$B$70]=[.$B25];[Thong_Tin_Ngay_Nghi_201705.$C$3:.$C$70])" office:value-type="float" office:value="9">
            <text:p>9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4">
            <text:p>-4</text:p>
          </table:table-cell>
          <table:table-cell table:number-columns-repeated="2" table:style-name="ce48"/>
          <table:table-cell table:style-name="ce48" table:formula="of:=[.I25]+[.K25] +[.J25]" office:value-type="float" office:value="-4">
            <text:p>-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05-03T11:37:56.21">
            <text:p>05/03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56" table:formula="of:=SUMPRODUCT([Thong_Tin_Ngay_Nghi_201701.$B$3:.$B$64]=[.$B26];[Thong_Tin_Ngay_Nghi_201701.$C$3:.$C$64]) +  SUMPRODUCT([Thong_Tin_Ngay_Nghi_201702.$B$3:.$B$65]=[.$B26];[Thong_Tin_Ngay_Nghi_201702.$C$3:.$C$65]) + SUMPRODUCT([Thong_Tin_Ngay_Nghi_201703.$B$3:.$B$68]=[.$B26];[Thong_Tin_Ngay_Nghi_201703.$C$3:.$C$68])" office:value-type="float" office:value="5">
            <text:p>5</text:p>
          </table:table-cell>
          <table:table-cell table:style-name="ce61" table:formula="of:=SUMPRODUCT([Thong_Tin_Ngay_Nghi_201701.$B$3:.$B$64]=[.$B26];[Thong_Tin_Ngay_Nghi_201701.$C$3:.$C$64]) +  SUMPRODUCT([Thong_Tin_Ngay_Nghi_201702.$B$3:.$B$65]=[.$B26];[Thong_Tin_Ngay_Nghi_201702.$C$3:.$C$65]) + SUMPRODUCT([Thong_Tin_Ngay_Nghi_201703.$B$3:.$B$68]=[.$B26];[Thong_Tin_Ngay_Nghi_201703.$C$3:.$C$68]) + SUMPRODUCT([Thong_Tin_Ngay_Nghi_201704.$B$3:.$B$70]=[.$B26];[Thong_Tin_Ngay_Nghi_201704.$C$3:.$C$70]) + SUMPRODUCT([Thong_Tin_Ngay_Nghi_201705.$B$3:.$B$70]=[.$B26];[Thong_Tin_Ngay_Nghi_201705.$C$3:.$C$70])" office:value-type="float" office:value="5">
            <text:p>5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number-columns-repeated="2" table:style-name="ce48"/>
          <table:table-cell table:style-name="ce48" table:formula="of:=[.I26]+[.K26] +[.J26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05-03T11:37:56.21">
            <text:p>05/03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6" table:formula="of:=SUMPRODUCT([Thong_Tin_Ngay_Nghi_201701.$B$3:.$B$64]=[.$B27];[Thong_Tin_Ngay_Nghi_201701.$C$3:.$C$64]) +  SUMPRODUCT([Thong_Tin_Ngay_Nghi_201702.$B$3:.$B$65]=[.$B27];[Thong_Tin_Ngay_Nghi_201702.$C$3:.$C$65]) + SUMPRODUCT([Thong_Tin_Ngay_Nghi_201703.$B$3:.$B$68]=[.$B27];[Thong_Tin_Ngay_Nghi_201703.$C$3:.$C$68])" office:value-type="float" office:value="0">
            <text:p>0</text:p>
          </table:table-cell>
          <table:table-cell table:style-name="ce61" table:formula="of:=SUMPRODUCT([Thong_Tin_Ngay_Nghi_201701.$B$3:.$B$64]=[.$B27];[Thong_Tin_Ngay_Nghi_201701.$C$3:.$C$64]) +  SUMPRODUCT([Thong_Tin_Ngay_Nghi_201702.$B$3:.$B$65]=[.$B27];[Thong_Tin_Ngay_Nghi_201702.$C$3:.$C$65]) + SUMPRODUCT([Thong_Tin_Ngay_Nghi_201703.$B$3:.$B$68]=[.$B27];[Thong_Tin_Ngay_Nghi_201703.$C$3:.$C$68]) + SUMPRODUCT([Thong_Tin_Ngay_Nghi_201704.$B$3:.$B$70]=[.$B27];[Thong_Tin_Ngay_Nghi_201704.$C$3:.$C$70]) + SUMPRODUCT([Thong_Tin_Ngay_Nghi_201705.$B$3:.$B$70]=[.$B27];[Thong_Tin_Ngay_Nghi_201705.$C$3:.$C$70])" office:value-type="float" office:value="0">
            <text:p>0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4">
            <text:p>4</text:p>
          </table:table-cell>
          <table:table-cell table:number-columns-repeated="2" table:style-name="ce48"/>
          <table:table-cell table:style-name="ce48" table:formula="of:=[.I27]+[.K27] +[.J27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05-03T11:37:56.21">
            <text:p>05/03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4">
            <text:p>4</text:p>
          </table:table-cell>
          <table:table-cell table:style-name="ce56" table:formula="of:=SUMPRODUCT([Thong_Tin_Ngay_Nghi_201701.$B$3:.$B$64]=[.$B28];[Thong_Tin_Ngay_Nghi_201701.$C$3:.$C$64]) +  SUMPRODUCT([Thong_Tin_Ngay_Nghi_201702.$B$3:.$B$65]=[.$B28];[Thong_Tin_Ngay_Nghi_201702.$C$3:.$C$65]) + SUMPRODUCT([Thong_Tin_Ngay_Nghi_201703.$B$3:.$B$68]=[.$B28];[Thong_Tin_Ngay_Nghi_201703.$C$3:.$C$68])" office:value-type="float" office:value="5">
            <text:p>5</text:p>
          </table:table-cell>
          <table:table-cell table:style-name="ce61" table:formula="of:=SUMPRODUCT([Thong_Tin_Ngay_Nghi_201701.$B$3:.$B$64]=[.$B28];[Thong_Tin_Ngay_Nghi_201701.$C$3:.$C$64]) +  SUMPRODUCT([Thong_Tin_Ngay_Nghi_201702.$B$3:.$B$65]=[.$B28];[Thong_Tin_Ngay_Nghi_201702.$C$3:.$C$65]) + SUMPRODUCT([Thong_Tin_Ngay_Nghi_201703.$B$3:.$B$68]=[.$B28];[Thong_Tin_Ngay_Nghi_201703.$C$3:.$C$68]) + SUMPRODUCT([Thong_Tin_Ngay_Nghi_201704.$B$3:.$B$70]=[.$B28];[Thong_Tin_Ngay_Nghi_201704.$C$3:.$C$70]) + SUMPRODUCT([Thong_Tin_Ngay_Nghi_201705.$B$3:.$B$70]=[.$B28];[Thong_Tin_Ngay_Nghi_201705.$C$3:.$C$70])" office:value-type="float" office:value="6">
            <text:p>6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2.5">
            <text:p>2.5</text:p>
          </table:table-cell>
          <table:table-cell table:number-columns-repeated="2" table:style-name="ce48"/>
          <table:table-cell table:style-name="ce48" table:formula="of:=[.I28]+[.K28] +[.J28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05-03T11:37:56.21">
            <text:p>05/03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4">
            <text:p>4</text:p>
          </table:table-cell>
          <table:table-cell table:style-name="ce56" table:formula="of:=SUMPRODUCT([Thong_Tin_Ngay_Nghi_201701.$B$3:.$B$64]=[.$B29];[Thong_Tin_Ngay_Nghi_201701.$C$3:.$C$64]) +  SUMPRODUCT([Thong_Tin_Ngay_Nghi_201702.$B$3:.$B$65]=[.$B29];[Thong_Tin_Ngay_Nghi_201702.$C$3:.$C$65]) + SUMPRODUCT([Thong_Tin_Ngay_Nghi_201703.$B$3:.$B$68]=[.$B29];[Thong_Tin_Ngay_Nghi_201703.$C$3:.$C$68])" office:value-type="float" office:value="9.5">
            <text:p>9.5</text:p>
          </table:table-cell>
          <table:table-cell table:style-name="ce61" table:formula="of:=SUMPRODUCT([Thong_Tin_Ngay_Nghi_201701.$B$3:.$B$64]=[.$B29];[Thong_Tin_Ngay_Nghi_201701.$C$3:.$C$64]) +  SUMPRODUCT([Thong_Tin_Ngay_Nghi_201702.$B$3:.$B$65]=[.$B29];[Thong_Tin_Ngay_Nghi_201702.$C$3:.$C$65]) + SUMPRODUCT([Thong_Tin_Ngay_Nghi_201703.$B$3:.$B$68]=[.$B29];[Thong_Tin_Ngay_Nghi_201703.$C$3:.$C$68]) + SUMPRODUCT([Thong_Tin_Ngay_Nghi_201704.$B$3:.$B$70]=[.$B29];[Thong_Tin_Ngay_Nghi_201704.$C$3:.$C$70]) + SUMPRODUCT([Thong_Tin_Ngay_Nghi_201705.$B$3:.$B$70]=[.$B29];[Thong_Tin_Ngay_Nghi_201705.$C$3:.$C$70])" office:value-type="float" office:value="9.5">
            <text:p>9.5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-4">
            <text:p>-4</text:p>
          </table:table-cell>
          <table:table-cell table:number-columns-repeated="2" table:style-name="ce48"/>
          <table:table-cell table:style-name="ce48" table:formula="of:=[.I29]+[.K29] +[.J29]" office:value-type="float" office:value="-4">
            <text:p>-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05-03T11:37:56.21">
            <text:p>05/03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4">
            <text:p>4</text:p>
          </table:table-cell>
          <table:table-cell table:style-name="ce56" table:formula="of:=SUMPRODUCT([Thong_Tin_Ngay_Nghi_201701.$B$3:.$B$64]=[.$B30];[Thong_Tin_Ngay_Nghi_201701.$C$3:.$C$64]) +  SUMPRODUCT([Thong_Tin_Ngay_Nghi_201702.$B$3:.$B$65]=[.$B30];[Thong_Tin_Ngay_Nghi_201702.$C$3:.$C$65]) + SUMPRODUCT([Thong_Tin_Ngay_Nghi_201703.$B$3:.$B$68]=[.$B30];[Thong_Tin_Ngay_Nghi_201703.$C$3:.$C$68])" office:value-type="float" office:value="2">
            <text:p>2</text:p>
          </table:table-cell>
          <table:table-cell table:style-name="ce61" table:formula="of:=SUMPRODUCT([Thong_Tin_Ngay_Nghi_201701.$B$3:.$B$64]=[.$B30];[Thong_Tin_Ngay_Nghi_201701.$C$3:.$C$64]) +  SUMPRODUCT([Thong_Tin_Ngay_Nghi_201702.$B$3:.$B$65]=[.$B30];[Thong_Tin_Ngay_Nghi_201702.$C$3:.$C$65]) + SUMPRODUCT([Thong_Tin_Ngay_Nghi_201703.$B$3:.$B$68]=[.$B30];[Thong_Tin_Ngay_Nghi_201703.$C$3:.$C$68]) + SUMPRODUCT([Thong_Tin_Ngay_Nghi_201704.$B$3:.$B$70]=[.$B30];[Thong_Tin_Ngay_Nghi_201704.$C$3:.$C$70]) + SUMPRODUCT([Thong_Tin_Ngay_Nghi_201705.$B$3:.$B$70]=[.$B30];[Thong_Tin_Ngay_Nghi_201705.$C$3:.$C$70])" office:value-type="float" office:value="2.5">
            <text:p>2.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3.5">
            <text:p>3.5</text:p>
          </table:table-cell>
          <table:table-cell table:number-columns-repeated="2" table:style-name="ce48"/>
          <table:table-cell table:style-name="ce48" table:formula="of:=[.I30]+[.K30] +[.J30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05-03T11:37:56.21">
            <text:p>05/03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4">
            <text:p>4</text:p>
          </table:table-cell>
          <table:table-cell table:style-name="ce56" table:formula="of:=SUMPRODUCT([Thong_Tin_Ngay_Nghi_201701.$B$3:.$B$64]=[.$B31];[Thong_Tin_Ngay_Nghi_201701.$C$3:.$C$64]) +  SUMPRODUCT([Thong_Tin_Ngay_Nghi_201702.$B$3:.$B$65]=[.$B31];[Thong_Tin_Ngay_Nghi_201702.$C$3:.$C$65]) + SUMPRODUCT([Thong_Tin_Ngay_Nghi_201703.$B$3:.$B$68]=[.$B31];[Thong_Tin_Ngay_Nghi_201703.$C$3:.$C$68])" office:value-type="float" office:value="6">
            <text:p>6</text:p>
          </table:table-cell>
          <table:table-cell table:style-name="ce61" table:formula="of:=SUMPRODUCT([Thong_Tin_Ngay_Nghi_201701.$B$3:.$B$64]=[.$B31];[Thong_Tin_Ngay_Nghi_201701.$C$3:.$C$64]) +  SUMPRODUCT([Thong_Tin_Ngay_Nghi_201702.$B$3:.$B$65]=[.$B31];[Thong_Tin_Ngay_Nghi_201702.$C$3:.$C$65]) + SUMPRODUCT([Thong_Tin_Ngay_Nghi_201703.$B$3:.$B$68]=[.$B31];[Thong_Tin_Ngay_Nghi_201703.$C$3:.$C$68]) + SUMPRODUCT([Thong_Tin_Ngay_Nghi_201704.$B$3:.$B$70]=[.$B31];[Thong_Tin_Ngay_Nghi_201704.$C$3:.$C$70]) + SUMPRODUCT([Thong_Tin_Ngay_Nghi_201705.$B$3:.$B$70]=[.$B31];[Thong_Tin_Ngay_Nghi_201705.$C$3:.$C$70])" office:value-type="float" office:value="6">
            <text:p>6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1]+[.K31] +[.J31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05-03T11:37:56.22">
            <text:p>05/03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56" table:formula="of:=SUMPRODUCT([Thong_Tin_Ngay_Nghi_201701.$B$3:.$B$64]=[.$B32];[Thong_Tin_Ngay_Nghi_201701.$C$3:.$C$64]) +  SUMPRODUCT([Thong_Tin_Ngay_Nghi_201702.$B$3:.$B$65]=[.$B32];[Thong_Tin_Ngay_Nghi_201702.$C$3:.$C$65]) + SUMPRODUCT([Thong_Tin_Ngay_Nghi_201703.$B$3:.$B$68]=[.$B32];[Thong_Tin_Ngay_Nghi_201703.$C$3:.$C$68])" office:value-type="float" office:value="5">
            <text:p>5</text:p>
          </table:table-cell>
          <table:table-cell table:style-name="ce61" table:formula="of:=SUMPRODUCT([Thong_Tin_Ngay_Nghi_201701.$B$3:.$B$64]=[.$B32];[Thong_Tin_Ngay_Nghi_201701.$C$3:.$C$64]) +  SUMPRODUCT([Thong_Tin_Ngay_Nghi_201702.$B$3:.$B$65]=[.$B32];[Thong_Tin_Ngay_Nghi_201702.$C$3:.$C$65]) + SUMPRODUCT([Thong_Tin_Ngay_Nghi_201703.$B$3:.$B$68]=[.$B32];[Thong_Tin_Ngay_Nghi_201703.$C$3:.$C$68]) + SUMPRODUCT([Thong_Tin_Ngay_Nghi_201704.$B$3:.$B$70]=[.$B32];[Thong_Tin_Ngay_Nghi_201704.$C$3:.$C$70]) + SUMPRODUCT([Thong_Tin_Ngay_Nghi_201705.$B$3:.$B$70]=[.$B32];[Thong_Tin_Ngay_Nghi_201705.$C$3:.$C$70])" office:value-type="float" office:value="7">
            <text:p>7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8"/>
          <table:table-cell table:style-name="ce48" table:formula="of:=[.I32]+[.K32] +[.J32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05-03T11:37:56.22">
            <text:p>05/03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56" table:formula="of:=SUMPRODUCT([Thong_Tin_Ngay_Nghi_201701.$B$3:.$B$64]=[.$B33];[Thong_Tin_Ngay_Nghi_201701.$C$3:.$C$64]) +  SUMPRODUCT([Thong_Tin_Ngay_Nghi_201702.$B$3:.$B$65]=[.$B33];[Thong_Tin_Ngay_Nghi_201702.$C$3:.$C$65]) + SUMPRODUCT([Thong_Tin_Ngay_Nghi_201703.$B$3:.$B$68]=[.$B33];[Thong_Tin_Ngay_Nghi_201703.$C$3:.$C$68])" office:value-type="float" office:value="3">
            <text:p>3</text:p>
          </table:table-cell>
          <table:table-cell table:style-name="ce61" table:formula="of:=SUMPRODUCT([Thong_Tin_Ngay_Nghi_201701.$B$3:.$B$64]=[.$B33];[Thong_Tin_Ngay_Nghi_201701.$C$3:.$C$64]) +  SUMPRODUCT([Thong_Tin_Ngay_Nghi_201702.$B$3:.$B$65]=[.$B33];[Thong_Tin_Ngay_Nghi_201702.$C$3:.$C$65]) + SUMPRODUCT([Thong_Tin_Ngay_Nghi_201703.$B$3:.$B$68]=[.$B33];[Thong_Tin_Ngay_Nghi_201703.$C$3:.$C$68]) + SUMPRODUCT([Thong_Tin_Ngay_Nghi_201704.$B$3:.$B$70]=[.$B33];[Thong_Tin_Ngay_Nghi_201704.$C$3:.$C$70]) + SUMPRODUCT([Thong_Tin_Ngay_Nghi_201705.$B$3:.$B$70]=[.$B33];[Thong_Tin_Ngay_Nghi_201705.$C$3:.$C$70])" office:value-type="float" office:value="3">
            <text:p>3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8"/>
          <table:table-cell table:style-name="ce48" table:formula="of:=[.I33]+[.K33] +[.J33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28">
            <text:p>28</text:p>
          </table:table-cell>
          <table:table-cell table:style-name="ce44" office:value-type="string">
            <text:p>Nam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34]);DATE(YEAR([.D34]);12;31);NOW())" office:value-type="date" office:date-value="2017-05-03T11:37:56.22">
            <text:p>05/03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">
            <text:p>1</text:p>
          </table:table-cell>
          <table:table-cell table:style-name="ce56" table:formula="of:=SUMPRODUCT([Thong_Tin_Ngay_Nghi_201701.$B$3:.$B$64]=[.$B34];[Thong_Tin_Ngay_Nghi_201701.$C$3:.$C$64]) +  SUMPRODUCT([Thong_Tin_Ngay_Nghi_201702.$B$3:.$B$65]=[.$B34];[Thong_Tin_Ngay_Nghi_201702.$C$3:.$C$65]) + SUMPRODUCT([Thong_Tin_Ngay_Nghi_201703.$B$3:.$B$68]=[.$B34];[Thong_Tin_Ngay_Nghi_201703.$C$3:.$C$68])" office:value-type="float" office:value="0">
            <text:p>0</text:p>
          </table:table-cell>
          <table:table-cell table:style-name="ce61" table:formula="of:=SUMPRODUCT([Thong_Tin_Ngay_Nghi_201701.$B$3:.$B$64]=[.$B34];[Thong_Tin_Ngay_Nghi_201701.$C$3:.$C$64]) +  SUMPRODUCT([Thong_Tin_Ngay_Nghi_201702.$B$3:.$B$65]=[.$B34];[Thong_Tin_Ngay_Nghi_201702.$C$3:.$C$65]) + SUMPRODUCT([Thong_Tin_Ngay_Nghi_201703.$B$3:.$B$68]=[.$B34];[Thong_Tin_Ngay_Nghi_201703.$C$3:.$C$68]) + SUMPRODUCT([Thong_Tin_Ngay_Nghi_201704.$B$3:.$B$70]=[.$B34];[Thong_Tin_Ngay_Nghi_201704.$C$3:.$C$70]) + SUMPRODUCT([Thong_Tin_Ngay_Nghi_201705.$B$3:.$B$70]=[.$B34];[Thong_Tin_Ngay_Nghi_201705.$C$3:.$C$70])" office:value-type="float" office:value="0">
            <text:p>0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number-columns-repeated="2" table:style-name="ce48"/>
          <table:table-cell table:style-name="ce48" table:formula="of:=[.I34]+[.K34] +[.J34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05-03T11:37:56.22">
            <text:p>05/03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6" table:formula="of:=SUMPRODUCT([Thong_Tin_Ngay_Nghi_201701.$B$3:.$B$64]=[.$B35];[Thong_Tin_Ngay_Nghi_201701.$C$3:.$C$64]) +  SUMPRODUCT([Thong_Tin_Ngay_Nghi_201702.$B$3:.$B$65]=[.$B35];[Thong_Tin_Ngay_Nghi_201702.$C$3:.$C$65]) + SUMPRODUCT([Thong_Tin_Ngay_Nghi_201703.$B$3:.$B$68]=[.$B35];[Thong_Tin_Ngay_Nghi_201703.$C$3:.$C$68])" office:value-type="float" office:value="2.5">
            <text:p>2.5</text:p>
          </table:table-cell>
          <table:table-cell table:style-name="ce61" table:formula="of:=SUMPRODUCT([Thong_Tin_Ngay_Nghi_201701.$B$3:.$B$64]=[.$B35];[Thong_Tin_Ngay_Nghi_201701.$C$3:.$C$64]) +  SUMPRODUCT([Thong_Tin_Ngay_Nghi_201702.$B$3:.$B$65]=[.$B35];[Thong_Tin_Ngay_Nghi_201702.$C$3:.$C$65]) + SUMPRODUCT([Thong_Tin_Ngay_Nghi_201703.$B$3:.$B$68]=[.$B35];[Thong_Tin_Ngay_Nghi_201703.$C$3:.$C$68]) + SUMPRODUCT([Thong_Tin_Ngay_Nghi_201704.$B$3:.$B$70]=[.$B35];[Thong_Tin_Ngay_Nghi_201704.$C$3:.$C$70]) + SUMPRODUCT([Thong_Tin_Ngay_Nghi_201705.$B$3:.$B$70]=[.$B35];[Thong_Tin_Ngay_Nghi_201705.$C$3:.$C$70])" office:value-type="float" office:value="3">
            <text:p>3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3">
            <text:p>3</text:p>
          </table:table-cell>
          <table:table-cell table:number-columns-repeated="2" table:style-name="ce48"/>
          <table:table-cell table:style-name="ce48" table:formula="of:=[.I35]+[.K35] +[.J35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05-03T11:37:56.22">
            <text:p>05/03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6" table:formula="of:=SUMPRODUCT([Thong_Tin_Ngay_Nghi_201701.$B$3:.$B$64]=[.$B36];[Thong_Tin_Ngay_Nghi_201701.$C$3:.$C$64]) +  SUMPRODUCT([Thong_Tin_Ngay_Nghi_201702.$B$3:.$B$65]=[.$B36];[Thong_Tin_Ngay_Nghi_201702.$C$3:.$C$65]) + SUMPRODUCT([Thong_Tin_Ngay_Nghi_201703.$B$3:.$B$68]=[.$B36];[Thong_Tin_Ngay_Nghi_201703.$C$3:.$C$68])" office:value-type="float" office:value="6.5">
            <text:p>6.5</text:p>
          </table:table-cell>
          <table:table-cell table:style-name="ce61" table:formula="of:=SUMPRODUCT([Thong_Tin_Ngay_Nghi_201701.$B$3:.$B$64]=[.$B36];[Thong_Tin_Ngay_Nghi_201701.$C$3:.$C$64]) +  SUMPRODUCT([Thong_Tin_Ngay_Nghi_201702.$B$3:.$B$65]=[.$B36];[Thong_Tin_Ngay_Nghi_201702.$C$3:.$C$65]) + SUMPRODUCT([Thong_Tin_Ngay_Nghi_201703.$B$3:.$B$68]=[.$B36];[Thong_Tin_Ngay_Nghi_201703.$C$3:.$C$68]) + SUMPRODUCT([Thong_Tin_Ngay_Nghi_201704.$B$3:.$B$70]=[.$B36];[Thong_Tin_Ngay_Nghi_201704.$C$3:.$C$70]) + SUMPRODUCT([Thong_Tin_Ngay_Nghi_201705.$B$3:.$B$70]=[.$B36];[Thong_Tin_Ngay_Nghi_201705.$C$3:.$C$70])" office:value-type="float" office:value="6.5">
            <text:p>6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0.5">
            <text:p>0.5</text:p>
          </table:table-cell>
          <table:table-cell table:number-columns-repeated="2" table:style-name="ce48"/>
          <table:table-cell table:style-name="ce48" table:formula="of:=[.I36]+[.K36] +[.J36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05-03T11:37:56.22">
            <text:p>05/03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56" table:formula="of:=SUMPRODUCT([Thong_Tin_Ngay_Nghi_201701.$B$3:.$B$64]=[.$B37];[Thong_Tin_Ngay_Nghi_201701.$C$3:.$C$64]) +  SUMPRODUCT([Thong_Tin_Ngay_Nghi_201702.$B$3:.$B$65]=[.$B37];[Thong_Tin_Ngay_Nghi_201702.$C$3:.$C$65]) + SUMPRODUCT([Thong_Tin_Ngay_Nghi_201703.$B$3:.$B$68]=[.$B37];[Thong_Tin_Ngay_Nghi_201703.$C$3:.$C$68])" office:value-type="float" office:value="5">
            <text:p>5</text:p>
          </table:table-cell>
          <table:table-cell table:style-name="ce61" table:formula="of:=SUMPRODUCT([Thong_Tin_Ngay_Nghi_201701.$B$3:.$B$64]=[.$B37];[Thong_Tin_Ngay_Nghi_201701.$C$3:.$C$64]) +  SUMPRODUCT([Thong_Tin_Ngay_Nghi_201702.$B$3:.$B$65]=[.$B37];[Thong_Tin_Ngay_Nghi_201702.$C$3:.$C$65]) + SUMPRODUCT([Thong_Tin_Ngay_Nghi_201703.$B$3:.$B$68]=[.$B37];[Thong_Tin_Ngay_Nghi_201703.$C$3:.$C$68]) + SUMPRODUCT([Thong_Tin_Ngay_Nghi_201704.$B$3:.$B$70]=[.$B37];[Thong_Tin_Ngay_Nghi_201704.$C$3:.$C$70]) + SUMPRODUCT([Thong_Tin_Ngay_Nghi_201705.$B$3:.$B$70]=[.$B37];[Thong_Tin_Ngay_Nghi_201705.$C$3:.$C$70])" office:value-type="float" office:value="7.5">
            <text:p>7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8"/>
          <table:table-cell table:style-name="ce48" table:formula="of:=[.I37]+[.K37] +[.J37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05-03T11:37:56.22">
            <text:p>05/03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56" table:formula="of:=SUMPRODUCT([Thong_Tin_Ngay_Nghi_201701.$B$3:.$B$64]=[.$B38];[Thong_Tin_Ngay_Nghi_201701.$C$3:.$C$64]) +  SUMPRODUCT([Thong_Tin_Ngay_Nghi_201702.$B$3:.$B$65]=[.$B38];[Thong_Tin_Ngay_Nghi_201702.$C$3:.$C$65]) + SUMPRODUCT([Thong_Tin_Ngay_Nghi_201703.$B$3:.$B$68]=[.$B38];[Thong_Tin_Ngay_Nghi_201703.$C$3:.$C$68])" office:value-type="float" office:value="4.5">
            <text:p>4.5</text:p>
          </table:table-cell>
          <table:table-cell table:style-name="ce61" table:formula="of:=SUMPRODUCT([Thong_Tin_Ngay_Nghi_201701.$B$3:.$B$64]=[.$B38];[Thong_Tin_Ngay_Nghi_201701.$C$3:.$C$64]) +  SUMPRODUCT([Thong_Tin_Ngay_Nghi_201702.$B$3:.$B$65]=[.$B38];[Thong_Tin_Ngay_Nghi_201702.$C$3:.$C$65]) + SUMPRODUCT([Thong_Tin_Ngay_Nghi_201703.$B$3:.$B$68]=[.$B38];[Thong_Tin_Ngay_Nghi_201703.$C$3:.$C$68]) + SUMPRODUCT([Thong_Tin_Ngay_Nghi_201704.$B$3:.$B$70]=[.$B38];[Thong_Tin_Ngay_Nghi_201704.$C$3:.$C$70]) + SUMPRODUCT([Thong_Tin_Ngay_Nghi_201705.$B$3:.$B$70]=[.$B38];[Thong_Tin_Ngay_Nghi_201705.$C$3:.$C$70])" office:value-type="float" office:value="5.5">
            <text:p>5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0.5">
            <text:p>0.5</text:p>
          </table:table-cell>
          <table:table-cell table:number-columns-repeated="2" table:style-name="ce48"/>
          <table:table-cell table:style-name="ce48" table:formula="of:=[.I38]+[.K38] +[.J38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05-03T11:37:56.23">
            <text:p>05/03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6" table:formula="of:=SUMPRODUCT([Thong_Tin_Ngay_Nghi_201701.$B$3:.$B$64]=[.$B39];[Thong_Tin_Ngay_Nghi_201701.$C$3:.$C$64]) +  SUMPRODUCT([Thong_Tin_Ngay_Nghi_201702.$B$3:.$B$65]=[.$B39];[Thong_Tin_Ngay_Nghi_201702.$C$3:.$C$65]) + SUMPRODUCT([Thong_Tin_Ngay_Nghi_201703.$B$3:.$B$68]=[.$B39];[Thong_Tin_Ngay_Nghi_201703.$C$3:.$C$68])" office:value-type="float" office:value="1">
            <text:p>1</text:p>
          </table:table-cell>
          <table:table-cell table:style-name="ce61" table:formula="of:=SUMPRODUCT([Thong_Tin_Ngay_Nghi_201701.$B$3:.$B$64]=[.$B39];[Thong_Tin_Ngay_Nghi_201701.$C$3:.$C$64]) +  SUMPRODUCT([Thong_Tin_Ngay_Nghi_201702.$B$3:.$B$65]=[.$B39];[Thong_Tin_Ngay_Nghi_201702.$C$3:.$C$65]) + SUMPRODUCT([Thong_Tin_Ngay_Nghi_201703.$B$3:.$B$68]=[.$B39];[Thong_Tin_Ngay_Nghi_201703.$C$3:.$C$68]) + SUMPRODUCT([Thong_Tin_Ngay_Nghi_201704.$B$3:.$B$70]=[.$B39];[Thong_Tin_Ngay_Nghi_201704.$C$3:.$C$70]) + SUMPRODUCT([Thong_Tin_Ngay_Nghi_201705.$B$3:.$B$70]=[.$B39];[Thong_Tin_Ngay_Nghi_201705.$C$3:.$C$70])" office:value-type="float" office:value="1">
            <text:p>1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4">
            <text:p>4</text:p>
          </table:table-cell>
          <table:table-cell table:number-columns-repeated="2" table:style-name="ce48"/>
          <table:table-cell table:style-name="ce48" table:formula="of:=[.I39]+[.K39] +[.J39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05-03T11:37:56.23">
            <text:p>05/03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56" table:formula="of:=SUMPRODUCT([Thong_Tin_Ngay_Nghi_201701.$B$3:.$B$64]=[.$B40];[Thong_Tin_Ngay_Nghi_201701.$C$3:.$C$64]) +  SUMPRODUCT([Thong_Tin_Ngay_Nghi_201702.$B$3:.$B$65]=[.$B40];[Thong_Tin_Ngay_Nghi_201702.$C$3:.$C$65]) + SUMPRODUCT([Thong_Tin_Ngay_Nghi_201703.$B$3:.$B$68]=[.$B40];[Thong_Tin_Ngay_Nghi_201703.$C$3:.$C$68])" office:value-type="float" office:value="4.5">
            <text:p>4.5</text:p>
          </table:table-cell>
          <table:table-cell table:style-name="ce61" table:formula="of:=SUMPRODUCT([Thong_Tin_Ngay_Nghi_201701.$B$3:.$B$64]=[.$B40];[Thong_Tin_Ngay_Nghi_201701.$C$3:.$C$64]) +  SUMPRODUCT([Thong_Tin_Ngay_Nghi_201702.$B$3:.$B$65]=[.$B40];[Thong_Tin_Ngay_Nghi_201702.$C$3:.$C$65]) + SUMPRODUCT([Thong_Tin_Ngay_Nghi_201703.$B$3:.$B$68]=[.$B40];[Thong_Tin_Ngay_Nghi_201703.$C$3:.$C$68]) + SUMPRODUCT([Thong_Tin_Ngay_Nghi_201704.$B$3:.$B$70]=[.$B40];[Thong_Tin_Ngay_Nghi_201704.$C$3:.$C$70]) + SUMPRODUCT([Thong_Tin_Ngay_Nghi_201705.$B$3:.$B$70]=[.$B40];[Thong_Tin_Ngay_Nghi_201705.$C$3:.$C$70])" office:value-type="float" office:value="5">
            <text:p>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3.5">
            <text:p>3.5</text:p>
          </table:table-cell>
          <table:table-cell table:number-columns-repeated="2" table:style-name="ce48"/>
          <table:table-cell table:style-name="ce48" table:formula="of:=[.I40]+[.K40] +[.J40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05-03T11:37:56.23">
            <text:p>05/03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6" table:formula="of:=SUMPRODUCT([Thong_Tin_Ngay_Nghi_201701.$B$3:.$B$64]=[.$B41];[Thong_Tin_Ngay_Nghi_201701.$C$3:.$C$64]) +  SUMPRODUCT([Thong_Tin_Ngay_Nghi_201702.$B$3:.$B$65]=[.$B41];[Thong_Tin_Ngay_Nghi_201702.$C$3:.$C$65]) + SUMPRODUCT([Thong_Tin_Ngay_Nghi_201703.$B$3:.$B$68]=[.$B41];[Thong_Tin_Ngay_Nghi_201703.$C$3:.$C$68])" office:value-type="float" office:value="1.5">
            <text:p>1.5</text:p>
          </table:table-cell>
          <table:table-cell table:style-name="ce61" table:formula="of:=SUMPRODUCT([Thong_Tin_Ngay_Nghi_201701.$B$3:.$B$64]=[.$B41];[Thong_Tin_Ngay_Nghi_201701.$C$3:.$C$64]) +  SUMPRODUCT([Thong_Tin_Ngay_Nghi_201702.$B$3:.$B$65]=[.$B41];[Thong_Tin_Ngay_Nghi_201702.$C$3:.$C$65]) + SUMPRODUCT([Thong_Tin_Ngay_Nghi_201703.$B$3:.$B$68]=[.$B41];[Thong_Tin_Ngay_Nghi_201703.$C$3:.$C$68]) + SUMPRODUCT([Thong_Tin_Ngay_Nghi_201704.$B$3:.$B$70]=[.$B41];[Thong_Tin_Ngay_Nghi_201704.$C$3:.$C$70]) + SUMPRODUCT([Thong_Tin_Ngay_Nghi_201705.$B$3:.$B$70]=[.$B41];[Thong_Tin_Ngay_Nghi_201705.$C$3:.$C$70])" office:value-type="float" office:value="3">
            <text:p>3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number-columns-repeated="2" table:style-name="ce48"/>
          <table:table-cell table:style-name="ce48" table:formula="of:=[.I41]+[.K41] +[.J41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05-03T11:37:56.23">
            <text:p>05/03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56" table:formula="of:=SUMPRODUCT([Thong_Tin_Ngay_Nghi_201701.$B$3:.$B$64]=[.$B42];[Thong_Tin_Ngay_Nghi_201701.$C$3:.$C$64]) +  SUMPRODUCT([Thong_Tin_Ngay_Nghi_201702.$B$3:.$B$65]=[.$B42];[Thong_Tin_Ngay_Nghi_201702.$C$3:.$C$65]) + SUMPRODUCT([Thong_Tin_Ngay_Nghi_201703.$B$3:.$B$68]=[.$B42];[Thong_Tin_Ngay_Nghi_201703.$C$3:.$C$68])" office:value-type="float" office:value="2">
            <text:p>2</text:p>
          </table:table-cell>
          <table:table-cell table:style-name="ce61" table:formula="of:=SUMPRODUCT([Thong_Tin_Ngay_Nghi_201701.$B$3:.$B$64]=[.$B42];[Thong_Tin_Ngay_Nghi_201701.$C$3:.$C$64]) +  SUMPRODUCT([Thong_Tin_Ngay_Nghi_201702.$B$3:.$B$65]=[.$B42];[Thong_Tin_Ngay_Nghi_201702.$C$3:.$C$65]) + SUMPRODUCT([Thong_Tin_Ngay_Nghi_201703.$B$3:.$B$68]=[.$B42];[Thong_Tin_Ngay_Nghi_201703.$C$3:.$C$68]) + SUMPRODUCT([Thong_Tin_Ngay_Nghi_201704.$B$3:.$B$70]=[.$B42];[Thong_Tin_Ngay_Nghi_201704.$C$3:.$C$70]) + SUMPRODUCT([Thong_Tin_Ngay_Nghi_201705.$B$3:.$B$70]=[.$B42];[Thong_Tin_Ngay_Nghi_201705.$C$3:.$C$70])" office:value-type="float" office:value="2">
            <text:p>2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2.5">
            <text:p>2.5</text:p>
          </table:table-cell>
          <table:table-cell table:number-columns-repeated="2" table:style-name="ce48"/>
          <table:table-cell table:style-name="ce48" table:formula="of:=[.I42]+[.K42] +[.J42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3">
          <table:table-cell table:style-name="ce42" office:value-type="float" office:value="37">
            <text:p>37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05-03T11:37:56.23">
            <text:p>05/03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6" table:formula="of:=SUMPRODUCT([Thong_Tin_Ngay_Nghi_201701.$B$3:.$B$64]=[.$B43];[Thong_Tin_Ngay_Nghi_201701.$C$3:.$C$64]) +  SUMPRODUCT([Thong_Tin_Ngay_Nghi_201702.$B$3:.$B$65]=[.$B43];[Thong_Tin_Ngay_Nghi_201702.$C$3:.$C$65]) + SUMPRODUCT([Thong_Tin_Ngay_Nghi_201703.$B$3:.$B$68]=[.$B43];[Thong_Tin_Ngay_Nghi_201703.$C$3:.$C$68])" office:value-type="float" office:value="18.5">
            <text:p>18.5</text:p>
          </table:table-cell>
          <table:table-cell table:style-name="ce61" table:formula="of:=SUMPRODUCT([Thong_Tin_Ngay_Nghi_201701.$B$3:.$B$64]=[.$B43];[Thong_Tin_Ngay_Nghi_201701.$C$3:.$C$64]) +  SUMPRODUCT([Thong_Tin_Ngay_Nghi_201702.$B$3:.$B$65]=[.$B43];[Thong_Tin_Ngay_Nghi_201702.$C$3:.$C$65]) + SUMPRODUCT([Thong_Tin_Ngay_Nghi_201703.$B$3:.$B$68]=[.$B43];[Thong_Tin_Ngay_Nghi_201703.$C$3:.$C$68]) + SUMPRODUCT([Thong_Tin_Ngay_Nghi_201704.$B$3:.$B$70]=[.$B43];[Thong_Tin_Ngay_Nghi_201704.$C$3:.$C$70]) + SUMPRODUCT([Thong_Tin_Ngay_Nghi_201705.$B$3:.$B$70]=[.$B43];[Thong_Tin_Ngay_Nghi_201705.$C$3:.$C$70])" office:value-type="float" office:value="34">
            <text:p>34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-26.5">
            <text:p>-26.5</text:p>
          </table:table-cell>
          <table:table-cell table:style-name="ce48"/>
          <table:table-cell table:style-name="ce48" table:formula="of:=1.5+6+4.5+6.5" office:value-type="float" office:value="18.5">
            <text:p>18.5</text:p>
          </table:table-cell>
          <table:table-cell table:style-name="ce48" table:formula="of:=[.I43]+[.K43] +[.J43]" office:value-type="float" office:value="-8">
            <text:p>-8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4]);DATE(YEAR([.D44]);12;31);NOW())" office:value-type="date" office:date-value="2017-05-03T11:37:56.24">
            <text:p>05/03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6" table:formula="of:=SUMPRODUCT([Thong_Tin_Ngay_Nghi_201701.$B$3:.$B$64]=[.$B44];[Thong_Tin_Ngay_Nghi_201701.$C$3:.$C$64]) +  SUMPRODUCT([Thong_Tin_Ngay_Nghi_201702.$B$3:.$B$65]=[.$B44];[Thong_Tin_Ngay_Nghi_201702.$C$3:.$C$65]) + SUMPRODUCT([Thong_Tin_Ngay_Nghi_201703.$B$3:.$B$68]=[.$B44];[Thong_Tin_Ngay_Nghi_201703.$C$3:.$C$68])" office:value-type="float" office:value="5">
            <text:p>5</text:p>
          </table:table-cell>
          <table:table-cell table:style-name="ce61" table:formula="of:=SUMPRODUCT([Thong_Tin_Ngay_Nghi_201701.$B$3:.$B$64]=[.$B44];[Thong_Tin_Ngay_Nghi_201701.$C$3:.$C$64]) +  SUMPRODUCT([Thong_Tin_Ngay_Nghi_201702.$B$3:.$B$65]=[.$B44];[Thong_Tin_Ngay_Nghi_201702.$C$3:.$C$65]) + SUMPRODUCT([Thong_Tin_Ngay_Nghi_201703.$B$3:.$B$68]=[.$B44];[Thong_Tin_Ngay_Nghi_201703.$C$3:.$C$68]) + SUMPRODUCT([Thong_Tin_Ngay_Nghi_201704.$B$3:.$B$70]=[.$B44];[Thong_Tin_Ngay_Nghi_201704.$C$3:.$C$70]) + SUMPRODUCT([Thong_Tin_Ngay_Nghi_201705.$B$3:.$B$70]=[.$B44];[Thong_Tin_Ngay_Nghi_201705.$C$3:.$C$70])" office:value-type="float" office:value="5.5">
            <text:p>5.5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-1.5">
            <text:p>-1.5</text:p>
          </table:table-cell>
          <table:table-cell table:style-name="ce48"/>
          <table:table-cell table:style-name="ce48" table:formula="of:=1" office:value-type="float" office:value="1">
            <text:p>1</text:p>
          </table:table-cell>
          <table:table-cell table:style-name="ce48" table:formula="of:=[.I44]+[.K44] +[.J44]" office:value-type="float" office:value="-0.5">
            <text:p>-0.5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39">
            <text:p>39</text:p>
          </table:table-cell>
          <table:table-cell table:style-name="ce44" office:value-type="string">
            <text:p>SonL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45]);DATE(YEAR([.D45]);12;31);NOW())" office:value-type="date" office:date-value="2017-05-03T11:37:56.24">
            <text:p>05/03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">
            <text:p>1</text:p>
          </table:table-cell>
          <table:table-cell table:style-name="ce56" table:formula="of:=SUMPRODUCT([Thong_Tin_Ngay_Nghi_201701.$B$3:.$B$64]=[.$B45];[Thong_Tin_Ngay_Nghi_201701.$C$3:.$C$64]) +  SUMPRODUCT([Thong_Tin_Ngay_Nghi_201702.$B$3:.$B$65]=[.$B45];[Thong_Tin_Ngay_Nghi_201702.$C$3:.$C$65]) + SUMPRODUCT([Thong_Tin_Ngay_Nghi_201703.$B$3:.$B$68]=[.$B45];[Thong_Tin_Ngay_Nghi_201703.$C$3:.$C$68])" office:value-type="float" office:value="0">
            <text:p>0</text:p>
          </table:table-cell>
          <table:table-cell table:style-name="ce61" table:formula="of:=SUMPRODUCT([Thong_Tin_Ngay_Nghi_201701.$B$3:.$B$64]=[.$B45];[Thong_Tin_Ngay_Nghi_201701.$C$3:.$C$64]) +  SUMPRODUCT([Thong_Tin_Ngay_Nghi_201702.$B$3:.$B$65]=[.$B45];[Thong_Tin_Ngay_Nghi_201702.$C$3:.$C$65]) + SUMPRODUCT([Thong_Tin_Ngay_Nghi_201703.$B$3:.$B$68]=[.$B45];[Thong_Tin_Ngay_Nghi_201703.$C$3:.$C$68]) + SUMPRODUCT([Thong_Tin_Ngay_Nghi_201704.$B$3:.$B$70]=[.$B45];[Thong_Tin_Ngay_Nghi_201704.$C$3:.$C$70]) + SUMPRODUCT([Thong_Tin_Ngay_Nghi_201705.$B$3:.$B$70]=[.$B45];[Thong_Tin_Ngay_Nghi_201705.$C$3:.$C$70])" office:value-type="float" office:value="0">
            <text:p>0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1">
            <text:p>1</text:p>
          </table:table-cell>
          <table:table-cell table:number-columns-repeated="2" table:style-name="ce48"/>
          <table:table-cell table:style-name="ce48" table:formula="of:=[.I45]+[.K45] +[.J45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PX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6]);DATE(YEAR([.D46]);12;31);NOW())" office:value-type="date" office:date-value="2017-05-03T11:37:56.24">
            <text:p>05/03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4">
            <text:p>4</text:p>
          </table:table-cell>
          <table:table-cell table:style-name="ce56" table:formula="of:=SUMPRODUCT([Thong_Tin_Ngay_Nghi_201701.$B$3:.$B$64]=[.$B46];[Thong_Tin_Ngay_Nghi_201701.$C$3:.$C$64]) +  SUMPRODUCT([Thong_Tin_Ngay_Nghi_201702.$B$3:.$B$65]=[.$B46];[Thong_Tin_Ngay_Nghi_201702.$C$3:.$C$65]) + SUMPRODUCT([Thong_Tin_Ngay_Nghi_201703.$B$3:.$B$68]=[.$B46];[Thong_Tin_Ngay_Nghi_201703.$C$3:.$C$68])" office:value-type="float" office:value="6.5">
            <text:p>6.5</text:p>
          </table:table-cell>
          <table:table-cell table:style-name="ce61" table:formula="of:=SUMPRODUCT([Thong_Tin_Ngay_Nghi_201701.$B$3:.$B$64]=[.$B46];[Thong_Tin_Ngay_Nghi_201701.$C$3:.$C$64]) +  SUMPRODUCT([Thong_Tin_Ngay_Nghi_201702.$B$3:.$B$65]=[.$B46];[Thong_Tin_Ngay_Nghi_201702.$C$3:.$C$65]) + SUMPRODUCT([Thong_Tin_Ngay_Nghi_201703.$B$3:.$B$68]=[.$B46];[Thong_Tin_Ngay_Nghi_201703.$C$3:.$C$68]) + SUMPRODUCT([Thong_Tin_Ngay_Nghi_201704.$B$3:.$B$70]=[.$B46];[Thong_Tin_Ngay_Nghi_201704.$C$3:.$C$70]) + SUMPRODUCT([Thong_Tin_Ngay_Nghi_201705.$B$3:.$B$70]=[.$B46];[Thong_Tin_Ngay_Nghi_201705.$C$3:.$C$70])" office:value-type="float" office:value="6.5">
            <text:p>6.5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2.5">
            <text:p>2.5</text:p>
          </table:table-cell>
          <table:table-cell table:number-columns-repeated="2" table:style-name="ce48"/>
          <table:table-cell table:style-name="ce48" table:formula="of:=[.I46]+[.K46] +[.J46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05-03T11:37:56.24">
            <text:p>05/03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4">
            <text:p>4</text:p>
          </table:table-cell>
          <table:table-cell table:style-name="ce56" table:formula="of:=SUMPRODUCT([Thong_Tin_Ngay_Nghi_201701.$B$3:.$B$64]=[.$B47];[Thong_Tin_Ngay_Nghi_201701.$C$3:.$C$64]) +  SUMPRODUCT([Thong_Tin_Ngay_Nghi_201702.$B$3:.$B$65]=[.$B47];[Thong_Tin_Ngay_Nghi_201702.$C$3:.$C$65]) + SUMPRODUCT([Thong_Tin_Ngay_Nghi_201703.$B$3:.$B$68]=[.$B47];[Thong_Tin_Ngay_Nghi_201703.$C$3:.$C$68])" office:value-type="float" office:value="4.5">
            <text:p>4.5</text:p>
          </table:table-cell>
          <table:table-cell table:style-name="ce61" table:formula="of:=SUMPRODUCT([Thong_Tin_Ngay_Nghi_201701.$B$3:.$B$64]=[.$B47];[Thong_Tin_Ngay_Nghi_201701.$C$3:.$C$64]) +  SUMPRODUCT([Thong_Tin_Ngay_Nghi_201702.$B$3:.$B$65]=[.$B47];[Thong_Tin_Ngay_Nghi_201702.$C$3:.$C$65]) + SUMPRODUCT([Thong_Tin_Ngay_Nghi_201703.$B$3:.$B$68]=[.$B47];[Thong_Tin_Ngay_Nghi_201703.$C$3:.$C$68]) + SUMPRODUCT([Thong_Tin_Ngay_Nghi_201704.$B$3:.$B$70]=[.$B47];[Thong_Tin_Ngay_Nghi_201704.$C$3:.$C$70]) + SUMPRODUCT([Thong_Tin_Ngay_Nghi_201705.$B$3:.$B$70]=[.$B47];[Thong_Tin_Ngay_Nghi_201705.$C$3:.$C$70])" office:value-type="float" office:value="7">
            <text:p>7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1">
            <text:p>1</text:p>
          </table:table-cell>
          <table:table-cell table:number-columns-repeated="2" table:style-name="ce48"/>
          <table:table-cell table:style-name="ce48" table:formula="of:=[.I47]+[.K47] +[.J47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8]);DATE(YEAR([.D48]);12;31);NOW())" office:value-type="date" office:date-value="2017-05-03T11:37:56.24">
            <text:p>05/03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4">
            <text:p>4</text:p>
          </table:table-cell>
          <table:table-cell table:style-name="ce56" table:formula="of:=SUMPRODUCT([Thong_Tin_Ngay_Nghi_201701.$B$3:.$B$64]=[.$B48];[Thong_Tin_Ngay_Nghi_201701.$C$3:.$C$64]) +  SUMPRODUCT([Thong_Tin_Ngay_Nghi_201702.$B$3:.$B$65]=[.$B48];[Thong_Tin_Ngay_Nghi_201702.$C$3:.$C$65]) + SUMPRODUCT([Thong_Tin_Ngay_Nghi_201703.$B$3:.$B$68]=[.$B48];[Thong_Tin_Ngay_Nghi_201703.$C$3:.$C$68])" office:value-type="float" office:value="8.5">
            <text:p>8.5</text:p>
          </table:table-cell>
          <table:table-cell table:style-name="ce61" table:formula="of:=SUMPRODUCT([Thong_Tin_Ngay_Nghi_201701.$B$3:.$B$64]=[.$B48];[Thong_Tin_Ngay_Nghi_201701.$C$3:.$C$64]) +  SUMPRODUCT([Thong_Tin_Ngay_Nghi_201702.$B$3:.$B$65]=[.$B48];[Thong_Tin_Ngay_Nghi_201702.$C$3:.$C$65]) + SUMPRODUCT([Thong_Tin_Ngay_Nghi_201703.$B$3:.$B$68]=[.$B48];[Thong_Tin_Ngay_Nghi_201703.$C$3:.$C$68]) + SUMPRODUCT([Thong_Tin_Ngay_Nghi_201704.$B$3:.$B$70]=[.$B48];[Thong_Tin_Ngay_Nghi_201704.$C$3:.$C$70]) + SUMPRODUCT([Thong_Tin_Ngay_Nghi_201705.$B$3:.$B$70]=[.$B48];[Thong_Tin_Ngay_Nghi_201705.$C$3:.$C$70])" office:value-type="float" office:value="16">
            <text:p>16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-10">
            <text:p>-10</text:p>
          </table:table-cell>
          <table:table-cell table:number-columns-repeated="2" table:style-name="ce48"/>
          <table:table-cell table:style-name="ce48" table:formula="of:=[.I48]+[.K48] +[.J48]" office:value-type="float" office:value="-10">
            <text:p>-10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49]);DATE(YEAR([.D49]);12;31);NOW())" office:value-type="date" office:date-value="2017-05-03T11:37:56.24">
            <text:p>05/03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2">
            <text:p>2</text:p>
          </table:table-cell>
          <table:table-cell table:style-name="ce56" table:formula="of:=SUMPRODUCT([Thong_Tin_Ngay_Nghi_201701.$B$3:.$B$64]=[.$B49];[Thong_Tin_Ngay_Nghi_201701.$C$3:.$C$64]) +  SUMPRODUCT([Thong_Tin_Ngay_Nghi_201702.$B$3:.$B$65]=[.$B49];[Thong_Tin_Ngay_Nghi_201702.$C$3:.$C$65]) + SUMPRODUCT([Thong_Tin_Ngay_Nghi_201703.$B$3:.$B$68]=[.$B49];[Thong_Tin_Ngay_Nghi_201703.$C$3:.$C$68])" office:value-type="float" office:value="0">
            <text:p>0</text:p>
          </table:table-cell>
          <table:table-cell table:style-name="ce61" table:formula="of:=SUMPRODUCT([Thong_Tin_Ngay_Nghi_201701.$B$3:.$B$64]=[.$B49];[Thong_Tin_Ngay_Nghi_201701.$C$3:.$C$64]) +  SUMPRODUCT([Thong_Tin_Ngay_Nghi_201702.$B$3:.$B$65]=[.$B49];[Thong_Tin_Ngay_Nghi_201702.$C$3:.$C$65]) + SUMPRODUCT([Thong_Tin_Ngay_Nghi_201703.$B$3:.$B$68]=[.$B49];[Thong_Tin_Ngay_Nghi_201703.$C$3:.$C$68]) + SUMPRODUCT([Thong_Tin_Ngay_Nghi_201704.$B$3:.$B$70]=[.$B49];[Thong_Tin_Ngay_Nghi_201704.$C$3:.$C$70]) + SUMPRODUCT([Thong_Tin_Ngay_Nghi_201705.$B$3:.$B$70]=[.$B49];[Thong_Tin_Ngay_Nghi_201705.$C$3:.$C$70])" office:value-type="float" office:value="0">
            <text:p>0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8"/>
          <table:table-cell table:style-name="ce48" table:formula="of:=[.I49]+[.K49] +[.J49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inh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05-03T11:37:56.25">
            <text:p>05/03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4">
            <text:p>4</text:p>
          </table:table-cell>
          <table:table-cell table:style-name="ce56" table:formula="of:=SUMPRODUCT([Thong_Tin_Ngay_Nghi_201701.$B$3:.$B$64]=[.$B50];[Thong_Tin_Ngay_Nghi_201701.$C$3:.$C$64]) +  SUMPRODUCT([Thong_Tin_Ngay_Nghi_201702.$B$3:.$B$65]=[.$B50];[Thong_Tin_Ngay_Nghi_201702.$C$3:.$C$65]) + SUMPRODUCT([Thong_Tin_Ngay_Nghi_201703.$B$3:.$B$68]=[.$B50];[Thong_Tin_Ngay_Nghi_201703.$C$3:.$C$68])" office:value-type="float" office:value="18">
            <text:p>18</text:p>
          </table:table-cell>
          <table:table-cell table:style-name="ce61" table:formula="of:=SUMPRODUCT([Thong_Tin_Ngay_Nghi_201701.$B$3:.$B$64]=[.$B50];[Thong_Tin_Ngay_Nghi_201701.$C$3:.$C$64]) +  SUMPRODUCT([Thong_Tin_Ngay_Nghi_201702.$B$3:.$B$65]=[.$B50];[Thong_Tin_Ngay_Nghi_201702.$C$3:.$C$65]) + SUMPRODUCT([Thong_Tin_Ngay_Nghi_201703.$B$3:.$B$68]=[.$B50];[Thong_Tin_Ngay_Nghi_201703.$C$3:.$C$68]) + SUMPRODUCT([Thong_Tin_Ngay_Nghi_201704.$B$3:.$B$70]=[.$B50];[Thong_Tin_Ngay_Nghi_201704.$C$3:.$C$70]) + SUMPRODUCT([Thong_Tin_Ngay_Nghi_201705.$B$3:.$B$70]=[.$B50];[Thong_Tin_Ngay_Nghi_201705.$C$3:.$C$70])" office:value-type="float" office:value="18.5">
            <text:p>18.5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-14.5">
            <text:p>-14.5</text:p>
          </table:table-cell>
          <table:table-cell table:style-name="ce48"/>
          <table:table-cell table:style-name="ce48" table:formula="of:=4.5+6" office:value-type="float" office:value="10.5">
            <text:p>10.5</text:p>
          </table:table-cell>
          <table:table-cell table:style-name="ce48" table:formula="of:=[.I50]+[.K50] +[.J50]" office:value-type="float" office:value="-4">
            <text:p>-4</text:p>
          </table:table-cell>
          <table:table-cell table:style-name="ce62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05-03T11:37:56.25">
            <text:p>05/03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4">
            <text:p>4</text:p>
          </table:table-cell>
          <table:table-cell table:style-name="ce56" table:formula="of:=SUMPRODUCT([Thong_Tin_Ngay_Nghi_201701.$B$3:.$B$64]=[.$B51];[Thong_Tin_Ngay_Nghi_201701.$C$3:.$C$64]) +  SUMPRODUCT([Thong_Tin_Ngay_Nghi_201702.$B$3:.$B$65]=[.$B51];[Thong_Tin_Ngay_Nghi_201702.$C$3:.$C$65]) + SUMPRODUCT([Thong_Tin_Ngay_Nghi_201703.$B$3:.$B$68]=[.$B51];[Thong_Tin_Ngay_Nghi_201703.$C$3:.$C$68])" office:value-type="float" office:value="20.5">
            <text:p>20.5</text:p>
          </table:table-cell>
          <table:table-cell table:style-name="ce61" table:formula="of:=SUMPRODUCT([Thong_Tin_Ngay_Nghi_201701.$B$3:.$B$64]=[.$B51];[Thong_Tin_Ngay_Nghi_201701.$C$3:.$C$64]) +  SUMPRODUCT([Thong_Tin_Ngay_Nghi_201702.$B$3:.$B$65]=[.$B51];[Thong_Tin_Ngay_Nghi_201702.$C$3:.$C$65]) + SUMPRODUCT([Thong_Tin_Ngay_Nghi_201703.$B$3:.$B$68]=[.$B51];[Thong_Tin_Ngay_Nghi_201703.$C$3:.$C$68]) + SUMPRODUCT([Thong_Tin_Ngay_Nghi_201704.$B$3:.$B$70]=[.$B51];[Thong_Tin_Ngay_Nghi_201704.$C$3:.$C$70]) + SUMPRODUCT([Thong_Tin_Ngay_Nghi_201705.$B$3:.$B$70]=[.$B51];[Thong_Tin_Ngay_Nghi_201705.$C$3:.$C$70])" office:value-type="float" office:value="22.5">
            <text:p>22.5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16">
            <text:p>-16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51]+[.K51] +[.J51]" office:value-type="float" office:value="-1">
            <text:p>-1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oaiVK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2]);DATE(YEAR([.D52]);12;31);NOW())" office:value-type="date" office:date-value="2017-05-03T11:37:56.25">
            <text:p>05/03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4">
            <text:p>4</text:p>
          </table:table-cell>
          <table:table-cell table:style-name="ce56" table:formula="of:=SUMPRODUCT([Thong_Tin_Ngay_Nghi_201701.$B$3:.$B$64]=[.$B52];[Thong_Tin_Ngay_Nghi_201701.$C$3:.$C$64]) +  SUMPRODUCT([Thong_Tin_Ngay_Nghi_201702.$B$3:.$B$65]=[.$B52];[Thong_Tin_Ngay_Nghi_201702.$C$3:.$C$65]) + SUMPRODUCT([Thong_Tin_Ngay_Nghi_201703.$B$3:.$B$68]=[.$B52];[Thong_Tin_Ngay_Nghi_201703.$C$3:.$C$68])" office:value-type="float" office:value="5">
            <text:p>5</text:p>
          </table:table-cell>
          <table:table-cell table:style-name="ce61" table:formula="of:=SUMPRODUCT([Thong_Tin_Ngay_Nghi_201701.$B$3:.$B$64]=[.$B52];[Thong_Tin_Ngay_Nghi_201701.$C$3:.$C$64]) +  SUMPRODUCT([Thong_Tin_Ngay_Nghi_201702.$B$3:.$B$65]=[.$B52];[Thong_Tin_Ngay_Nghi_201702.$C$3:.$C$65]) + SUMPRODUCT([Thong_Tin_Ngay_Nghi_201703.$B$3:.$B$68]=[.$B52];[Thong_Tin_Ngay_Nghi_201703.$C$3:.$C$68]) + SUMPRODUCT([Thong_Tin_Ngay_Nghi_201704.$B$3:.$B$70]=[.$B52];[Thong_Tin_Ngay_Nghi_201704.$C$3:.$C$70]) + SUMPRODUCT([Thong_Tin_Ngay_Nghi_201705.$B$3:.$B$70]=[.$B52];[Thong_Tin_Ngay_Nghi_201705.$C$3:.$C$70])" office:value-type="float" office:value="7">
            <text:p>7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-3">
            <text:p>-3</text:p>
          </table:table-cell>
          <table:table-cell table:number-columns-repeated="2" table:style-name="ce48"/>
          <table:table-cell table:style-name="ce48" table:formula="of:=[.I52]+[.K52] +[.J52]" office:value-type="float" office:value="-3">
            <text:p>-3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47">
            <text:p>47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3]);DATE(YEAR([.D53]);12;31);NOW())" office:value-type="date" office:date-value="2017-05-03T11:37:56.25">
            <text:p>05/03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0">
            <text:p>0</text:p>
          </table:table-cell>
          <table:table-cell table:style-name="ce56" table:formula="of:=SUMPRODUCT([Thong_Tin_Ngay_Nghi_201701.$B$3:.$B$64]=[.$B53];[Thong_Tin_Ngay_Nghi_201701.$C$3:.$C$64]) +  SUMPRODUCT([Thong_Tin_Ngay_Nghi_201702.$B$3:.$B$65]=[.$B53];[Thong_Tin_Ngay_Nghi_201702.$C$3:.$C$65]) + SUMPRODUCT([Thong_Tin_Ngay_Nghi_201703.$B$3:.$B$68]=[.$B53];[Thong_Tin_Ngay_Nghi_201703.$C$3:.$C$68])" office:value-type="float" office:value="0">
            <text:p>0</text:p>
          </table:table-cell>
          <table:table-cell table:style-name="ce61" table:formula="of:=SUMPRODUCT([Thong_Tin_Ngay_Nghi_201701.$B$3:.$B$64]=[.$B53];[Thong_Tin_Ngay_Nghi_201701.$C$3:.$C$64]) +  SUMPRODUCT([Thong_Tin_Ngay_Nghi_201702.$B$3:.$B$65]=[.$B53];[Thong_Tin_Ngay_Nghi_201702.$C$3:.$C$65]) + SUMPRODUCT([Thong_Tin_Ngay_Nghi_201703.$B$3:.$B$68]=[.$B53];[Thong_Tin_Ngay_Nghi_201703.$C$3:.$C$68]) + SUMPRODUCT([Thong_Tin_Ngay_Nghi_201704.$B$3:.$B$70]=[.$B53];[Thong_Tin_Ngay_Nghi_201704.$C$3:.$C$70]) + SUMPRODUCT([Thong_Tin_Ngay_Nghi_201705.$B$3:.$B$70]=[.$B53];[Thong_Tin_Ngay_Nghi_201705.$C$3:.$C$70])" office:value-type="float" office:value="0">
            <text:p>0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0">
            <text:p>0</text:p>
          </table:table-cell>
          <table:table-cell table:number-columns-repeated="2" table:style-name="ce48"/>
          <table:table-cell table:style-name="ce48" table:formula="of:=[.I53]+[.K53] +[.J53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05-03T11:37:56.25">
            <text:p>05/03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4">
            <text:p>4</text:p>
          </table:table-cell>
          <table:table-cell table:style-name="ce56" table:formula="of:=SUMPRODUCT([Thong_Tin_Ngay_Nghi_201701.$B$3:.$B$64]=[.$B54];[Thong_Tin_Ngay_Nghi_201701.$C$3:.$C$64]) +  SUMPRODUCT([Thong_Tin_Ngay_Nghi_201702.$B$3:.$B$65]=[.$B54];[Thong_Tin_Ngay_Nghi_201702.$C$3:.$C$65]) + SUMPRODUCT([Thong_Tin_Ngay_Nghi_201703.$B$3:.$B$68]=[.$B54];[Thong_Tin_Ngay_Nghi_201703.$C$3:.$C$68])" office:value-type="float" office:value="9.5">
            <text:p>9.5</text:p>
          </table:table-cell>
          <table:table-cell table:style-name="ce61" table:formula="of:=SUMPRODUCT([Thong_Tin_Ngay_Nghi_201701.$B$3:.$B$64]=[.$B54];[Thong_Tin_Ngay_Nghi_201701.$C$3:.$C$64]) +  SUMPRODUCT([Thong_Tin_Ngay_Nghi_201702.$B$3:.$B$65]=[.$B54];[Thong_Tin_Ngay_Nghi_201702.$C$3:.$C$65]) + SUMPRODUCT([Thong_Tin_Ngay_Nghi_201703.$B$3:.$B$68]=[.$B54];[Thong_Tin_Ngay_Nghi_201703.$C$3:.$C$68]) + SUMPRODUCT([Thong_Tin_Ngay_Nghi_201704.$B$3:.$B$70]=[.$B54];[Thong_Tin_Ngay_Nghi_201704.$C$3:.$C$70]) + SUMPRODUCT([Thong_Tin_Ngay_Nghi_201705.$B$3:.$B$70]=[.$B54];[Thong_Tin_Ngay_Nghi_201705.$C$3:.$C$70])" office:value-type="float" office:value="13.5">
            <text:p>13.5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9.5">
            <text:p>-9.5</text:p>
          </table:table-cell>
          <table:table-cell table:number-columns-repeated="2" table:style-name="ce48"/>
          <table:table-cell table:style-name="ce48" table:formula="of:=[.I54]+[.K54] +[.J54]" office:value-type="float" office:value="-9.5">
            <text:p>-9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05-03T11:37:56.25">
            <text:p>05/03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4">
            <text:p>4</text:p>
          </table:table-cell>
          <table:table-cell table:style-name="ce56" table:formula="of:=SUMPRODUCT([Thong_Tin_Ngay_Nghi_201701.$B$3:.$B$64]=[.$B55];[Thong_Tin_Ngay_Nghi_201701.$C$3:.$C$64]) +  SUMPRODUCT([Thong_Tin_Ngay_Nghi_201702.$B$3:.$B$65]=[.$B55];[Thong_Tin_Ngay_Nghi_201702.$C$3:.$C$65]) + SUMPRODUCT([Thong_Tin_Ngay_Nghi_201703.$B$3:.$B$68]=[.$B55];[Thong_Tin_Ngay_Nghi_201703.$C$3:.$C$68])" office:value-type="float" office:value="3">
            <text:p>3</text:p>
          </table:table-cell>
          <table:table-cell table:style-name="ce61" table:formula="of:=SUMPRODUCT([Thong_Tin_Ngay_Nghi_201701.$B$3:.$B$64]=[.$B55];[Thong_Tin_Ngay_Nghi_201701.$C$3:.$C$64]) +  SUMPRODUCT([Thong_Tin_Ngay_Nghi_201702.$B$3:.$B$65]=[.$B55];[Thong_Tin_Ngay_Nghi_201702.$C$3:.$C$65]) + SUMPRODUCT([Thong_Tin_Ngay_Nghi_201703.$B$3:.$B$68]=[.$B55];[Thong_Tin_Ngay_Nghi_201703.$C$3:.$C$68]) + SUMPRODUCT([Thong_Tin_Ngay_Nghi_201704.$B$3:.$B$70]=[.$B55];[Thong_Tin_Ngay_Nghi_201704.$C$3:.$C$70]) + SUMPRODUCT([Thong_Tin_Ngay_Nghi_201705.$B$3:.$B$70]=[.$B55];[Thong_Tin_Ngay_Nghi_201705.$C$3:.$C$70])" office:value-type="float" office:value="3">
            <text:p>3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4">
            <text:p>4</text:p>
          </table:table-cell>
          <table:table-cell table:number-columns-repeated="2" table:style-name="ce48"/>
          <table:table-cell table:style-name="ce48" table:formula="of:=[.I55]+[.K55] +[.J55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50">
            <text:p>50</text:p>
          </table:table-cell>
          <table:table-cell table:style-name="ce44" office:value-type="string">
            <text:p>TuanL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6">
            <text:p>04/26/17</text:p>
          </table:table-cell>
          <table:table-cell table:style-name="ce50" table:formula="of:=IF(YEAR(NOW())&gt;YEAR([.D56]);DATE(YEAR([.D56]);12;31);NOW())" office:value-type="date" office:date-value="2017-05-03T11:37:56.26">
            <text:p>05/03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0">
            <text:p>0</text:p>
          </table:table-cell>
          <table:table-cell table:style-name="ce56" table:formula="of:=SUMPRODUCT([Thong_Tin_Ngay_Nghi_201701.$B$3:.$B$64]=[.$B56];[Thong_Tin_Ngay_Nghi_201701.$C$3:.$C$64]) +  SUMPRODUCT([Thong_Tin_Ngay_Nghi_201702.$B$3:.$B$65]=[.$B56];[Thong_Tin_Ngay_Nghi_201702.$C$3:.$C$65]) + SUMPRODUCT([Thong_Tin_Ngay_Nghi_201703.$B$3:.$B$68]=[.$B56];[Thong_Tin_Ngay_Nghi_201703.$C$3:.$C$68])" office:value-type="float" office:value="0">
            <text:p>0</text:p>
          </table:table-cell>
          <table:table-cell table:style-name="ce61" table:formula="of:=SUMPRODUCT([Thong_Tin_Ngay_Nghi_201701.$B$3:.$B$64]=[.$B56];[Thong_Tin_Ngay_Nghi_201701.$C$3:.$C$64]) +  SUMPRODUCT([Thong_Tin_Ngay_Nghi_201702.$B$3:.$B$65]=[.$B56];[Thong_Tin_Ngay_Nghi_201702.$C$3:.$C$65]) + SUMPRODUCT([Thong_Tin_Ngay_Nghi_201703.$B$3:.$B$68]=[.$B56];[Thong_Tin_Ngay_Nghi_201703.$C$3:.$C$68]) + SUMPRODUCT([Thong_Tin_Ngay_Nghi_201704.$B$3:.$B$70]=[.$B56];[Thong_Tin_Ngay_Nghi_201704.$C$3:.$C$70]) + SUMPRODUCT([Thong_Tin_Ngay_Nghi_201705.$B$3:.$B$70]=[.$B56];[Thong_Tin_Ngay_Nghi_201705.$C$3:.$C$70])" office:value-type="float" office:value="0">
            <text:p>0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0">
            <text:p>0</text:p>
          </table:table-cell>
          <table:table-cell table:number-columns-repeated="2" table:style-name="ce48"/>
          <table:table-cell table:style-name="ce48" table:formula="of:=[.I56]+[.K56] +[.J56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05-03T11:37:56.26">
            <text:p>05/03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4">
            <text:p>4</text:p>
          </table:table-cell>
          <table:table-cell table:style-name="ce56" table:formula="of:=SUMPRODUCT([Thong_Tin_Ngay_Nghi_201701.$B$3:.$B$64]=[.$B57];[Thong_Tin_Ngay_Nghi_201701.$C$3:.$C$64]) +  SUMPRODUCT([Thong_Tin_Ngay_Nghi_201702.$B$3:.$B$65]=[.$B57];[Thong_Tin_Ngay_Nghi_201702.$C$3:.$C$65]) + SUMPRODUCT([Thong_Tin_Ngay_Nghi_201703.$B$3:.$B$68]=[.$B57];[Thong_Tin_Ngay_Nghi_201703.$C$3:.$C$68])" office:value-type="float" office:value="6.5">
            <text:p>6.5</text:p>
          </table:table-cell>
          <table:table-cell table:style-name="ce61" table:formula="of:=SUMPRODUCT([Thong_Tin_Ngay_Nghi_201701.$B$3:.$B$64]=[.$B57];[Thong_Tin_Ngay_Nghi_201701.$C$3:.$C$64]) +  SUMPRODUCT([Thong_Tin_Ngay_Nghi_201702.$B$3:.$B$65]=[.$B57];[Thong_Tin_Ngay_Nghi_201702.$C$3:.$C$65]) + SUMPRODUCT([Thong_Tin_Ngay_Nghi_201703.$B$3:.$B$68]=[.$B57];[Thong_Tin_Ngay_Nghi_201703.$C$3:.$C$68]) + SUMPRODUCT([Thong_Tin_Ngay_Nghi_201704.$B$3:.$B$70]=[.$B57];[Thong_Tin_Ngay_Nghi_201704.$C$3:.$C$70]) + SUMPRODUCT([Thong_Tin_Ngay_Nghi_201705.$B$3:.$B$70]=[.$B57];[Thong_Tin_Ngay_Nghi_201705.$C$3:.$C$70])" office:value-type="float" office:value="6.5">
            <text:p>6.5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4">
            <text:p>4</text:p>
          </table:table-cell>
          <table:table-cell table:number-columns-repeated="2" table:style-name="ce48"/>
          <table:table-cell table:style-name="ce48" table:formula="of:=[.I57]+[.K57] +[.J57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05-03T11:37:56.26">
            <text:p>05/03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4">
            <text:p>4</text:p>
          </table:table-cell>
          <table:table-cell table:style-name="ce56" table:formula="of:=SUMPRODUCT([Thong_Tin_Ngay_Nghi_201701.$B$3:.$B$64]=[.$B58];[Thong_Tin_Ngay_Nghi_201701.$C$3:.$C$64]) +  SUMPRODUCT([Thong_Tin_Ngay_Nghi_201702.$B$3:.$B$65]=[.$B58];[Thong_Tin_Ngay_Nghi_201702.$C$3:.$C$65]) + SUMPRODUCT([Thong_Tin_Ngay_Nghi_201703.$B$3:.$B$68]=[.$B58];[Thong_Tin_Ngay_Nghi_201703.$C$3:.$C$68])" office:value-type="float" office:value="6.5">
            <text:p>6.5</text:p>
          </table:table-cell>
          <table:table-cell table:style-name="ce61" table:formula="of:=SUMPRODUCT([Thong_Tin_Ngay_Nghi_201701.$B$3:.$B$64]=[.$B58];[Thong_Tin_Ngay_Nghi_201701.$C$3:.$C$64]) +  SUMPRODUCT([Thong_Tin_Ngay_Nghi_201702.$B$3:.$B$65]=[.$B58];[Thong_Tin_Ngay_Nghi_201702.$C$3:.$C$65]) + SUMPRODUCT([Thong_Tin_Ngay_Nghi_201703.$B$3:.$B$68]=[.$B58];[Thong_Tin_Ngay_Nghi_201703.$C$3:.$C$68]) + SUMPRODUCT([Thong_Tin_Ngay_Nghi_201704.$B$3:.$B$70]=[.$B58];[Thong_Tin_Ngay_Nghi_201704.$C$3:.$C$70]) + SUMPRODUCT([Thong_Tin_Ngay_Nghi_201705.$B$3:.$B$70]=[.$B58];[Thong_Tin_Ngay_Nghi_201705.$C$3:.$C$70])" office:value-type="float" office:value="6.5">
            <text:p>6.5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-2">
            <text:p>-2</text:p>
          </table:table-cell>
          <table:table-cell table:number-columns-repeated="2" table:style-name="ce48"/>
          <table:table-cell table:style-name="ce48" table:formula="of:=[.I58]+[.K58] +[.J58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5"/>
        <table:table-column table:style-name="co26" table:number-columns-repeated="7" table:default-cell-style-name="ce75"/>
        <table:table-column table:style-name="co25" table:number-columns-repeated="16" table:default-cell-style-name="ce75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7" table:number-columns-repeated="2"/>
          <table:table-cell table:style-name="ce70" table:number-columns-repeated="8"/>
          <table:table-cell table:style-name="ce78" office:value-type="string" table:number-columns-spanned="2" table:number-rows-spanned="1">
            <text:p>Month</text:p>
          </table:table-cell>
          <table:covered-table-cell table:style-name="ce79"/>
          <table:table-cell table:style-name="ce80" table:content-validation-name="val1" office:value-type="float" office:value="1" table:number-columns-spanned="2" table:number-rows-spanned="1">
            <text:p>1</text:p>
          </table:table-cell>
          <table:covered-table-cell table:style-name="ce79"/>
          <table:table-cell table:style-name="ce78" office:value-type="string" table:number-columns-spanned="2" table:number-rows-spanned="1">
            <text:p>Year</text:p>
          </table:table-cell>
          <table:covered-table-cell table:style-name="ce79"/>
          <table:table-cell table:style-name="ce78" office:value-type="float" office:value="2017" table:number-columns-spanned="2" table:number-rows-spanned="1">
            <text:p>2017</text:p>
          </table:table-cell>
          <table:covered-table-cell table:style-name="ce81"/>
          <table:table-cell table:style-name="ce70" table:number-columns-repeated="15"/>
          <table:table-cell table:style-name="ce85" table:number-columns-repeated="952"/>
        </table:table-row>
        <table:table-row table:style-name="ro2">
          <table:table-cell table:style-name="ce66" table:number-columns-repeated="3"/>
          <table:table-cell table:style-name="ce71" table:formula="of:=DATE([.$R$1];[.N1];1)" office:value-type="date" office:date-value="2017-01-01">
            <text:p>01</text:p>
          </table:table-cell>
          <table:table-cell table:style-name="ce71" table:formula="of:=[.D2]+1" office:value-type="date" office:date-value="2017-01-02">
            <text:p>02</text:p>
          </table:table-cell>
          <table:table-cell table:style-name="ce71" table:formula="of:=[.E2]+1" office:value-type="date" office:date-value="2017-01-03">
            <text:p>03</text:p>
          </table:table-cell>
          <table:table-cell table:style-name="ce71" table:formula="of:=[.F2]+1" office:value-type="date" office:date-value="2017-01-04">
            <text:p>04</text:p>
          </table:table-cell>
          <table:table-cell table:style-name="ce71" table:formula="of:=[.G2]+1" office:value-type="date" office:date-value="2017-01-05">
            <text:p>05</text:p>
          </table:table-cell>
          <table:table-cell table:style-name="ce71" table:formula="of:=[.H2]+1" office:value-type="date" office:date-value="2017-01-06">
            <text:p>06</text:p>
          </table:table-cell>
          <table:table-cell table:style-name="ce71" table:formula="of:=[.I2]+1" office:value-type="date" office:date-value="2017-01-07">
            <text:p>07</text:p>
          </table:table-cell>
          <table:table-cell table:style-name="ce71" table:formula="of:=[.J2]+1" office:value-type="date" office:date-value="2017-01-08">
            <text:p>08</text:p>
          </table:table-cell>
          <table:table-cell table:style-name="ce71" table:formula="of:=[.K2]+1" office:value-type="date" office:date-value="2017-01-09">
            <text:p>09</text:p>
          </table:table-cell>
          <table:table-cell table:style-name="ce71" table:formula="of:=[.L2]+1" office:value-type="date" office:date-value="2017-01-10">
            <text:p>10</text:p>
          </table:table-cell>
          <table:table-cell table:style-name="ce71" table:formula="of:=[.M2]+1" office:value-type="date" office:date-value="2017-01-11">
            <text:p>11</text:p>
          </table:table-cell>
          <table:table-cell table:style-name="ce71" table:formula="of:=[.N2]+1" office:value-type="date" office:date-value="2017-01-12">
            <text:p>12</text:p>
          </table:table-cell>
          <table:table-cell table:style-name="ce71" table:formula="of:=[.O2]+1" office:value-type="date" office:date-value="2017-01-13">
            <text:p>13</text:p>
          </table:table-cell>
          <table:table-cell table:style-name="ce71" table:formula="of:=[.P2]+1" office:value-type="date" office:date-value="2017-01-14">
            <text:p>14</text:p>
          </table:table-cell>
          <table:table-cell table:style-name="ce71" table:formula="of:=[.Q2]+1" office:value-type="date" office:date-value="2017-01-15">
            <text:p>15</text:p>
          </table:table-cell>
          <table:table-cell table:style-name="ce71" table:formula="of:=[.R2]+1" office:value-type="date" office:date-value="2017-01-16">
            <text:p>16</text:p>
          </table:table-cell>
          <table:table-cell table:style-name="ce71" table:formula="of:=[.S2]+1" office:value-type="date" office:date-value="2017-01-17">
            <text:p>17</text:p>
          </table:table-cell>
          <table:table-cell table:style-name="ce71" table:formula="of:=[.T2]+1" office:value-type="date" office:date-value="2017-01-18">
            <text:p>18</text:p>
          </table:table-cell>
          <table:table-cell table:style-name="ce71" table:formula="of:=[.U2]+1" office:value-type="date" office:date-value="2017-01-19">
            <text:p>19</text:p>
          </table:table-cell>
          <table:table-cell table:style-name="ce71" table:formula="of:=[.V2]+1" office:value-type="date" office:date-value="2017-01-20">
            <text:p>20</text:p>
          </table:table-cell>
          <table:table-cell table:style-name="ce71" table:formula="of:=[.W2]+1" office:value-type="date" office:date-value="2017-01-21">
            <text:p>21</text:p>
          </table:table-cell>
          <table:table-cell table:style-name="ce71" table:formula="of:=[.X2]+1" office:value-type="date" office:date-value="2017-01-22">
            <text:p>22</text:p>
          </table:table-cell>
          <table:table-cell table:style-name="ce71" table:formula="of:=[.Y2]+1" office:value-type="date" office:date-value="2017-01-23">
            <text:p>23</text:p>
          </table:table-cell>
          <table:table-cell table:style-name="ce71" table:formula="of:=[.Z2]+1" office:value-type="date" office:date-value="2017-01-24">
            <text:p>24</text:p>
          </table:table-cell>
          <table:table-cell table:style-name="ce71" table:formula="of:=[.AA2]+1" office:value-type="date" office:date-value="2017-01-25">
            <text:p>25</text:p>
          </table:table-cell>
          <table:table-cell table:style-name="ce71" table:formula="of:=[.AB2]+1" office:value-type="date" office:date-value="2017-01-26">
            <text:p>26</text:p>
          </table:table-cell>
          <table:table-cell table:style-name="ce71" table:formula="of:=[.AC2]+1" office:value-type="date" office:date-value="2017-01-27">
            <text:p>27</text:p>
          </table:table-cell>
          <table:table-cell table:style-name="ce71" table:formula="of:=[.AD2]+1" office:value-type="date" office:date-value="2017-01-28">
            <text:p>28</text:p>
          </table:table-cell>
          <table:table-cell table:style-name="ce71" table:formula="of:=[.AE2]+1" office:value-type="date" office:date-value="2017-01-29">
            <text:p>29</text:p>
          </table:table-cell>
          <table:table-cell table:style-name="ce71" table:formula="of:=[.AF2]+1" office:value-type="date" office:date-value="2017-01-30">
            <text:p>30</text:p>
          </table:table-cell>
          <table:table-cell table:style-name="ce71" table:formula="of:=[.AG2]+1" office:value-type="date" office:date-value="2017-01-31">
            <text:p>31</text:p>
          </table:table-cell>
          <table:table-cell table:style-name="ce85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72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2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2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2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5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69" table:formula="of:=SUM([.D4:.AH4])" office:value-type="float" office:value="1">
            <text:p>1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0157in" svg:y="0.1079in" draw:caption-point-x="-0.2402in" draw:caption-point-y="0.6102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3" draw:text-style-name="P1" svg:width="1.1413in" svg:height="0.7012in" svg:x="4.9287in" svg:y="0.1087in" draw:caption-point-x="-0.2402in" draw:caption-point-y="0.6094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3" draw:text-style-name="P1" svg:width="1.1413in" svg:height="0.7012in" svg:x="11.5492in" svg:y="0.1146in" draw:caption-point-x="-0.2402in" draw:caption-point-y="0.6035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0.1685in" draw:caption-point-x="-0.2402in" draw:caption-point-y="0.5496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69" table:formula="of:=SUM([.D5:.AH5])" office:value-type="float" office:value="4.5">
            <text:p>4.5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7" draw:text-style-name="P1" svg:width="1.1413in" svg:height="1.0122in" svg:x="4.0157in" svg:y="0.3555in" draw:caption-point-x="-0.2402in" draw:caption-point-y="0.6102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3" office:value-type="float" office:value="0">
            <office:annotation draw:style-name="gr2" draw:text-style-name="P1" svg:width="1.1413in" svg:height="0.5457in" svg:x="4.472in" svg:y="0.3559in" draw:caption-point-x="-0.2402in" draw:caption-point-y="0.6098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0.3571in" draw:caption-point-x="-0.2402in" draw:caption-point-y="0.6087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office:annotation draw:style-name="gr2" draw:text-style-name="P1" svg:width="1.1413in" svg:height="0.5457in" svg:x="9.7228in" svg:y="0.3606in" draw:caption-point-x="-0.2402in" draw:caption-point-y="0.6051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6358in" svg:y="0.3614in" draw:caption-point-x="-0.2402in" draw:caption-point-y="0.6043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11.0925in" svg:y="0.3618in" draw:caption-point-x="-0.2402in" draw:caption-point-y="0.6039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69" table:formula="of:=SUM([.D6:.AH6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1.5492in" svg:y="0.6098in" draw:caption-point-x="-0.2402in" draw:caption-point-y="0.6035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3.8323in" svg:y="0.6118in" draw:caption-point-x="-0.2402in" draw:caption-point-y="0.6016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69" table:formula="of:=SUM([.D7:.AH7])" office:value-type="float" office:value="4">
            <text:p>4</text:p>
          </table:table-cell>
          <table:table-cell table:style-name="ce73" table:number-columns-repeated="2"/>
          <table:table-cell table:style-name="ce73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0157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472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4.9287in" svg:y="0.8516in" draw:caption-point-x="-0.2402in" draw:caption-point-y="0.6094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0.8535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1.5492in" svg:y="0.8575in" draw:caption-point-x="-0.2402in" draw:caption-point-y="0.6035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69" table:formula="of:=SUM([.D8:.AH8])" office:value-type="float" office:value="3">
            <text:p>3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9287in" svg:y="1.0992in" draw:caption-point-x="-0.2402in" draw:caption-point-y="0.6094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1791in" svg:y="1.1039in" draw:caption-point-x="-0.2402in" draw:caption-point-y="0.6047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1.1051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69" table:formula="of:=SUM([.D9:.AH9])" office:value-type="float" office:value="3">
            <text:p>3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3.5591in" svg:y="1.3461in" draw:caption-point-x="-0.2402in" draw:caption-point-y="0.610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7.3094in" svg:y="1.3492in" draw:caption-point-x="-0.2402in" draw:caption-point-y="0.6075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6358in" svg:y="1.3524in" draw:caption-point-x="-0.2402in" draw:caption-point-y="0.6043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69" table:formula="of:=SUM([.D10:.AH10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8" office:value-type="string">
            <text:p>HaTH</text:p>
          </table:table-cell>
          <table:table-cell table:style-name="ce69" table:formula="of:=SUM([.D11:.AH11])" office:value-type="float" office:value="3">
            <text:p>3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1.8445in" draw:caption-point-x="-0.2402in" draw:caption-point-y="0.6075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0925in" svg:y="1.848in" draw:caption-point-x="-0.2402in" draw:caption-point-y="0.6039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1.5492in" svg:y="1.8484in" draw:caption-point-x="-0.2402in" draw:caption-point-y="0.603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/>
          <table:table-cell table:style-name="ce83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69" table:formula="of:=SUM([.D12:.AH12])" office:value-type="float" office:value="3">
            <text:p>3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2.0894in" draw:caption-point-x="-0.2402in" draw:caption-point-y="0.610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2.0898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2.0945in" draw:caption-point-x="-0.2402in" draw:caption-point-y="0.605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1791in" svg:y="2.0949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0.6358in" svg:y="2.0953in" draw:caption-point-x="-0.2402in" draw:caption-point-y="0.6043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69" table:formula="of:=SUM([.D13:.AH13])" office:value-type="float" office:value="1.5">
            <text:p>1.5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0157in" svg:y="2.337in" draw:caption-point-x="-0.2402in" draw:caption-point-y="0.6102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6.8205in" svg:y="2.3394in" draw:caption-point-x="-0.2402in" draw:caption-point-y="0.6079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7.3094in" svg:y="2.3402in" draw:caption-point-x="-0.2402in" draw:caption-point-y="0.6071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3" office:value-type="float" office:value="0.5">
            <office:annotation draw:style-name="gr2" draw:text-style-name="P1" svg:width="1.1413in" svg:height="0.5457in" svg:x="7.7988in" svg:y="2.3406in" draw:caption-point-x="-0.2402in" draw:caption-point-y="0.6067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2" draw:text-style-name="P1" svg:width="1.1413in" svg:height="0.5457in" svg:x="9.7228in" svg:y="2.3421in" draw:caption-point-x="-0.2402in" draw:caption-point-y="0.6051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10.6358in" svg:y="2.3429in" draw:caption-point-x="-0.2402in" draw:caption-point-y="0.6043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69" table:formula="of:=SUM([.D14:.AH14])" office:value-type="float" office:value="3.5">
            <text:p>3.5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634in" svg:x="4.472in" svg:y="2.5854in" draw:caption-point-x="-0.2402in" draw:caption-point-y="0.6094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634in" svg:x="10.1791in" svg:y="2.5906in" draw:caption-point-x="-0.2402in" draw:caption-point-y="0.6043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634in" svg:x="11.0925in" svg:y="2.5909in" draw:caption-point-x="-0.2402in" draw:caption-point-y="0.6039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69" table:formula="of:=SUM([.D15:.AH15])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2" draw:text-style-name="P1" svg:width="1.1413in" svg:height="0.5457in" svg:x="3.5591in" svg:y="2.8319in" draw:caption-point-x="-0.2402in" draw:caption-point-y="0.6106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3" draw:text-style-name="P1" svg:width="1.1413in" svg:height="0.7012in" svg:x="4.9287in" svg:y="2.8331in" draw:caption-point-x="-0.2402in" draw:caption-point-y="0.6094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6.8205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798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1791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635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0925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12.9189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3756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8323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PT</text:p>
          </table:table-cell>
          <table:table-cell table:style-name="ce69" table:formula="of:=SUM([.D16:.AH16])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3.5591in" svg:y="3.0795in" draw:caption-point-x="-0.2402in" draw:caption-point-y="0.610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3.0803in" draw:caption-point-x="-0.2402in" draw:caption-point-y="0.6098in">
              <dc:date>2017-01-05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3.0827in" draw:caption-point-x="-0.2402in" draw:caption-point-y="0.6075in">
              <dc:date>2017-01-11T00:00:00</dc:date>
              <text:p text:style-name="P1"><text:span text:style-name="T1">8h44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3.0843in" draw:caption-point-x="-0.2402in" draw:caption-point-y="0.6059in">
              <dc:date>2017-01-13T00:00:00</dc:date>
              <text:p text:style-name="P1"><text:span text:style-name="T1">8h40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3.085in" draw:caption-point-x="-0.2402in" draw:caption-point-y="0.6051in">
              <dc:date>2017-01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0925in" svg:y="3.0862in" draw:caption-point-x="-0.2402in" draw:caption-point-y="0.6039in">
              <dc:date>2017-01-19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3.0866in" draw:caption-point-x="-0.2402in" draw:caption-point-y="0.6035in">
              <dc:date>2017-01-20T00:00:00</dc:date>
              <text:p text:style-name="P1"><text:span text:style-name="T1">8h29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12.9189in" svg:y="3.0799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3756in" svg:y="3.0799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8323in" svg:y="3.0799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69" table:formula="of:=SUM([.D17:.AH17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1.5492in" svg:y="3.3346in" draw:caption-point-x="-0.2402in" draw:caption-point-y="0.6035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69" table:formula="of:=SUM([.D18:.AH18])" office:value-type="float" office:value="2">
            <text:p>2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3.636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3.636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69" table:formula="of:=SUM([.D19:.AH19])" office:value-type="float" office:value="1">
            <text:p>1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0157in" svg:y="3.8232in" draw:caption-point-x="-0.2402in" draw:caption-point-y="0.6102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4.9287in" svg:y="3.824in" draw:caption-point-x="-0.2402in" draw:caption-point-y="0.6094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7.7988in" svg:y="3.8264in" draw:caption-point-x="-0.2402in" draw:caption-point-y="0.6071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1791in" svg:y="3.8287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office:annotation draw:style-name="gr3" draw:text-style-name="P1" svg:width="1.1413in" svg:height="0.7012in" svg:x="13.8323in" svg:y="3.8319in" draw:caption-point-x="-0.2402in" draw:caption-point-y="0.6016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69" table:formula="of:=SUM([.D20:.AH20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6.8205in" svg:y="4.0732in" draw:caption-point-x="-0.2402in" draw:caption-point-y="0.6079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7.3094in" svg:y="4.0736in" draw:caption-point-x="-0.2402in" draw:caption-point-y="0.6075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6358in" svg:y="4.0772in" draw:caption-point-x="-0.2402in" draw:caption-point-y="0.6039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4" draw:text-style-name="P1" svg:width="1.1413in" svg:height="0.3902in" svg:x="12.9189in" svg:y="4.0783in" draw:caption-point-x="-0.2402in" draw:caption-point-y="0.6028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69" table:formula="of:=SUM([.D21:.AH21])" office:value-type="float" office:value="1.5">
            <text:p>1.5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3" draw:text-style-name="P1" svg:width="1.1413in" svg:height="0.7012in" svg:x="12.9189in" svg:y="4.3791in" draw:caption-point-x="-0.2402in" draw:caption-point-y="0.5496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3" draw:text-style-name="P1" svg:width="1.1413in" svg:height="0.7012in" svg:x="13.8323in" svg:y="4.3272in" draw:caption-point-x="-0.2402in" draw:caption-point-y="0.6016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69" table:formula="of:=SUM([.D22:.AH22])" office:value-type="float" office:value="3">
            <text:p>3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69" table:formula="of:=SUM([.D23:.AH23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69" table:formula="of:=SUM([.D24:.AH24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1.0925in" svg:y="5.0681in" draw:caption-point-x="-0.2402in" draw:caption-point-y="0.6035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5.0614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12.9189in" svg:y="5.0614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3756in" svg:y="5.0614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3.8323in" svg:y="5.0614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69" table:formula="of:=SUM([.D25:.AH25])" office:value-type="float" office:value="3.5">
            <text:p>3.5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5.3094in" draw:caption-point-x="-0.2402in" draw:caption-point-y="0.6098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7.7988in" svg:y="5.3122in" draw:caption-point-x="-0.2402in" draw:caption-point-y="0.6071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5.3134in" draw:caption-point-x="-0.2402in" draw:caption-point-y="0.6059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5.3142in" draw:caption-point-x="-0.2402in" draw:caption-point-y="0.6051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5.3157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5.369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5.369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5.369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69" table:formula="of:=SUM([.D26:.AH26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69" table:formula="of:=SUM([.D27:.AH27])" office:value-type="float" office:value="3">
            <text:p>3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7" draw:text-style-name="P1" svg:width="1.1413in" svg:height="1.0122in" svg:x="6.3311in" svg:y="5.8063in" draw:caption-point-x="-0.2402in" draw:caption-point-y="0.6087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3" office:value-type="float" office:value="1">
            <office:annotation draw:style-name="gr4" draw:text-style-name="P1" svg:width="1.1413in" svg:height="0.3902in" svg:x="6.8205in" svg:y="5.8071in" draw:caption-point-x="-0.2402in" draw:caption-point-y="0.6079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3" office:value-type="float" office:value="1">
            <office:annotation draw:style-name="gr4" draw:text-style-name="P1" svg:width="1.1413in" svg:height="0.3902in" svg:x="7.3094in" svg:y="5.8071in" draw:caption-point-x="-0.2402in" draw:caption-point-y="0.6079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3" office:value-type="float" office:value="1">
            <office:annotation draw:style-name="gr4" draw:text-style-name="P1" svg:width="1.1413in" svg:height="0.3902in" svg:x="7.7988in" svg:y="5.8071in" draw:caption-point-x="-0.2402in" draw:caption-point-y="0.6079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69" table:formula="of:=SUM([.D28:.AH28])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3.5591in" svg:y="6.052in" draw:caption-point-x="-0.2402in" draw:caption-point-y="0.610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6.0528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6.0535in" draw:caption-point-x="-0.2402in" draw:caption-point-y="0.6091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6358in" svg:y="6.0583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6.0591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3.8323in" svg:y="6.061in" draw:caption-point-x="-0.2402in" draw:caption-point-y="0.6016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69" table:formula="of:=SUM([.D29:.AH29])" office:value-type="float" office:value="3">
            <text:p>3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6.3in" draw:caption-point-x="-0.2402in" draw:caption-point-y="0.610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6.3004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6.3051in" draw:caption-point-x="-0.2402in" draw:caption-point-y="0.605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1791in" svg:y="6.3055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0.6358in" svg:y="6.3059in" draw:caption-point-x="-0.2402in" draw:caption-point-y="0.6043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1.5492in" svg:y="6.3067in" draw:caption-point-x="-0.2402in" draw:caption-point-y="0.603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6.360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6.360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6.360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NamNH</text:p>
          </table:table-cell>
          <table:table-cell table:style-name="ce69" table:formula="of:=SUM([.D30:.AH30])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8" draw:text-style-name="P1" svg:width="1.1413in" svg:height="0.8567in" svg:x="4.0157in" svg:y="6.548in" draw:caption-point-x="-0.2402in" draw:caption-point-y="0.6098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12.9189in" svg:y="6.5551in" draw:caption-point-x="-0.2402in" draw:caption-point-y="0.6028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69" table:formula="of:=SUM([.D31:.AH31])" office:value-type="float" office:value="0.5">
            <text:p>0.5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8.2878in" svg:y="6.8in" draw:caption-point-x="-0.2402in" draw:caption-point-y="0.6055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69" table:formula="of:=SUM([.D32:.AH32])" office:value-type="float" office:value="1.5">
            <text:p>1.5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3.5591in" svg:y="7.0425in" draw:caption-point-x="-0.2402in" draw:caption-point-y="0.6106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7.0429in" draw:caption-point-x="-0.2402in" draw:caption-point-y="0.6102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9287in" svg:y="7.0437in" draw:caption-point-x="-0.2402in" draw:caption-point-y="0.6094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7.0441in" draw:caption-point-x="-0.2402in" draw:caption-point-y="0.609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6.8205in" svg:y="7.0453in" draw:caption-point-x="-0.2402in" draw:caption-point-y="0.6079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7.3094in" svg:y="7.0457in" draw:caption-point-x="-0.2402in" draw:caption-point-y="0.6075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7.7988in" svg:y="7.0465in" draw:caption-point-x="-0.2402in" draw:caption-point-y="0.6067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7.0476in" draw:caption-point-x="-0.2402in" draw:caption-point-y="0.605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7.048in" draw:caption-point-x="-0.2402in" draw:caption-point-y="0.605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1791in" svg:y="7.0484in" draw:caption-point-x="-0.2402in" draw:caption-point-y="0.6047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0.6358in" svg:y="7.0488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7.0496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7.103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69" table:formula="of:=SUM([.D33:.AH33])" office:value-type="float" office:value="3.5">
            <text:p>3.5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office:annotation draw:style-name="gr8" draw:text-style-name="P1" svg:width="1.1413in" svg:height="0.8567in" svg:x="8.2878in" svg:y="7.2949in" draw:caption-point-x="-0.2402in" draw:caption-point-y="0.6059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7.351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7.351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7.351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69" table:formula="of:=SUM([.D34:.AH34])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69" table:formula="of:=SUM([.D35:.AH35])" office:value-type="float" office:value="1">
            <text:p>1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7.846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69" table:formula="of:=SUM([.D36:.AH36])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472in" svg:y="8.0343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8.035in" draw:caption-point-x="-0.2402in" draw:caption-point-y="0.609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0925in" svg:y="8.0402in" draw:caption-point-x="-0.2402in" draw:caption-point-y="0.6039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69" table:formula="of:=SUM([.D37:.AH37])" office:value-type="float" office:value="2">
            <text:p>2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7988in" svg:y="8.2839in" draw:caption-point-x="-0.2402in" draw:caption-point-y="0.6079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8.2866in" draw:caption-point-x="-0.2402in" draw:caption-point-y="0.605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6358in" svg:y="8.2874in" draw:caption-point-x="-0.2402in" draw:caption-point-y="0.6043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8.342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8.342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68" office:value-type="string">
            <text:p>PhuongTH</text:p>
          </table:table-cell>
          <table:table-cell table:style-name="ce69" table:formula="of:=SUM([.D38:.AH38])" office:value-type="float" office:value="6">
            <text:p>6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4.0157in" svg:y="8.5291in" draw:caption-point-x="-0.2402in" draw:caption-point-y="0.6102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4.9287in" svg:y="8.5299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6.8205in" svg:y="8.5299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7.7988in" svg:y="8.5299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0.1791in" svg:y="8.5299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1.0925in" svg:y="8.5299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3.3756in" svg:y="8.537in" draw:caption-point-x="-0.2402in" draw:caption-point-y="0.6024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69" table:formula="of:=SUM([.D39:.AH39])" office:value-type="float" office:value="0.5">
            <text:p>0.5</text:p>
          </table:table-cell>
          <table:table-cell table:style-name="ce73" table:number-columns-repeated="2"/>
          <table:table-cell table:style-name="ce73" office:value-type="float" office:value="0.5">
            <office:annotation draw:style-name="gr4" draw:text-style-name="P1" svg:width="1.1413in" svg:height="0.3902in" svg:x="3.5591in" svg:y="8.7764in" draw:caption-point-x="-0.2402in" draw:caption-point-y="0.610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8.778in" draw:caption-point-x="-0.2402in" draw:caption-point-y="0.609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8.7835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SonPX</text:p>
          </table:table-cell>
          <table:table-cell table:style-name="ce69" table:formula="of:=SUM([.D40:.AH40])" office:value-type="float" office:value="4">
            <text:p>4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1.5492in" svg:y="9.0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9.0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9.0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9.0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69" table:formula="of:=SUM([.D41:.AH41])" office:value-type="float" office:value="1.5">
            <text:p>1.5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3.5591in" svg:y="9.2717in" draw:caption-point-x="-0.2402in" draw:caption-point-y="0.6106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4.472in" svg:y="9.2724in" draw:caption-point-x="-0.2402in" draw:caption-point-y="0.6098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9.2748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.5">
            <office:annotation draw:style-name="gr6" draw:text-style-name="P1" svg:width="1.1413in" svg:height="0.2634in" svg:x="7.7988in" svg:y="9.2756in" draw:caption-point-x="-0.2402in" draw:caption-point-y="0.6067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1.0925in" svg:y="9.2783in" draw:caption-point-x="-0.2402in" draw:caption-point-y="0.6039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9.332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69" table:formula="of:=SUM([.D42:.AH42])" office:value-type="float" office:value="4.5">
            <text:p>4.5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4.0157in" svg:y="9.5197in" draw:caption-point-x="-0.2402in" draw:caption-point-y="0.6102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2" draw:text-style-name="P1" svg:width="1.1413in" svg:height="0.5457in" svg:x="11.0925in" svg:y="9.526in" draw:caption-point-x="-0.2402in" draw:caption-point-y="0.6039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3" office:value-type="float" office:value="1">
            <office:annotation draw:style-name="gr6" draw:text-style-name="P1" svg:width="1.1413in" svg:height="0.2634in" svg:x="11.5492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ThinhDH</text:p>
          </table:table-cell>
          <table:table-cell table:style-name="ce69" table:formula="of:=SUM([.D43:.AH43])" office:value-type="float" office:value="8.5">
            <text:p>8.5</text:p>
          </table:table-cell>
          <table:table-cell table:style-name="ce73" table:number-columns-repeated="2"/>
          <table:table-cell table:style-name="ce73" office:value-type="float" office:value="1">
            <office:annotation draw:style-name="gr4" draw:text-style-name="P1" svg:width="1.1413in" svg:height="0.3902in" svg:x="3.5591in" svg:y="9.7669in" draw:caption-point-x="-0.2402in" draw:caption-point-y="0.6106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office:annotation draw:style-name="gr3" draw:text-style-name="P1" svg:width="1.1413in" svg:height="0.7012in" svg:x="4.9287in" svg:y="9.7681in" draw:caption-point-x="-0.2402in" draw:caption-point-y="0.6094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office:annotation draw:style-name="gr6" draw:text-style-name="P1" svg:width="1.1413in" svg:height="0.2634in" svg:x="8.2878in" svg:y="9.7709in" draw:caption-point-x="-0.2402in" draw:caption-point-y="0.6067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1">
            <office:annotation draw:style-name="gr4" draw:text-style-name="P1" svg:width="1.1413in" svg:height="0.3902in" svg:x="9.7228in" svg:y="9.7724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3" office:value-type="float" office:value="1">
            <office:annotation draw:style-name="gr4" draw:text-style-name="P1" svg:width="1.1413in" svg:height="0.3902in" svg:x="10.1791in" svg:y="9.7724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3" office:value-type="float" office:value="1">
            <office:annotation draw:style-name="gr4" draw:text-style-name="P1" svg:width="1.1413in" svg:height="0.3902in" svg:x="10.6358in" svg:y="9.7724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69" table:formula="of:=SUM([.D44:.AH44])" office:value-type="float" office:value="3">
            <text:p>3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69" table:formula="of:=SUM([.D45:.AH45])" office:value-type="float" office:value="3.5">
            <text:p>3.5</text:p>
          </table:table-cell>
          <table:table-cell table:style-name="ce73" table:number-columns-repeated="2"/>
          <table:table-cell table:style-name="ce73" office:value-type="float" office:value="0.5">
            <office:annotation draw:style-name="gr4" draw:text-style-name="P1" svg:width="1.1413in" svg:height="0.3902in" svg:x="3.5591in" svg:y="10.2626in" draw:caption-point-x="-0.2402in" draw:caption-point-y="0.610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7988in" svg:y="10.2665in" draw:caption-point-x="-0.2402in" draw:caption-point-y="0.6067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10.2673in" draw:caption-point-x="-0.2402in" draw:caption-point-y="0.6059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0.323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0.323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0.323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uyLTT</text:p>
          </table:table-cell>
          <table:table-cell table:style-name="ce69" table:formula="of:=SUM([.D46:.AH46])" office:value-type="float" office:value="2.5">
            <text:p>2.5</text:p>
          </table:table-cell>
          <table:table-cell table:style-name="ce73" table:number-columns-repeated="2"/>
          <table:table-cell table:style-name="ce73" office:value-type="float" office:value="0">
            <office:annotation draw:style-name="gr3" draw:text-style-name="P1" svg:width="1.1413in" svg:height="0.7012in" svg:x="3.5591in" svg:y="10.5102in" draw:caption-point-x="-0.2402in" draw:caption-point-y="0.6106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0157in" svg:y="10.5106in" draw:caption-point-x="-0.2402in" draw:caption-point-y="0.6102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office:annotation draw:style-name="gr2" draw:text-style-name="P1" svg:width="1.1413in" svg:height="0.5457in" svg:x="4.9287in" svg:y="10.5114in" draw:caption-point-x="-0.2402in" draw:caption-point-y="0.6094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6.3311in" svg:y="10.5118in" draw:caption-point-x="-0.2402in" draw:caption-point-y="0.609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6.8205in" svg:y="10.513in" draw:caption-point-x="-0.2402in" draw:caption-point-y="0.6079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10.5134in" draw:caption-point-x="-0.2402in" draw:caption-point-y="0.6075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7.7988in" svg:y="10.513in" draw:caption-point-x="-0.2402in" draw:caption-point-y="0.6079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8.2878in" svg:y="10.5154in" draw:caption-point-x="-0.2402in" draw:caption-point-y="0.605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10.5157in" draw:caption-point-x="-0.2402in" draw:caption-point-y="0.605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0.1791in" svg:y="10.5161in" draw:caption-point-x="-0.2402in" draw:caption-point-y="0.6047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3" office:value-type="float" office:value="0">
            <office:annotation draw:style-name="gr3" draw:text-style-name="P1" svg:width="1.1413in" svg:height="0.7012in" svg:x="10.6358in" svg:y="10.5165in" draw:caption-point-x="-0.2402in" draw:caption-point-y="0.6043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11.0925in" svg:y="10.5169in" draw:caption-point-x="-0.2402in" draw:caption-point-y="0.6039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3" office:value-type="float" office:value="0">
            <office:annotation draw:style-name="gr6" draw:text-style-name="P1" svg:width="1.1413in" svg:height="0.2634in" svg:x="11.5492in" svg:y="10.5173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12.9189in" svg:y="10.5181in" draw:caption-point-x="-0.2402in" draw:caption-point-y="0.6028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13.3756in" svg:y="10.5189in" draw:caption-point-x="-0.2402in" draw:caption-point-y="0.602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ruyenLVC</text:p>
          </table:table-cell>
          <table:table-cell table:style-name="ce69" table:formula="of:=SUM([.D47:.AH47])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3" draw:text-style-name="P1" svg:width="1.1413in" svg:height="0.7012in" svg:x="3.5591in" svg:y="10.7579in" draw:caption-point-x="-0.2402in" draw:caption-point-y="0.6106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3" draw:text-style-name="P1" svg:width="1.1413in" svg:height="0.7012in" svg:x="6.3311in" svg:y="10.7594in" draw:caption-point-x="-0.2402in" draw:caption-point-y="0.6091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7.3094in" svg:y="10.761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7.7988in" svg:y="10.7618in" draw:caption-point-x="-0.2402in" draw:caption-point-y="0.6067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3" office:value-type="float" office:value="0">
            <office:annotation draw:style-name="gr2" draw:text-style-name="P1" svg:width="1.1413in" svg:height="0.5457in" svg:x="8.2878in" svg:y="10.7626in" draw:caption-point-x="-0.2402in" draw:caption-point-y="0.6059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6" draw:text-style-name="P1" svg:width="1.1413in" svg:height="0.2634in" svg:x="9.7228in" svg:y="10.7634in" draw:caption-point-x="-0.2402in" draw:caption-point-y="0.605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4" draw:text-style-name="P1" svg:width="1.1413in" svg:height="0.3902in" svg:x="10.6358in" svg:y="10.7646in" draw:caption-point-x="-0.2402in" draw:caption-point-y="0.6039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68" office:value-type="string">
            <text:p>VietBA</text:p>
          </table:table-cell>
          <table:table-cell table:style-name="ce69" table:formula="of:=SUM([.D48:.AH48])" office:value-type="float" office:value="6.5">
            <text:p>6.5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634in" svg:x="4.9287in" svg:y="11.0067in" draw:caption-point-x="-0.2402in" draw:caption-point-y="0.6094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6.3311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6.8205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7.3094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7.7988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8.2878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9.7228in" svg:y="11.0067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3" table:style-name="ce73" office:value-type="float" office:value="0">
            <text:p>0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69" table:formula="of:=SUM([.D49:.AH49])" office:value-type="float" office:value="3.5">
            <text:p>3.5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4.0157in" svg:y="11.2535in" draw:caption-point-x="-0.2402in" draw:caption-point-y="0.6102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office:annotation draw:style-name="gr6" draw:text-style-name="P1" svg:width="1.1413in" svg:height="0.2634in" svg:x="4.9287in" svg:y="11.2539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634in" svg:x="12.9189in" svg:y="11.314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3756in" svg:y="11.314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3" office:value-type="float" office:value="1">
            <office:annotation draw:style-name="gr6" draw:text-style-name="P1" svg:width="1.1413in" svg:height="0.2634in" svg:x="13.8323in" svg:y="11.314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 table:number-columns-repeated="2"/>
          <table:table-cell table:style-name="ce73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4" table:number-columns-repeated="4"/>
          <table:table-cell table:style-name="ce76"/>
          <table:table-cell table:style-name="ce74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4" table:number-columns-repeated="4"/>
          <table:table-cell table:style-name="ce77" table:number-columns-repeated="7"/>
          <table:table-cell table:style-name="ce74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4" table:number-columns-repeated="31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2"/>
        <table:table-column table:style-name="co26" table:number-columns-repeated="7" table:default-cell-style-name="ce92"/>
        <table:table-column table:style-name="co25" table:number-columns-repeated="13" table:default-cell-style-name="ce92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7" table:number-columns-repeated="2"/>
          <table:table-cell table:style-name="ce87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7" table:number-columns-spanned="2" table:number-rows-spanned="1">
            <text:p>2017</text:p>
          </table:table-cell>
          <table:covered-table-cell table:style-name="ce98"/>
          <table:table-cell table:style-name="ce87" table:number-columns-repeated="12"/>
          <table:table-cell table:style-name="ce85" table:number-columns-repeated="952"/>
        </table:table-row>
        <table:table-row table:style-name="ro2">
          <table:table-cell table:style-name="ce66" table:number-columns-repeated="3"/>
          <table:table-cell table:style-name="ce88" table:formula="of:=DATE([.$R$1];[.N1];1)" office:value-type="date" office:date-value="2017-02-01">
            <text:p>01</text:p>
          </table:table-cell>
          <table:table-cell table:style-name="ce88" table:formula="of:=[.D2]+1" office:value-type="date" office:date-value="2017-02-02">
            <text:p>02</text:p>
          </table:table-cell>
          <table:table-cell table:style-name="ce88" table:formula="of:=[.E2]+1" office:value-type="date" office:date-value="2017-02-03">
            <text:p>03</text:p>
          </table:table-cell>
          <table:table-cell table:style-name="ce88" table:formula="of:=[.F2]+1" office:value-type="date" office:date-value="2017-02-04">
            <text:p>04</text:p>
          </table:table-cell>
          <table:table-cell table:style-name="ce88" table:formula="of:=[.G2]+1" office:value-type="date" office:date-value="2017-02-05">
            <text:p>05</text:p>
          </table:table-cell>
          <table:table-cell table:style-name="ce88" table:formula="of:=[.H2]+1" office:value-type="date" office:date-value="2017-02-06">
            <text:p>06</text:p>
          </table:table-cell>
          <table:table-cell table:style-name="ce88" table:formula="of:=[.I2]+1" office:value-type="date" office:date-value="2017-02-07">
            <text:p>07</text:p>
          </table:table-cell>
          <table:table-cell table:style-name="ce88" table:formula="of:=[.J2]+1" office:value-type="date" office:date-value="2017-02-08">
            <text:p>08</text:p>
          </table:table-cell>
          <table:table-cell table:style-name="ce88" table:formula="of:=[.K2]+1" office:value-type="date" office:date-value="2017-02-09">
            <text:p>09</text:p>
          </table:table-cell>
          <table:table-cell table:style-name="ce88" table:formula="of:=[.L2]+1" office:value-type="date" office:date-value="2017-02-10">
            <text:p>10</text:p>
          </table:table-cell>
          <table:table-cell table:style-name="ce88" table:formula="of:=[.M2]+1" office:value-type="date" office:date-value="2017-02-11">
            <text:p>11</text:p>
          </table:table-cell>
          <table:table-cell table:style-name="ce88" table:formula="of:=[.N2]+1" office:value-type="date" office:date-value="2017-02-12">
            <text:p>12</text:p>
          </table:table-cell>
          <table:table-cell table:style-name="ce88" table:formula="of:=[.O2]+1" office:value-type="date" office:date-value="2017-02-13">
            <text:p>13</text:p>
          </table:table-cell>
          <table:table-cell table:style-name="ce88" table:formula="of:=[.P2]+1" office:value-type="date" office:date-value="2017-02-14">
            <text:p>14</text:p>
          </table:table-cell>
          <table:table-cell table:style-name="ce88" table:formula="of:=[.Q2]+1" office:value-type="date" office:date-value="2017-02-15">
            <text:p>15</text:p>
          </table:table-cell>
          <table:table-cell table:style-name="ce88" table:formula="of:=[.R2]+1" office:value-type="date" office:date-value="2017-02-16">
            <text:p>16</text:p>
          </table:table-cell>
          <table:table-cell table:style-name="ce88" table:formula="of:=[.S2]+1" office:value-type="date" office:date-value="2017-02-17">
            <text:p>17</text:p>
          </table:table-cell>
          <table:table-cell table:style-name="ce88" table:formula="of:=[.T2]+1" office:value-type="date" office:date-value="2017-02-18">
            <text:p>18</text:p>
          </table:table-cell>
          <table:table-cell table:style-name="ce88" table:formula="of:=[.U2]+1" office:value-type="date" office:date-value="2017-02-19">
            <text:p>19</text:p>
          </table:table-cell>
          <table:table-cell table:style-name="ce88" table:formula="of:=[.V2]+1" office:value-type="date" office:date-value="2017-02-20">
            <text:p>20</text:p>
          </table:table-cell>
          <table:table-cell table:style-name="ce88" table:formula="of:=[.W2]+1" office:value-type="date" office:date-value="2017-02-21">
            <text:p>21</text:p>
          </table:table-cell>
          <table:table-cell table:style-name="ce88" table:formula="of:=[.X2]+1" office:value-type="date" office:date-value="2017-02-22">
            <text:p>22</text:p>
          </table:table-cell>
          <table:table-cell table:style-name="ce88" table:formula="of:=[.Y2]+1" office:value-type="date" office:date-value="2017-02-23">
            <text:p>23</text:p>
          </table:table-cell>
          <table:table-cell table:style-name="ce88" table:formula="of:=[.Z2]+1" office:value-type="date" office:date-value="2017-02-24">
            <text:p>24</text:p>
          </table:table-cell>
          <table:table-cell table:style-name="ce88" table:formula="of:=[.AA2]+1" office:value-type="date" office:date-value="2017-02-25">
            <text:p>25</text:p>
          </table:table-cell>
          <table:table-cell table:style-name="ce88" table:formula="of:=[.AB2]+1" office:value-type="date" office:date-value="2017-02-26">
            <text:p>26</text:p>
          </table:table-cell>
          <table:table-cell table:style-name="ce88" table:formula="of:=[.AC2]+1" office:value-type="date" office:date-value="2017-02-27">
            <text:p>27</text:p>
          </table:table-cell>
          <table:table-cell table:style-name="ce88" table:formula="of:=[.AD2]+1" office:value-type="date" office:date-value="2017-02-28">
            <text:p>28</text:p>
          </table:table-cell>
          <table:table-cell table:style-name="ce85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6" table:formula="of:=SUM([.D4:.AE4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0.1079in" draw:caption-point-x="-0.2402in" draw:caption-point-y="0.610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0.16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3311in" svg:y="0.1126in" draw:caption-point-x="-0.2402in" draw:caption-point-y="0.605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9.2661in" svg:y="0.1146in" draw:caption-point-x="-0.2402in" draw:caption-point-y="0.603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9189in" svg:y="0.1177in" draw:caption-point-x="-0.2402in" draw:caption-point-y="0.600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6" table:formula="of:=SUM([.D5:.AE5])" office:value-type="float" office:value="1.5">
            <text:p>1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3311in" svg:y="0.3602in" draw:caption-point-x="-0.2402in" draw:caption-point-y="0.605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8" draw:text-style-name="P1" svg:width="1.1413in" svg:height="0.8567in" svg:x="9.2661in" svg:y="0.3622in" draw:caption-point-x="-0.2402in" draw:caption-point-y="0.603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0.1791in" svg:y="0.363in" draw:caption-point-x="-0.2402in" draw:caption-point-y="0.6028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0059in" svg:y="0.3638in" draw:caption-point-x="-0.2402in" draw:caption-point-y="0.602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13.3756in" svg:y="0.3657in" draw:caption-point-x="-0.2402in" draw:caption-point-y="0.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3" draw:text-style-name="P1" svg:width="1.1413in" svg:height="0.7012in" svg:x="14.7457in" svg:y="0.3661in" draw:caption-point-x="-0.2402in" draw:caption-point-y="0.599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6" table:formula="of:=SUM([.D6:.AE6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0.660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0.660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5.3854in" svg:y="0.6063in" draw:caption-point-x="-0.2402in" draw:caption-point-y="0.607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6.8205in" svg:y="0.6083in" draw:caption-point-x="-0.2402in" draw:caption-point-y="0.605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0.1791in" svg:y="0.6106in" draw:caption-point-x="-0.2402in" draw:caption-point-y="0.6028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8" draw:text-style-name="P1" svg:width="1.1413in" svg:height="0.8567in" svg:x="11.5492in" svg:y="0.611in" draw:caption-point-x="-0.2402in" draw:caption-point-y="0.6024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6" table:formula="of:=SUM([.D7:.AE7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8.7768in" svg:y="0.8567in" draw:caption-point-x="-0.2402in" draw:caption-point-y="0.604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4622in" svg:y="0.8598in" draw:caption-point-x="-0.2402in" draw:caption-point-y="0.6012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13.3756in" svg:y="0.861in" draw:caption-point-x="-0.2402in" draw:caption-point-y="0.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2" draw:text-style-name="P1" svg:width="1.1413in" svg:height="0.5457in" svg:x="14.7457in" svg:y="0.8614in" draw:caption-point-x="-0.2402in" draw:caption-point-y="0.599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6" table:formula="of:=SUM([.D8:.AE8])" office:value-type="float" office:value="4.5">
            <text:p>4.5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4.9287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0">
            <office:annotation draw:style-name="gr4" draw:text-style-name="P1" svg:width="1.1413in" svg:height="0.3902in" svg:x="5.3854in" svg:y="1.1016in" draw:caption-point-x="-0.2402in" draw:caption-point-y="0.607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8205in" svg:y="1.1035in" draw:caption-point-x="-0.2402in" draw:caption-point-y="0.605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9.7228in" svg:y="1.1055in" draw:caption-point-x="-0.2402in" draw:caption-point-y="0.603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12.4622in" svg:y="1.1071in" draw:caption-point-x="-0.2402in" draw:caption-point-y="0.6016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0" office:value-type="float" office:value="0.5">
            <office:annotation draw:style-name="gr6" draw:text-style-name="P1" svg:width="1.1413in" svg:height="0.2634in" svg:x="12.9189in" svg:y="1.1071in" draw:caption-point-x="-0.2402in" draw:caption-point-y="0.601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6" table:formula="of:=SUM([.D9:.AE9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2" draw:text-style-name="P1" svg:width="1.1413in" svg:height="0.5457in" svg:x="11.5492in" svg:y="1.3543in" draw:caption-point-x="-0.2402in" draw:caption-point-y="0.6024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6" table:formula="of:=SUM([.D10:.AE10])" office:value-type="float" office:value="5.5">
            <text:p>5.5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.651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.651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8" draw:text-style-name="P1" svg:width="1.1413in" svg:height="0.8567in" svg:x="5.8421in" svg:y="1.5941in" draw:caption-point-x="-0.2402in" draw:caption-point-y="0.610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0" office:value-type="float" office:value="1">
            <office:annotation draw:style-name="gr8" draw:text-style-name="P1" svg:width="1.1413in" svg:height="0.8567in" svg:x="6.3311in" svg:y="1.5941in" draw:caption-point-x="-0.2402in" draw:caption-point-y="0.610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0" office:value-type="float" office:value="1">
            <office:annotation draw:style-name="gr8" draw:text-style-name="P1" svg:width="1.1413in" svg:height="0.8567in" svg:x="6.8205in" svg:y="1.5941in" draw:caption-point-x="-0.2402in" draw:caption-point-y="0.610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/>
          <table:table-cell table:style-name="ce99"/>
          <table:table-cell table:style-name="ce90" office:value-type="float" office:value="0.5">
            <office:annotation draw:style-name="gr4" draw:text-style-name="P1" svg:width="1.1413in" svg:height="0.3902in" svg:x="11.5492in" svg:y="1.6024in" draw:caption-point-x="-0.2402in" draw:caption-point-y="0.602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8" office:value-type="string">
            <text:p>HaTH</text:p>
          </table:table-cell>
          <table:table-cell table:style-name="ce86" table:formula="of:=SUM([.D11:.AE11])" office:value-type="float" office:value="4">
            <text:p>4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6.8205in" svg:y="1.8465in" draw:caption-point-x="-0.2402in" draw:caption-point-y="0.605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2" draw:text-style-name="P1" svg:width="1.1413in" svg:height="0.5457in" svg:x="8.2878in" svg:y="1.8472in" draw:caption-point-x="-0.2402in" draw:caption-point-y="0.604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6" table:formula="of:=SUM([.D12:.AE12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2.0921in" draw:caption-point-x="-0.2402in" draw:caption-point-y="0.6075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2.0941in" draw:caption-point-x="-0.2402in" draw:caption-point-y="0.605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8205in" svg:y="2.0945in" draw:caption-point-x="-0.2402in" draw:caption-point-y="0.605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8.2878in" svg:y="2.0949in" draw:caption-point-x="-0.2402in" draw:caption-point-y="0.604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8.7768in" svg:y="2.0953in" draw:caption-point-x="-0.2402in" draw:caption-point-y="0.604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6" table:formula="of:=SUM([.D13:.AE13])" office:value-type="float" office:value="1">
            <text:p>1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5.8421in" svg:y="2.3413in" draw:caption-point-x="-0.2402in" draw:caption-point-y="0.605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3311in" svg:y="2.3417in" draw:caption-point-x="-0.2402in" draw:caption-point-y="0.605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8" draw:text-style-name="P1" svg:width="1.1413in" svg:height="0.8567in" svg:x="8.2878in" svg:y="2.3425in" draw:caption-point-x="-0.2402in" draw:caption-point-y="0.604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10.1791in" svg:y="2.3445in" draw:caption-point-x="-0.2402in" draw:caption-point-y="0.6028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4622in" svg:y="2.3461in" draw:caption-point-x="-0.2402in" draw:caption-point-y="0.6012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6" table:formula="of:=SUM([.D14:.AE14])" office:value-type="float" office:value="3.5">
            <text:p>3.5</text:p>
          </table:table-cell>
          <table:table-cell table:style-name="ce90"/>
          <table:table-cell table:number-columns-repeated="2" table:style-name="ce90" office:value-type="float" office:value="1"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6.3311in" svg:y="2.5898in" draw:caption-point-x="-0.2402in" draw:caption-point-y="0.605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8.7768in" svg:y="2.5909in" draw:caption-point-x="-0.2402in" draw:caption-point-y="0.603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12.9189in" svg:y="2.5949in" draw:caption-point-x="-0.2402in" draw:caption-point-y="0.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6" table:formula="of:=SUM([.D15:.AE15])" office:value-type="float" office:value="1">
            <text:p>1</text:p>
          </table:table-cell>
          <table:table-cell table:style-name="ce90"/>
          <table:table-cell table:style-name="ce90" office:value-type="float" office:value="0">
            <office:annotation draw:style-name="gr6" draw:text-style-name="P1" svg:width="1.1413in" svg:height="0.2634in" svg:x="3.1024in" svg:y="2.8252in" draw:caption-point-x="-0.2402in" draw:caption-point-y="0.617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3.5591in" svg:y="2.8252in" draw:caption-point-x="-0.2402in" draw:caption-point-y="0.617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3902in" svg:x="4.9287in" svg:y="2.8362in" draw:caption-point-x="-0.2402in" draw:caption-point-y="0.606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8.7768in" svg:y="2.8382in" draw:caption-point-x="-0.2402in" draw:caption-point-y="0.604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9.7228in" svg:y="2.8398in" draw:caption-point-x="-0.2402in" draw:caption-point-y="0.6028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0" office:value-type="float" office:value="0.5">
            <office:annotation draw:style-name="gr3" draw:text-style-name="P1" svg:width="1.1413in" svg:height="0.7012in" svg:x="10.1791in" svg:y="2.8398in" draw:caption-point-x="-0.2402in" draw:caption-point-y="0.6028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0059in" svg:y="2.8409in" draw:caption-point-x="-0.2402in" draw:caption-point-y="0.6016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9189in" svg:y="2.8425in" draw:caption-point-x="-0.2402in" draw:caption-point-y="0.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6" table:formula="of:=SUM([.D16:.AE16])" office:value-type="float" office:value="0">
            <text:p>0</text:p>
          </table:table-cell>
          <table:table-cell table:style-name="ce90" table:number-columns-repeated="5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86" table:formula="of:=SUM([.D17:.AE17])" office:value-type="float" office:value="3">
            <text:p>3</text:p>
          </table:table-cell>
          <table:table-cell table:style-name="ce90"/>
          <table:table-cell table:style-name="ce90" office:value-type="float" office:value="0">
            <office:annotation draw:style-name="gr6" draw:text-style-name="P1" svg:width="1.1413in" svg:height="0.2634in" svg:x="3.1024in" svg:y="3.3209in" draw:caption-point-x="-0.2402in" draw:caption-point-y="0.617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3.5591in" svg:y="3.3209in" draw:caption-point-x="-0.2402in" draw:caption-point-y="0.617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2" draw:text-style-name="P1" svg:width="1.1413in" svg:height="0.5457in" svg:x="4.9287in" svg:y="3.3307in" draw:caption-point-x="-0.2402in" draw:caption-point-y="0.6075in">
              <dc:date>2017-02-06T00:00:00</dc:date>
              <text:p text:style-name="P1"><text:span text:style-name="T1">Xe tới trễ, về ko kịp nên xin off thêm 1 ngày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8421in" svg:y="3.3323in" draw:caption-point-x="-0.2402in" draw:caption-point-y="0.6059in">
              <dc:date>2017-02-08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3.3327in" draw:caption-point-x="-0.2402in" draw:caption-point-y="0.6055in">
              <dc:date>2017-02-09T00:00:00</dc:date>
              <text:p text:style-name="P1"><text:span text:style-name="T1">8h26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8205in" svg:y="3.3331in" draw:caption-point-x="-0.2402in" draw:caption-point-y="0.6051in">
              <dc:date>2017-02-10T00:00:00</dc:date>
              <text:p text:style-name="P1"><text:span text:style-name="T1">8h26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8.2878in" svg:y="3.3335in" draw:caption-point-x="-0.2402in" draw:caption-point-y="0.6047in">
              <dc:date>2017-02-13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3.335in" draw:caption-point-x="-0.2402in" draw:caption-point-y="0.6031in">
              <dc:date>2017-02-16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0.1791in" svg:y="3.3354in" draw:caption-point-x="-0.2402in" draw:caption-point-y="0.6028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0059in" svg:y="3.3362in" draw:caption-point-x="-0.2402in" draw:caption-point-y="0.602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2.4622in" svg:y="3.337in" draw:caption-point-x="-0.2402in" draw:caption-point-y="0.6012in">
              <dc:date>2017-02-21T00:00:00</dc:date>
              <text:p text:style-name="P1"><text:span text:style-name="T1">Bận việc nhà</text:span></text:p>
            </office:annotation>
            <text:p>1</text:p>
          </table:table-cell>
          <table:table-cell table:style-name="ce90" office:value-type="float" office:value="0">
            <office:annotation draw:style-name="gr6" draw:text-style-name="P1" svg:width="1.1413in" svg:height="0.2634in" svg:x="12.9189in" svg:y="3.3378in" draw:caption-point-x="-0.2402in" draw:caption-point-y="0.600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14.7457in" svg:y="3.3386in" draw:caption-point-x="-0.2402in" draw:caption-point-y="0.5996in">
              <dc:date>2017-02-27T00:00:00</dc:date>
              <text:p text:style-name="P1"><text:span text:style-name="T1">8h36 vào cty</text:span></text:p>
            </office:annotation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5.202in" svg:y="3.339in" draw:caption-point-x="-0.2402in" draw:caption-point-y="0.5992in">
              <dc:date>2017-02-28T00:00:00</dc:date>
              <text:p text:style-name="P1"><text:span text:style-name="T1">Em họ mấ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86" table:formula="of:=SUM([.D18:.AE18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86" table:formula="of:=SUM([.D19:.AE19])" office:value-type="float" office:value="1">
            <text:p>1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3.880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86" table:formula="of:=SUM([.D20:.AE20])" office:value-type="float" office:value="5">
            <text:p>5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4.12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4.12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4.9287in" svg:y="4.12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5.3854in" svg:y="4.12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8.2878in" svg:y="4.0764in" draw:caption-point-x="-0.2402in" draw:caption-point-y="0.604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86" table:formula="of:=SUM([.D21:.AE21])" office:value-type="float" office:value="0.5">
            <text:p>0.5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3" draw:text-style-name="P1" svg:width="1.1413in" svg:height="0.7012in" svg:x="3.5591in" svg:y="4.3209in" draw:caption-point-x="-0.2402in" draw:caption-point-y="0.6079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0.1791in" svg:y="4.326in" draw:caption-point-x="-0.2402in" draw:caption-point-y="0.6028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4622in" svg:y="4.3276in" draw:caption-point-x="-0.2402in" draw:caption-point-y="0.6012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3902in" svg:x="14.7457in" svg:y="4.3295in" draw:caption-point-x="-0.2402in" draw:caption-point-y="0.599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86" table:formula="of:=SUM([.D22:.AE22])" office:value-type="float" office:value="2.5">
            <text:p>2.5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3" draw:text-style-name="P1" svg:width="1.1413in" svg:height="0.7012in" svg:x="3.5591in" svg:y="4.5685in" draw:caption-point-x="-0.2402in" draw:caption-point-y="0.6079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14.7457in" svg:y="4.5768in" draw:caption-point-x="-0.2402in" draw:caption-point-y="0.599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0" office:value-type="float" office:value="0.5">
            <office:annotation draw:style-name="gr2" draw:text-style-name="P1" svg:width="1.1413in" svg:height="0.5457in" svg:x="15.202in" svg:y="4.5772in" draw:caption-point-x="-0.2402in" draw:caption-point-y="0.599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86" table:formula="of:=SUM([.D23:.AE23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4.87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4.87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86" table:formula="of:=SUM([.D24:.AE24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13.3756in" svg:y="5.0717in" draw:caption-point-x="-0.2402in" draw:caption-point-y="0.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86" table:formula="of:=SUM([.D25:.AE25])" office:value-type="float" office:value="5">
            <text:p>5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5.366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5.366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4.9287in" svg:y="5.366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5.3854in" svg:y="5.366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5.8421in" svg:y="5.366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0.1791in" svg:y="5.3165in" draw:caption-point-x="-0.2402in" draw:caption-point-y="0.6028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86" table:formula="of:=SUM([.D26:.AE26])" office:value-type="float" office:value="3">
            <text:p>3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5.614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5.614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3854in" svg:y="5.5602in" draw:caption-point-x="-0.2402in" draw:caption-point-y="0.607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5.5618in" draw:caption-point-x="-0.2402in" draw:caption-point-y="0.605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8205in" svg:y="5.5622in" draw:caption-point-x="-0.2402in" draw:caption-point-y="0.605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8.2878in" svg:y="5.5626in" draw:caption-point-x="-0.2402in" draw:caption-point-y="0.604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0059in" svg:y="5.5654in" draw:caption-point-x="-0.2402in" draw:caption-point-y="0.602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15.202in" svg:y="5.5681in" draw:caption-point-x="-0.2402in" draw:caption-point-y="0.599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86" table:formula="of:=SUM([.D27:.AE27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5.862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5.862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86" table:formula="of:=SUM([.D28:.AE28])" office:value-type="float" office:value="3">
            <text:p>3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3" draw:text-style-name="P1" svg:width="1.1413in" svg:height="0.7012in" svg:x="8.7768in" svg:y="6.0583in" draw:caption-point-x="-0.2402in" draw:caption-point-y="0.604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12.4622in" svg:y="6.0622in" draw:caption-point-x="-0.2402in" draw:caption-point-y="0.600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3.3756in" svg:y="6.0626in" draw:caption-point-x="-0.2402in" draw:caption-point-y="0.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86" table:formula="of:=SUM([.D29:.AE29])" office:value-type="float" office:value="4">
            <text:p>4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6.357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6.357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4.9287in" svg:y="6.357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5.3854in" svg:y="6.357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0">
            <office:annotation draw:style-name="gr2" draw:text-style-name="P1" svg:width="1.1413in" svg:height="0.5457in" svg:x="5.8421in" svg:y="6.3043in" draw:caption-point-x="-0.2402in" draw:caption-point-y="0.605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86" table:formula="of:=SUM([.D30:.AE30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6.5504in" draw:caption-point-x="-0.2402in" draw:caption-point-y="0.6075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8421in" svg:y="6.552in" draw:caption-point-x="-0.2402in" draw:caption-point-y="0.605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6.5524in" draw:caption-point-x="-0.2402in" draw:caption-point-y="0.605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8.2878in" svg:y="6.5531in" draw:caption-point-x="-0.2402in" draw:caption-point-y="0.604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8.7768in" svg:y="6.5535in" draw:caption-point-x="-0.2402in" draw:caption-point-y="0.604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NH</text:p>
          </table:table-cell>
          <table:table-cell table:style-name="ce86" table:formula="of:=SUM([.D31:.AE31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86" table:formula="of:=SUM([.D32:.AE32])" office:value-type="float" office:value="6">
            <text:p>6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7.100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7.100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5.3854in" svg:y="7.0461in" draw:caption-point-x="-0.2402in" draw:caption-point-y="0.607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3902in" svg:x="5.8421in" svg:y="7.0461in" draw:caption-point-x="-0.2402in" draw:caption-point-y="0.607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3902in" svg:x="6.3311in" svg:y="7.0461in" draw:caption-point-x="-0.2402in" draw:caption-point-y="0.607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3902in" svg:x="6.8205in" svg:y="7.0461in" draw:caption-point-x="-0.2402in" draw:caption-point-y="0.607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86" table:formula="of:=SUM([.D33:.AE33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7.3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7.3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7.2933in" draw:caption-point-x="-0.2402in" draw:caption-point-y="0.6075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3854in" svg:y="7.2937in" draw:caption-point-x="-0.2402in" draw:caption-point-y="0.607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7.2953in" draw:caption-point-x="-0.2402in" draw:caption-point-y="0.605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8205in" svg:y="7.2957in" draw:caption-point-x="-0.2402in" draw:caption-point-y="0.605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7.2976in" draw:caption-point-x="-0.2402in" draw:caption-point-y="0.603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0.1791in" svg:y="7.298in" draw:caption-point-x="-0.2402in" draw:caption-point-y="0.6028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11.5492in" svg:y="7.2984in" draw:caption-point-x="-0.2402in" draw:caption-point-y="0.6024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0059in" svg:y="7.2988in" draw:caption-point-x="-0.2402in" draw:caption-point-y="0.602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14.7457in" svg:y="7.3012in" draw:caption-point-x="-0.2402in" draw:caption-point-y="0.599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gaTN</text:p>
          </table:table-cell>
          <table:table-cell table:style-name="ce86" table:formula="of:=SUM([.D34:.AE34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86" table:formula="of:=SUM([.D35:.AE35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86" table:formula="of:=SUM([.D36:.AE36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8.09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8.09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2" draw:text-style-name="P1" svg:width="1.1413in" svg:height="0.5457in" svg:x="14.7457in" svg:y="8.0449in" draw:caption-point-x="-0.2402in" draw:caption-point-y="0.599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86" table:formula="of:=SUM([.D37:.AE37])" office:value-type="float" office:value="1.5">
            <text:p>1.5</text:p>
          </table:table-cell>
          <table:table-cell table:style-name="ce90"/>
          <table:table-cell table:style-name="ce90" office:value-type="float" office:value="0">
            <office:annotation draw:style-name="gr2" draw:text-style-name="P1" svg:width="1.1413in" svg:height="0.5457in" svg:x="3.1024in" svg:y="8.2957in" draw:caption-point-x="-0.2402in" draw:caption-point-y="0.5961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8.2843in" draw:caption-point-x="-0.2402in" draw:caption-point-y="0.6075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6.3311in" svg:y="8.2862in" draw:caption-point-x="-0.2402in" draw:caption-point-y="0.605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6.8205in" svg:y="8.2866in" draw:caption-point-x="-0.2402in" draw:caption-point-y="0.605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9.2661in" svg:y="8.2882in" draw:caption-point-x="-0.2402in" draw:caption-point-y="0.603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.5">
            <office:annotation draw:style-name="gr3" draw:text-style-name="P1" svg:width="1.1413in" svg:height="0.7012in" svg:x="10.1791in" svg:y="8.289in" draw:caption-point-x="-0.2402in" draw:caption-point-y="0.6028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86" table:formula="of:=SUM([.D38:.AE38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3854in" svg:y="8.5323in" draw:caption-point-x="-0.2402in" draw:caption-point-y="0.607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8.5362in" draw:caption-point-x="-0.2402in" draw:caption-point-y="0.603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68" office:value-type="string">
            <text:p>PhuongTH</text:p>
          </table:table-cell>
          <table:table-cell table:style-name="ce86" table:formula="of:=SUM([.D39:.AE39])" office:value-type="float" office:value="7">
            <text:p>7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7012in" svg:x="4.9287in" svg:y="8.7795in" draw:caption-point-x="-0.2402in" draw:caption-point-y="0.6075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5.3854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6.3311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8.7768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9.7228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2.0059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2.9189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6" draw:text-style-name="P1" svg:width="1.1413in" svg:height="0.2634in" svg:x="15.202in" svg:y="8.7799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86" table:formula="of:=SUM([.D40:.AE40])" office:value-type="float" office:value="2.5">
            <text:p>2.5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3.5591in" svg:y="9.0272in" draw:caption-point-x="-0.2402in" draw:caption-point-y="0.6075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9.0272in" draw:caption-point-x="-0.2402in" draw:caption-point-y="0.6075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5.3854in" svg:y="9.0276in" draw:caption-point-x="-0.2402in" draw:caption-point-y="0.607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6.3311in" svg:y="9.0287in" draw:caption-point-x="-0.2402in" draw:caption-point-y="0.605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0" office:value-type="float" office:value="1">
            <office:annotation draw:style-name="gr6" draw:text-style-name="P1" svg:width="1.1413in" svg:height="0.2634in" svg:x="6.8205in" svg:y="9.0295in" draw:caption-point-x="-0.2402in" draw:caption-point-y="0.605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9.2661in" svg:y="9.0311in" draw:caption-point-x="-0.2402in" draw:caption-point-y="0.603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12.4622in" svg:y="9.0311in" draw:caption-point-x="-0.2402in" draw:caption-point-y="0.603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SonPX</text:p>
          </table:table-cell>
          <table:table-cell table:style-name="ce86" table:formula="of:=SUM([.D41:.AE41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86" table:formula="of:=SUM([.D42:.AE42])" office:value-type="float" office:value="1">
            <text:p>1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3.5591in" svg:y="9.522in" draw:caption-point-x="-0.2402in" draw:caption-point-y="0.6079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5.3854in" svg:y="9.5228in" draw:caption-point-x="-0.2402in" draw:caption-point-y="0.607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8.7768in" svg:y="9.5256in" draw:caption-point-x="-0.2402in" draw:caption-point-y="0.604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10.1791in" svg:y="9.5272in" draw:caption-point-x="-0.2402in" draw:caption-point-y="0.6028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4622in" svg:y="9.5287in" draw:caption-point-x="-0.2402in" draw:caption-point-y="0.6012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86" table:formula="of:=SUM([.D43:.AE43])" office:value-type="float" office:value="3">
            <text:p>3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9.82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9.82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634in" svg:x="4.9287in" svg:y="9.82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3.3756in" svg:y="9.7776in" draw:caption-point-x="-0.2402in" draw:caption-point-y="0.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hinhDH</text:p>
          </table:table-cell>
          <table:table-cell table:style-name="ce86" table:formula="of:=SUM([.D44:.AE44])" office:value-type="float" office:value="7">
            <text:p>7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0.07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0.07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1">
            <office:annotation draw:style-name="gr3" draw:text-style-name="P1" svg:width="1.1413in" svg:height="0.7012in" svg:x="4.9287in" svg:y="10.0181in" draw:caption-point-x="-0.2402in" draw:caption-point-y="0.6075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0" office:value-type="float" office:value="1">
            <office:annotation draw:style-name="gr3" draw:text-style-name="P1" svg:width="1.1413in" svg:height="0.7012in" svg:x="5.3854in" svg:y="10.0181in" draw:caption-point-x="-0.2402in" draw:caption-point-y="0.6075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0" office:value-type="float" office:value="1">
            <office:annotation draw:style-name="gr3" draw:text-style-name="P1" svg:width="1.1413in" svg:height="0.7012in" svg:x="5.8421in" svg:y="10.0181in" draw:caption-point-x="-0.2402in" draw:caption-point-y="0.6075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0" office:value-type="float" office:value="1">
            <office:annotation draw:style-name="gr3" draw:text-style-name="P1" svg:width="1.1413in" svg:height="0.7012in" svg:x="6.3311in" svg:y="10.0181in" draw:caption-point-x="-0.2402in" draw:caption-point-y="0.6075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0" office:value-type="float" office:value="1">
            <office:annotation draw:style-name="gr3" draw:text-style-name="P1" svg:width="1.1413in" svg:height="0.7012in" svg:x="6.8205in" svg:y="10.0181in" draw:caption-point-x="-0.2402in" draw:caption-point-y="0.6075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86" table:formula="of:=SUM([.D45:.AE45])" office:value-type="float" office:value="2.5">
            <text:p>2.5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9189in" svg:y="10.2728in" draw:caption-point-x="-0.2402in" draw:caption-point-y="0.600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0" office:value-type="float" office:value="0.5">
            <office:annotation draw:style-name="gr6" draw:text-style-name="P1" svg:width="1.1413in" svg:height="0.2634in" svg:x="13.3756in" svg:y="10.2732in" draw:caption-point-x="-0.2402in" draw:caption-point-y="0.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oaiVK</text:p>
          </table:table-cell>
          <table:table-cell table:style-name="ce86" table:formula="of:=SUM([.D46:.AE46])" office:value-type="float" office:value="0.5"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3854in" svg:y="10.5138in" draw:caption-point-x="-0.2402in" draw:caption-point-y="0.607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6.3311in" svg:y="10.5154in" draw:caption-point-x="-0.2402in" draw:caption-point-y="0.605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10.5177in" draw:caption-point-x="-0.2402in" draw:caption-point-y="0.603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4622in" svg:y="10.5197in" draw:caption-point-x="-0.2402in" draw:caption-point-y="0.6012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5.202in" svg:y="10.5217in" draw:caption-point-x="-0.2402in" draw:caption-point-y="0.599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86" table:formula="of:=SUM([.D47:.AE47])" office:value-type="float" office:value="2">
            <text:p>2</text:p>
          </table:table-cell>
          <table:table-cell table:style-name="ce90"/>
          <table:table-cell table:style-name="ce90" office:value-type="float" office:value="0">
            <office:annotation draw:style-name="gr6" draw:text-style-name="P1" svg:width="1.1413in" svg:height="0.2634in" svg:x="3.1024in" svg:y="10.7602in" draw:caption-point-x="-0.2402in" draw:caption-point-y="0.6083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4.9287in" svg:y="10.761in" draw:caption-point-x="-0.2402in" draw:caption-point-y="0.6075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5.3854in" svg:y="10.7614in" draw:caption-point-x="-0.2402in" draw:caption-point-y="0.607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5.8421in" svg:y="10.7626in" draw:caption-point-x="-0.2402in" draw:caption-point-y="0.605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6.3311in" svg:y="10.763in" draw:caption-point-x="-0.2402in" draw:caption-point-y="0.605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0" office:value-type="float" office:value="0">
            <office:annotation draw:style-name="gr8" draw:text-style-name="P1" svg:width="1.1413in" svg:height="0.8567in" svg:x="6.8205in" svg:y="10.7634in" draw:caption-point-x="-0.2402in" draw:caption-point-y="0.605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8.2878in" svg:y="10.7638in" draw:caption-point-x="-0.2402in" draw:caption-point-y="0.604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0" office:value-type="float" office:value="0.5">
            <office:annotation draw:style-name="gr3" draw:text-style-name="P1" svg:width="1.1413in" svg:height="0.7012in" svg:x="8.7768in" svg:y="10.7642in" draw:caption-point-x="-0.2402in" draw:caption-point-y="0.604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0" office:value-type="float" office:value="0">
            <office:annotation draw:style-name="gr6" draw:text-style-name="P1" svg:width="1.1413in" svg:height="0.2634in" svg:x="9.2661in" svg:y="10.765in" draw:caption-point-x="-0.2402in" draw:caption-point-y="0.603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9.7228in" svg:y="10.7654in" draw:caption-point-x="-0.2402in" draw:caption-point-y="0.603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10.1791in" svg:y="10.7657in" draw:caption-point-x="-0.2402in" draw:caption-point-y="0.6028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">
            <office:annotation draw:style-name="gr6" draw:text-style-name="P1" svg:width="1.1413in" svg:height="0.2634in" svg:x="11.5492in" svg:y="10.7661in" draw:caption-point-x="-0.2402in" draw:caption-point-y="0.6024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0059in" svg:y="10.7665in" draw:caption-point-x="-0.2402in" draw:caption-point-y="0.602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2.4622in" svg:y="10.7673in" draw:caption-point-x="-0.2402in" draw:caption-point-y="0.6012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9189in" svg:y="10.7681in" draw:caption-point-x="-0.2402in" draw:caption-point-y="0.600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13.3756in" svg:y="10.7689in" draw:caption-point-x="-0.2402in" draw:caption-point-y="0.599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15.202in" svg:y="10.7693in" draw:caption-point-x="-0.2402in" draw:caption-point-y="0.599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86" table:formula="of:=SUM([.D48:.AE48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1.063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1.063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6.3311in" svg:y="11.0106in" draw:caption-point-x="-0.2402in" draw:caption-point-y="0.605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6.8205in" svg:y="11.011in" draw:caption-point-x="-0.2402in" draw:caption-point-y="0.605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12.9189in" svg:y="11.0157in" draw:caption-point-x="-0.2402in" draw:caption-point-y="0.600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2" draw:text-style-name="P1" svg:width="1.1413in" svg:height="0.5457in" svg:x="14.7457in" svg:y="11.0165in" draw:caption-point-x="-0.2402in" draw:caption-point-y="0.599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68" office:value-type="string">
            <text:p>VietBA</text:p>
          </table:table-cell>
          <table:table-cell table:style-name="ce86" table:formula="of:=SUM([.D49:.AE49])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634in" svg:x="12.4622in" svg:y="11.2626in" draw:caption-point-x="-0.2402in" draw:caption-point-y="0.6012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86" table:formula="of:=SUM([.D50:.AE50])" office:value-type="float" office:value="2">
            <text:p>2</text:p>
          </table:table-cell>
          <table:table-cell table:style-name="ce90"/>
          <table:table-cell table:style-name="ce90" office:value-type="float" office:value="1">
            <office:annotation draw:style-name="gr6" draw:text-style-name="P1" svg:width="1.1413in" svg:height="0.2634in" svg:x="3.1024in" svg:y="11.558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office:value-type="float" office:value="1">
            <office:annotation draw:style-name="gr6" draw:text-style-name="P1" svg:width="1.1413in" svg:height="0.2634in" svg:x="3.5591in" svg:y="11.558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1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1" table:number-columns-repeated="4"/>
          <table:table-cell table:style-name="ce93"/>
          <table:table-cell table:style-name="ce91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1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1" table:number-columns-repeated="4"/>
          <table:table-cell table:style-name="ce94" table:number-columns-repeated="7"/>
          <table:table-cell table:style-name="ce91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1" table:number-columns-repeated="28"/>
          <table:table-cell table:style-name="ce43" table:number-columns-repeated="952"/>
        </table:table-row>
        <table:table-row table:style-name="ro2" table:number-rows-repeated="98312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7" table:number-columns-repeated="2"/>
          <table:table-cell table:style-name="ce101" table:number-columns-repeated="8"/>
          <table:table-cell table:style-name="ce109" office:value-type="string" table:number-columns-spanned="2" table:number-rows-spanned="1">
            <text:p>Month</text:p>
          </table:table-cell>
          <table:covered-table-cell table:style-name="ce110"/>
          <table:table-cell table:style-name="ce111" table:content-validation-name="val1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09" office:value-type="string" table:number-columns-spanned="2" table:number-rows-spanned="1">
            <text:p>Year</text:p>
          </table:table-cell>
          <table:covered-table-cell table:style-name="ce110"/>
          <table:table-cell table:style-name="ce109" office:value-type="float" office:value="2017" table:number-columns-spanned="2" table:number-rows-spanned="1">
            <text:p>2017</text:p>
          </table:table-cell>
          <table:covered-table-cell table:style-name="ce112"/>
          <table:table-cell table:style-name="ce101" table:number-columns-repeated="15"/>
          <table:table-cell table:style-name="ce85" table:number-columns-repeated="952"/>
        </table:table-row>
        <table:table-row table:style-name="ro2">
          <table:table-cell table:style-name="ce66" table:number-columns-repeated="3"/>
          <table:table-cell table:style-name="ce102" table:formula="of:=DATE([.$R$1];[.N1];1)" office:value-type="date" office:date-value="2017-03-01">
            <text:p>01</text:p>
          </table:table-cell>
          <table:table-cell table:style-name="ce102" table:formula="of:=[.D2]+1" office:value-type="date" office:date-value="2017-03-02">
            <text:p>02</text:p>
          </table:table-cell>
          <table:table-cell table:style-name="ce102" table:formula="of:=[.E2]+1" office:value-type="date" office:date-value="2017-03-03">
            <text:p>03</text:p>
          </table:table-cell>
          <table:table-cell table:style-name="ce102" table:formula="of:=[.F2]+1" office:value-type="date" office:date-value="2017-03-04">
            <text:p>04</text:p>
          </table:table-cell>
          <table:table-cell table:style-name="ce102" table:formula="of:=[.G2]+1" office:value-type="date" office:date-value="2017-03-05">
            <text:p>05</text:p>
          </table:table-cell>
          <table:table-cell table:style-name="ce102" table:formula="of:=[.H2]+1" office:value-type="date" office:date-value="2017-03-06">
            <text:p>06</text:p>
          </table:table-cell>
          <table:table-cell table:style-name="ce102" table:formula="of:=[.I2]+1" office:value-type="date" office:date-value="2017-03-07">
            <text:p>07</text:p>
          </table:table-cell>
          <table:table-cell table:style-name="ce102" table:formula="of:=[.J2]+1" office:value-type="date" office:date-value="2017-03-08">
            <text:p>08</text:p>
          </table:table-cell>
          <table:table-cell table:style-name="ce102" table:formula="of:=[.K2]+1" office:value-type="date" office:date-value="2017-03-09">
            <text:p>09</text:p>
          </table:table-cell>
          <table:table-cell table:style-name="ce102" table:formula="of:=[.L2]+1" office:value-type="date" office:date-value="2017-03-10">
            <text:p>10</text:p>
          </table:table-cell>
          <table:table-cell table:style-name="ce102" table:formula="of:=[.M2]+1" office:value-type="date" office:date-value="2017-03-11">
            <text:p>11</text:p>
          </table:table-cell>
          <table:table-cell table:style-name="ce102" table:formula="of:=[.N2]+1" office:value-type="date" office:date-value="2017-03-12">
            <text:p>12</text:p>
          </table:table-cell>
          <table:table-cell table:style-name="ce102" table:formula="of:=[.O2]+1" office:value-type="date" office:date-value="2017-03-13">
            <text:p>13</text:p>
          </table:table-cell>
          <table:table-cell table:style-name="ce102" table:formula="of:=[.P2]+1" office:value-type="date" office:date-value="2017-03-14">
            <text:p>14</text:p>
          </table:table-cell>
          <table:table-cell table:style-name="ce102" table:formula="of:=[.Q2]+1" office:value-type="date" office:date-value="2017-03-15">
            <text:p>15</text:p>
          </table:table-cell>
          <table:table-cell table:style-name="ce102" table:formula="of:=[.R2]+1" office:value-type="date" office:date-value="2017-03-16">
            <text:p>16</text:p>
          </table:table-cell>
          <table:table-cell table:style-name="ce102" table:formula="of:=[.S2]+1" office:value-type="date" office:date-value="2017-03-17">
            <text:p>17</text:p>
          </table:table-cell>
          <table:table-cell table:style-name="ce102" table:formula="of:=[.T2]+1" office:value-type="date" office:date-value="2017-03-18">
            <text:p>18</text:p>
          </table:table-cell>
          <table:table-cell table:style-name="ce102" table:formula="of:=[.U2]+1" office:value-type="date" office:date-value="2017-03-19">
            <text:p>19</text:p>
          </table:table-cell>
          <table:table-cell table:style-name="ce102" table:formula="of:=[.V2]+1" office:value-type="date" office:date-value="2017-03-20">
            <text:p>20</text:p>
          </table:table-cell>
          <table:table-cell table:style-name="ce102" table:formula="of:=[.W2]+1" office:value-type="date" office:date-value="2017-03-21">
            <text:p>21</text:p>
          </table:table-cell>
          <table:table-cell table:style-name="ce102" table:formula="of:=[.X2]+1" office:value-type="date" office:date-value="2017-03-22">
            <text:p>22</text:p>
          </table:table-cell>
          <table:table-cell table:style-name="ce102" table:formula="of:=[.Y2]+1" office:value-type="date" office:date-value="2017-03-23">
            <text:p>23</text:p>
          </table:table-cell>
          <table:table-cell table:style-name="ce102" table:formula="of:=[.Z2]+1" office:value-type="date" office:date-value="2017-03-24">
            <text:p>24</text:p>
          </table:table-cell>
          <table:table-cell table:style-name="ce102" table:formula="of:=[.AA2]+1" office:value-type="date" office:date-value="2017-03-25">
            <text:p>25</text:p>
          </table:table-cell>
          <table:table-cell table:style-name="ce102" table:formula="of:=[.AB2]+1" office:value-type="date" office:date-value="2017-03-26">
            <text:p>26</text:p>
          </table:table-cell>
          <table:table-cell table:style-name="ce102" table:formula="of:=[.AC2]+1" office:value-type="date" office:date-value="2017-03-27">
            <text:p>27</text:p>
          </table:table-cell>
          <table:table-cell table:style-name="ce102" table:formula="of:=[.AD2]+1" office:value-type="date" office:date-value="2017-03-28">
            <text:p>28</text:p>
          </table:table-cell>
          <table:table-cell table:style-name="ce102" table:formula="of:=[.AE2]+1" office:value-type="date" office:date-value="2017-03-29">
            <text:p>29</text:p>
          </table:table-cell>
          <table:table-cell table:style-name="ce102" table:formula="of:=[.AF2]+1" office:value-type="date" office:date-value="2017-03-30">
            <text:p>30</text:p>
          </table:table-cell>
          <table:table-cell table:style-name="ce102" table:formula="of:=[.AG2]+1" office:value-type="date" office:date-value="2017-03-31">
            <text:p>31</text:p>
          </table:table-cell>
          <table:table-cell table:style-name="ce85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0.1122in" draw:caption-point-x="-0.2402in" draw:caption-point-y="0.6059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8205in" svg:y="0.113in" draw:caption-point-x="-0.2402in" draw:caption-point-y="0.6051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8.2878in" svg:y="0.1134in" draw:caption-point-x="-0.2402in" draw:caption-point-y="0.6047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1138in" draw:caption-point-x="-0.2402in" draw:caption-point-y="0.6043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46in" draw:caption-point-x="-0.2402in" draw:caption-point-y="0.6035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1.5492in" svg:y="0.1157in" draw:caption-point-x="-0.2402in" draw:caption-point-y="0.6024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0.1189in" draw:caption-point-x="-0.2402in" draw:caption-point-y="0.599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572in" svg:y="0.1197in" draw:caption-point-x="-0.2402in" draw:caption-point-y="0.5984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0" table:formula="of:=SUM([.D5:.AH5])" office:value-type="float" office:value="1.5">
            <text:p>1.5</text:p>
          </table:table-cell>
          <table:table-cell table:style-name="ce104" office:value-type="float" office:value="0">
            <office:annotation draw:style-name="gr6" draw:text-style-name="P1" svg:width="1.1413in" svg:height="0.2634in" svg:x="2.6457in" svg:y="0.3571in" draw:caption-point-x="-0.2402in" draw:caption-point-y="0.6087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0.3591in" draw:caption-point-x="-0.2402in" draw:caption-point-y="0.6067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0.3598in" draw:caption-point-x="-0.2402in" draw:caption-point-y="0.6059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0.3606in" draw:caption-point-x="-0.2402in" draw:caption-point-y="0.605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2661in" svg:y="0.3618in" draw:caption-point-x="-0.2402in" draw:caption-point-y="0.6039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9.7228in" svg:y="0.3606in" draw:caption-point-x="-0.2402in" draw:caption-point-y="0.6051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4" office:value-type="float" office:value="1">
            <office:annotation draw:style-name="gr6" draw:text-style-name="P1" svg:width="1.1413in" svg:height="0.2634in" svg:x="10.1791in" svg:y="0.3606in" draw:caption-point-x="-0.2402in" draw:caption-point-y="0.6051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11.5492in" svg:y="0.3634in" draw:caption-point-x="-0.2402in" draw:caption-point-y="0.6024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5.6587in" svg:y="0.4236in" draw:caption-point-x="-0.2402in" draw:caption-point-y="0.5421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5591in" svg:y="0.6059in" draw:caption-point-x="-0.2402in" draw:caption-point-y="0.6075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9287in" svg:y="0.6063in" draw:caption-point-x="-0.2402in" draw:caption-point-y="0.6071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0.6067in" draw:caption-point-x="-0.2402in" draw:caption-point-y="0.6067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6114in" draw:caption-point-x="-0.2402in" draw:caption-point-y="0.602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3.3756in" svg:y="0.6114in" draw:caption-point-x="-0.2402in" draw:caption-point-y="0.602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5.202in" svg:y="0.6138in" draw:caption-point-x="-0.2402in" draw:caption-point-y="0.5996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6.572in" svg:y="0.615in" draw:caption-point-x="-0.2402in" draw:caption-point-y="0.5984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0" table:formula="of:=SUM([.D7:.AH7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528in" draw:caption-point-x="-0.2402in" draw:caption-point-y="0.6083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5591in" svg:y="0.8535in" draw:caption-point-x="-0.2402in" draw:caption-point-y="0.6075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0.8543in" draw:caption-point-x="-0.2402in" draw:caption-point-y="0.6067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7228in" svg:y="0.8571in" draw:caption-point-x="-0.2402in" draw:caption-point-y="0.603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0.1791in" svg:y="0.8575in" draw:caption-point-x="-0.2402in" draw:caption-point-y="0.6035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0" table:formula="of:=SUM([.D8:.AH8])" office:value-type="float" office:value="4">
            <text:p>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1.0972in" draw:caption-point-x="-0.2402in" draw:caption-point-y="0.6114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.102in" draw:caption-point-x="-0.2402in" draw:caption-point-y="0.6067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5.8421in" svg:y="1.1028in" draw:caption-point-x="-0.2402in" draw:caption-point-y="0.6059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4" office:value-type="float" office:value="0.5">
            <office:annotation draw:style-name="gr6" draw:text-style-name="P1" svg:width="1.1413in" svg:height="0.2634in" svg:x="6.3311in" svg:y="1.0972in" draw:caption-point-x="-0.2402in" draw:caption-point-y="0.611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9.7228in" svg:y="1.0972in" draw:caption-point-x="-0.2402in" draw:caption-point-y="0.611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.1071in" draw:caption-point-x="-0.2402in" draw:caption-point-y="0.6016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4" office:value-type="float" office:value="0.5">
            <office:annotation draw:style-name="gr6" draw:text-style-name="P1" svg:width="1.1413in" svg:height="0.2634in" svg:x="12.9189in" svg:y="1.0972in" draw:caption-point-x="-0.2402in" draw:caption-point-y="0.611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6.1154in" svg:y="1.0972in" draw:caption-point-x="-0.2402in" draw:caption-point-y="0.611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0" table:formula="of:=SUM([.D9:.AH9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8in" draw:caption-point-x="-0.2402in" draw:caption-point-y="0.6087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1.3484in" draw:caption-point-x="-0.2402in" draw:caption-point-y="0.6083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6.3311in" svg:y="1.3508in" draw:caption-point-x="-0.2402in" draw:caption-point-y="0.6059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3524in" draw:caption-point-x="-0.2402in" draw:caption-point-y="0.6043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7228in" svg:y="1.3531in" draw:caption-point-x="-0.2402in" draw:caption-point-y="0.6035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4.7457in" svg:y="1.3563in" draw:caption-point-x="-0.2402in" draw:caption-point-y="0.6004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572in" svg:y="1.3583in" draw:caption-point-x="-0.2402in" draw:caption-point-y="0.5984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0" table:formula="of:=SUM([.D10:.AH10])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2.6457in" svg:y="1.5957in" draw:caption-point-x="-0.2402in" draw:caption-point-y="0.6087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113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8" office:value-type="string">
            <text:p>HaTH</text:p>
          </table:table-cell>
          <table:table-cell table:style-name="ce100" table:formula="of:=SUM([.D11:.AH11])" office:value-type="float" office:value="0.5"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0.1791in" svg:y="1.8492in" draw:caption-point-x="-0.2402in" draw:caption-point-y="0.6028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7457in" svg:y="1.8516in" draw:caption-point-x="-0.2402in" draw:caption-point-y="0.6004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0" table:formula="of:=SUM([.D12:.AH12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2.0945in" draw:caption-point-x="-0.2402in" draw:caption-point-y="0.605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8.7768in" svg:y="2.0953in" draw:caption-point-x="-0.2402in" draw:caption-point-y="0.604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0961in" draw:caption-point-x="-0.2402in" draw:caption-point-y="0.6035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1in" draw:caption-point-x="-0.2402in" draw:caption-point-y="0.5996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572in" svg:y="2.1012in" draw:caption-point-x="-0.2402in" draw:caption-point-y="0.5984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0" table:formula="of:=SUM([.D13:.AH1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5591in" svg:y="2.3398in" draw:caption-point-x="-0.2402in" draw:caption-point-y="0.6075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8.2878in" svg:y="2.3425in" draw:caption-point-x="-0.2402in" draw:caption-point-y="0.6047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4622in" svg:y="2.348in" draw:caption-point-x="-0.2402in" draw:caption-point-y="0.599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2.3484in" draw:caption-point-x="-0.2402in" draw:caption-point-y="0.5988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0" table:formula="of:=SUM([.D14:.AH14])" office:value-type="float" office:value="2.5">
            <text:p>2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0059in" svg:y="2.5929in" draw:caption-point-x="-0.2402in" draw:caption-point-y="0.602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6.1154in" svg:y="2.5965in" draw:caption-point-x="-0.2402in" draw:caption-point-y="0.5984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0" table:formula="of:=SUM([.D15:.AH15])" office:value-type="float" office:value="2">
            <text:p>2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2.837in" draw:caption-point-x="-0.2402in" draw:caption-point-y="0.605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8205in" svg:y="2.8374in" draw:caption-point-x="-0.2402in" draw:caption-point-y="0.6051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8.7768in" svg:y="2.8382in" draw:caption-point-x="-0.2402in" draw:caption-point-y="0.604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2.8386in" draw:caption-point-x="-0.2402in" draw:caption-point-y="0.6039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2.8406in" draw:caption-point-x="-0.2402in" draw:caption-point-y="0.602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2.4622in" svg:y="2.8409in" draw:caption-point-x="-0.2402in" draw:caption-point-y="0.6016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3.3756in" svg:y="2.8433in" draw:caption-point-x="-0.2402in" draw:caption-point-y="0.599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7457in" svg:y="2.8378in" draw:caption-point-x="-0.2402in" draw:caption-point-y="0.6047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2.8374in" draw:caption-point-x="-0.2402in" draw:caption-point-y="0.6051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2.8429in" draw:caption-point-x="-0.2402in" draw:caption-point-y="0.5996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0" table:formula="of:=SUM([.D16:.AH16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3.0819in" draw:caption-point-x="-0.2402in" draw:caption-point-y="0.6083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100" table:formula="of:=SUM([.D17:.AH17])" office:value-type="float" office:value="0.5">
            <text:p>0.5</text:p>
          </table:table-cell>
          <table:table-cell table:style-name="ce104" office:value-type="float" office:value="0">
            <office:annotation draw:style-name="gr6" draw:text-style-name="P1" svg:width="1.1413in" svg:height="0.2634in" svg:x="2.6457in" svg:y="3.3295in" draw:caption-point-x="-0.2402in" draw:caption-point-y="0.6087in">
              <dc:date>2017-03-01T00:00:00</dc:date>
              <text:p text:style-name="P1"><text:span text:style-name="T1">Làm remote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5591in" svg:y="3.3307in" draw:caption-point-x="-0.2402in" draw:caption-point-y="0.6075in">
              <dc:date>2017-03-02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3.3315in" draw:caption-point-x="-0.2402in" draw:caption-point-y="0.6067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8421in" svg:y="3.3323in" draw:caption-point-x="-0.2402in" draw:caption-point-y="0.6059in">
              <dc:date>2017-03-08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3.3331in" draw:caption-point-x="-0.2402in" draw:caption-point-y="0.605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2661in" svg:y="3.3343in" draw:caption-point-x="-0.2402in" draw:caption-point-y="0.603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7228in" svg:y="3.3346in" draw:caption-point-x="-0.2402in" draw:caption-point-y="0.6035in">
              <dc:date>2017-03-16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0.1791in" svg:y="3.3354in" draw:caption-point-x="-0.2402in" draw:caption-point-y="0.6028in">
              <dc:date>2017-03-17T00:00:00</dc:date>
              <text:p text:style-name="P1"><text:span text:style-name="T1">8h38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11.5492in" svg:y="3.3358in" draw:caption-point-x="-0.2402in" draw:caption-point-y="0.6024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14.7457in" svg:y="3.3378in" draw:caption-point-x="-0.2402in" draw:caption-point-y="0.6004in">
              <dc:date>2017-03-27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5.6587in" svg:y="3.3386in" draw:caption-point-x="-0.2402in" draw:caption-point-y="0.5996in">
              <dc:date>2017-03-29T00:00:00</dc:date>
              <text:p text:style-name="P1"><text:span text:style-name="T1">8h34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6.1154in" svg:y="3.339in" draw:caption-point-x="-0.2402in" draw:caption-point-y="0.599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00" table:formula="of:=SUM([.D18:.AH18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572in" svg:y="3.5874in" draw:caption-point-x="-0.2402in" draw:caption-point-y="0.5984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00" table:formula="of:=SUM([.D19:.AH19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3.828in" draw:caption-point-x="-0.2402in" draw:caption-point-y="0.605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00" table:formula="of:=SUM([.D20:.AH20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00" table:formula="of:=SUM([.D21:.AH2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3.5591in" svg:y="4.3213in" draw:caption-point-x="-0.2402in" draw:caption-point-y="0.6075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4.322in" draw:caption-point-x="-0.2402in" draw:caption-point-y="0.6067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4.3228in" draw:caption-point-x="-0.2402in" draw:caption-point-y="0.6059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4.3232in" draw:caption-point-x="-0.2402in" draw:caption-point-y="0.605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00" table:formula="of:=SUM([.D22:.AH22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8.2878in" svg:y="4.5717in" draw:caption-point-x="-0.2402in" draw:caption-point-y="0.6047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00" table:formula="of:=SUM([.D23:.AH23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00" table:formula="of:=SUM([.D24:.AH24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00" table:formula="of:=SUM([.D25:.AH25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00" table:formula="of:=SUM([.D26:.AH26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5591in" svg:y="5.5591in" draw:caption-point-x="-0.2402in" draw:caption-point-y="0.6083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9287in" svg:y="5.5563in" draw:caption-point-x="-0.2402in" draw:caption-point-y="0.611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5.3854in" svg:y="5.5563in" draw:caption-point-x="-0.2402in" draw:caption-point-y="0.611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4" office:value-type="float" office:value="0">
            <office:annotation draw:style-name="gr6" draw:text-style-name="P1" svg:width="1.1413in" svg:height="0.2634in" svg:x="5.8421in" svg:y="5.5563in" draw:caption-point-x="-0.2402in" draw:caption-point-y="0.61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5.5563in" draw:caption-point-x="-0.2402in" draw:caption-point-y="0.61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5.5563in" draw:caption-point-x="-0.2402in" draw:caption-point-y="0.61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5.5681in" draw:caption-point-x="-0.2402in" draw:caption-point-y="0.599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00" table:formula="of:=SUM([.D27:.AH27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00" table:formula="of:=SUM([.D28:.AH28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00" table:formula="of:=SUM([.D29:.AH29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6.8205in" svg:y="6.3047in" draw:caption-point-x="-0.2402in" draw:caption-point-y="0.6055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3087in" draw:caption-point-x="-0.2402in" draw:caption-point-y="0.6016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572in" svg:y="6.3118in" draw:caption-point-x="-0.2402in" draw:caption-point-y="0.5984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00" table:formula="of:=SUM([.D30:.AH30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6.5528in" draw:caption-point-x="-0.2402in" draw:caption-point-y="0.605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8.7768in" svg:y="6.5535in" draw:caption-point-x="-0.2402in" draw:caption-point-y="0.604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7228in" svg:y="6.5543in" draw:caption-point-x="-0.2402in" draw:caption-point-y="0.6035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6.5559in" draw:caption-point-x="-0.2402in" draw:caption-point-y="0.602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6.5567in" draw:caption-point-x="-0.2402in" draw:caption-point-y="0.6012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6.5583in" draw:caption-point-x="-0.2402in" draw:caption-point-y="0.5996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572in" svg:y="6.5594in" draw:caption-point-x="-0.2402in" draw:caption-point-y="0.5984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DH</text:p>
          </table:table-cell>
          <table:table-cell table:style-name="ce100" table:formula="of:=SUM([.D31:.AH31])" office:value-type="float" office:value="0">
            <text:p>0</text:p>
          </table:table-cell>
          <table:table-cell table:style-name="ce104" table:number-columns-repeated="19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100" table:formula="of:=SUM([.D32:.AH32])" office:value-type="float" office:value="0.5"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0.1791in" svg:y="7.0504in" draw:caption-point-x="-0.2402in" draw:caption-point-y="0.6028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00" table:formula="of:=SUM([.D33:.AH33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00" table:formula="of:=SUM([.D34:.AH34])" office:value-type="float" office:value="1.5">
            <text:p>1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3.1024in" svg:y="7.5402in" draw:caption-point-x="-0.2402in" draw:caption-point-y="0.608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9287in" svg:y="7.5402in" draw:caption-point-x="-0.2402in" draw:caption-point-y="0.6083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7.5421in" draw:caption-point-x="-0.2402in" draw:caption-point-y="0.6063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7.5429in" draw:caption-point-x="-0.2402in" draw:caption-point-y="0.6055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7.5433in" draw:caption-point-x="-0.2402in" draw:caption-point-y="0.605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8.7768in" svg:y="7.5441in" draw:caption-point-x="-0.2402in" draw:caption-point-y="0.6043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2661in" svg:y="7.5445in" draw:caption-point-x="-0.2402in" draw:caption-point-y="0.6039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0.1791in" svg:y="7.5457in" draw:caption-point-x="-0.2402in" draw:caption-point-y="0.6028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1.5492in" svg:y="7.5461in" draw:caption-point-x="-0.2402in" draw:caption-point-y="0.6024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5.6587in" svg:y="7.5488in" draw:caption-point-x="-0.2402in" draw:caption-point-y="0.5996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6.1154in" svg:y="7.5492in" draw:caption-point-x="-0.2402in" draw:caption-point-y="0.599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6.572in" svg:y="7.55in" draw:caption-point-x="-0.2402in" draw:caption-point-y="0.5984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00" table:formula="of:=SUM([.D35:.AH35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3854in" svg:y="7.7894in" draw:caption-point-x="-0.2402in" draw:caption-point-y="0.6071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00" table:formula="of:=SUM([.D36:.AH36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3.5591in" svg:y="8.0366in" draw:caption-point-x="-0.2402in" draw:caption-point-y="0.6075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00" table:formula="of:=SUM([.D37:.AH37])" office:value-type="float" office:value="1.5">
            <text:p>1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9.7228in" svg:y="8.2882in" draw:caption-point-x="-0.2402in" draw:caption-point-y="0.6035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5492in" svg:y="8.2858in" draw:caption-point-x="-0.2402in" draw:caption-point-y="0.605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00" table:formula="of:=SUM([.D38:.AH38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0.1791in" svg:y="8.5366in" draw:caption-point-x="-0.2402in" draw:caption-point-y="0.6028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11.5492in" svg:y="8.537in" draw:caption-point-x="-0.2402in" draw:caption-point-y="0.6024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5382in" draw:caption-point-x="-0.2402in" draw:caption-point-y="0.6012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00" table:formula="of:=SUM([.D39:.AH39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8.7827in" draw:caption-point-x="-0.2402in" draw:caption-point-y="0.6043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7228in" svg:y="8.7831in" draw:caption-point-x="-0.2402in" draw:caption-point-y="0.603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5.202in" svg:y="8.7866in" draw:caption-point-x="-0.2402in" draw:caption-point-y="0.6004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68" office:value-type="string">
            <text:p>PhuongTH</text:p>
          </table:table-cell>
          <table:table-cell table:style-name="ce100" table:formula="of:=SUM([.D40:.AH40])" office:value-type="float" office:value="5.5">
            <text:p>5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9.0209in" draw:caption-point-x="-0.2402in" draw:caption-point-y="0.6138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5591in" svg:y="9.0272in" draw:caption-point-x="-0.2402in" draw:caption-point-y="0.6075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5.3854in" svg:y="9.0209in" draw:caption-point-x="-0.2402in" draw:caption-point-y="0.613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6.3311in" svg:y="9.0209in" draw:caption-point-x="-0.2402in" draw:caption-point-y="0.613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8.7768in" svg:y="9.0209in" draw:caption-point-x="-0.2402in" draw:caption-point-y="0.613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9.0307in" draw:caption-point-x="-0.2402in" draw:caption-point-y="0.6039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0059in" svg:y="9.0209in" draw:caption-point-x="-0.2402in" draw:caption-point-y="0.613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7457in" svg:y="9.0354in" draw:caption-point-x="-0.2402in" draw:caption-point-y="0.599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15.202in" svg:y="9.035in" draw:caption-point-x="-0.2402in" draw:caption-point-y="0.5996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9.0209in" draw:caption-point-x="-0.2402in" draw:caption-point-y="0.613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00" table:formula="of:=SUM([.D41:.AH41])" office:value-type="float" office:value="2">
            <text:p>2</text:p>
          </table:table-cell>
          <table:table-cell table:style-name="ce104" office:value-type="float" office:value="0.5">
            <office:annotation draw:style-name="gr6" draw:text-style-name="P1" svg:width="1.1413in" svg:height="0.2634in" svg:x="2.6457in" svg:y="9.2689in" draw:caption-point-x="-0.2402in" draw:caption-point-y="0.6134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9.274in" draw:caption-point-x="-0.2402in" draw:caption-point-y="0.6083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8.7768in" svg:y="9.278in" draw:caption-point-x="-0.2402in" draw:caption-point-y="0.6043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5492in" svg:y="9.2827in" draw:caption-point-x="-0.2402in" draw:caption-point-y="0.5996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9.2803in" draw:caption-point-x="-0.2402in" draw:caption-point-y="0.602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9.2803in" draw:caption-point-x="-0.2402in" draw:caption-point-y="0.602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9.2803in" draw:caption-point-x="-0.2402in" draw:caption-point-y="0.602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3.3756in" svg:y="9.2803in" draw:caption-point-x="-0.2402in" draw:caption-point-y="0.602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SonLN</text:p>
          </table:table-cell>
          <table:table-cell table:style-name="ce100" table:formula="of:=SUM([.D42:.AH42])" office:value-type="float" office:value="0">
            <text:p>0</text:p>
          </table:table-cell>
          <table:table-cell table:style-name="ce104" table:number-columns-repeated="19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PX</text:p>
          </table:table-cell>
          <table:table-cell table:style-name="ce100" table:formula="of:=SUM([.D43:.AH43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9.7693in" draw:caption-point-x="-0.2402in" draw:caption-point-y="0.6083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0.1791in" svg:y="9.7748in" draw:caption-point-x="-0.2402in" draw:caption-point-y="0.6028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00" table:formula="of:=SUM([.D44:.AH44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3.1024in" svg:y="10.0173in" draw:caption-point-x="-0.2402in" draw:caption-point-y="0.608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5591in" svg:y="10.0181in" draw:caption-point-x="-0.2402in" draw:caption-point-y="0.6075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0.0197in" draw:caption-point-x="-0.2402in" draw:caption-point-y="0.6059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8205in" svg:y="10.0197in" draw:caption-point-x="-0.2402in" draw:caption-point-y="0.6059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8.7768in" svg:y="10.0213in" draw:caption-point-x="-0.2402in" draw:caption-point-y="0.6043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9.2661in" svg:y="10.0217in" draw:caption-point-x="-0.2402in" draw:caption-point-y="0.603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1.5492in" svg:y="10.0232in" draw:caption-point-x="-0.2402in" draw:caption-point-y="0.6024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6.572in" svg:y="10.0272in" draw:caption-point-x="-0.2402in" draw:caption-point-y="0.5984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00" table:formula="of:=SUM([.D45:.AH45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8.2878in" svg:y="10.2685in" draw:caption-point-x="-0.2402in" draw:caption-point-y="0.6047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0.1791in" svg:y="10.2689in" draw:caption-point-x="-0.2402in" draw:caption-point-y="0.6043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5492in" svg:y="10.2709in" draw:caption-point-x="-0.2402in" draw:caption-point-y="0.6024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100" table:formula="of:=SUM([.D46:.AH46])" office:value-type="float" office:value="0">
            <text:p>0</text:p>
          </table:table-cell>
          <table:table-cell table:style-name="ce104" table:number-columns-repeated="1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DH</text:p>
          </table:table-cell>
          <table:table-cell table:style-name="ce100" table:formula="of:=SUM([.D47:.AH47])" office:value-type="float" office:value="2.5">
            <text:p>2.5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10.7598in" draw:caption-point-x="-0.2402in" draw:caption-point-y="0.6087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10.7598in" draw:caption-point-x="-0.2402in" draw:caption-point-y="0.6087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5.3854in" svg:y="10.7618in" draw:caption-point-x="-0.2402in" draw:caption-point-y="0.6067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00" table:formula="of:=SUM([.D48:.AH48])" office:value-type="float" office:value="15">
            <text:p>1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8.2878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0.1791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5492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2.4622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3.3756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7457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11.0055in" draw:caption-point-x="-0.2402in" draw:caption-point-y="0.610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5.6587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6.572in" svg:y="11.0059in" draw:caption-point-x="-0.2402in" draw:caption-point-y="0.610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oaiVK</text:p>
          </table:table-cell>
          <table:table-cell table:style-name="ce100" table:formula="of:=SUM([.D49:.AH49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3.1024in" svg:y="11.2555in" draw:caption-point-x="-0.2402in" draw:caption-point-y="0.608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5.3854in" svg:y="11.2571in" draw:caption-point-x="-0.2402in" draw:caption-point-y="0.6067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11.2579in" draw:caption-point-x="-0.2402in" draw:caption-point-y="0.6059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3311in" svg:y="11.2583in" draw:caption-point-x="-0.2402in" draw:caption-point-y="0.605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11.2587in" draw:caption-point-x="-0.2402in" draw:caption-point-y="0.605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11.2634in" draw:caption-point-x="-0.2402in" draw:caption-point-y="0.6004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00" table:formula="of:=SUM([.D50:.AH50])" office:value-type="float" office:value="5">
            <text:p>5</text:p>
          </table:table-cell>
          <table:table-cell table:style-name="ce104" office:value-type="float" office:value="0.5">
            <office:annotation draw:style-name="gr3" draw:text-style-name="P1" svg:width="1.1413in" svg:height="0.7012in" svg:x="2.6457in" svg:y="11.5028in" draw:caption-point-x="-0.2402in" draw:caption-point-y="0.6087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1.5031in" draw:caption-point-x="-0.2402in" draw:caption-point-y="0.6083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634in" svg:x="4.9287in" svg:y="11.5043in" draw:caption-point-x="-0.2402in" draw:caption-point-y="0.6071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3854in" svg:y="11.5051in" draw:caption-point-x="-0.2402in" draw:caption-point-y="0.6063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1.5059in" draw:caption-point-x="-0.2402in" draw:caption-point-y="0.6055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6.8205in" svg:y="11.5063in" draw:caption-point-x="-0.2402in" draw:caption-point-y="0.605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5492in" svg:y="11.5055in" draw:caption-point-x="-0.2402in" draw:caption-point-y="0.605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12.4622in" svg:y="11.5098in" draw:caption-point-x="-0.2402in" draw:caption-point-y="0.6016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4" office:value-type="float" office:value="0">
            <office:annotation draw:style-name="gr6" draw:text-style-name="P1" svg:width="1.1413in" svg:height="0.2634in" svg:x="12.9189in" svg:y="11.5102in" draw:caption-point-x="-0.2402in" draw:caption-point-y="0.6012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1.0122in" svg:x="14.7457in" svg:y="11.511in" draw:caption-point-x="-0.2402in" draw:caption-point-y="0.6004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4" office:value-type="float" office:value="0">
            <office:annotation draw:style-name="gr6" draw:text-style-name="P1" svg:width="1.1413in" svg:height="0.2634in" svg:x="15.202in" svg:y="11.511in" draw:caption-point-x="-0.2402in" draw:caption-point-y="0.6004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11.5118in" draw:caption-point-x="-0.2402in" draw:caption-point-y="0.5996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4" office:value-type="float" office:value="0">
            <office:annotation draw:style-name="gr3" draw:text-style-name="P1" svg:width="1.1413in" svg:height="0.7012in" svg:x="16.1154in" svg:y="11.5122in" draw:caption-point-x="-0.2402in" draw:caption-point-y="0.599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572in" svg:y="11.513in" draw:caption-point-x="-0.2402in" draw:caption-point-y="0.5984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00" table:formula="of:=SUM([.D51:.AH51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11.7531in" draw:caption-point-x="-0.2402in" draw:caption-point-y="0.6059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1.7555in" draw:caption-point-x="-0.2402in" draw:caption-point-y="0.6035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2.4622in" svg:y="11.7575in" draw:caption-point-x="-0.2402in" draw:caption-point-y="0.6016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11.7587in" draw:caption-point-x="-0.2402in" draw:caption-point-y="0.6004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6" draw:text-style-name="P1" svg:width="1.1413in" svg:height="0.2634in" svg:x="16.572in" svg:y="11.7606in" draw:caption-point-x="-0.2402in" draw:caption-point-y="0.5984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68" office:value-type="string">
            <text:p>VietBA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12.0075in" draw:caption-point-x="-0.2402in" draw:caption-point-y="0.599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572in" svg:y="12.0083in" draw:caption-point-x="-0.2402in" draw:caption-point-y="0.5984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100" table:formula="of:=SUM([.D53:.AH53])" office:value-type="float" office:value="1"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5.8421in" svg:y="12.2488in" draw:caption-point-x="-0.2402in" draw:caption-point-y="0.6059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1.5492in" svg:y="12.2524in" draw:caption-point-x="-0.2402in" draw:caption-point-y="0.6024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5" table:number-columns-repeated="4"/>
          <table:table-cell table:style-name="ce107"/>
          <table:table-cell table:style-name="ce10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5" table:number-columns-repeated="4"/>
          <table:table-cell table:style-name="ce108" table:number-columns-repeated="7"/>
          <table:table-cell table:style-name="ce10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0"/>
        <table:table-column table:style-name="co26" table:number-columns-repeated="7" table:default-cell-style-name="ce120"/>
        <table:table-column table:style-name="co25" table:number-columns-repeated="16" table:default-cell-style-name="ce120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7" table:number-columns-repeated="2"/>
          <table:table-cell table:style-name="ce115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4" table:number-columns-spanned="2" table:number-rows-spanned="1">
            <text:p>4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7" table:number-columns-spanned="2" table:number-rows-spanned="1">
            <text:p>2017</text:p>
          </table:table-cell>
          <table:covered-table-cell table:style-name="ce126"/>
          <table:table-cell table:style-name="ce115" table:number-columns-repeated="15"/>
          <table:table-cell table:style-name="ce85" table:number-columns-repeated="952"/>
        </table:table-row>
        <table:table-row table:style-name="ro2">
          <table:table-cell table:style-name="ce66" table:number-columns-repeated="3"/>
          <table:table-cell table:style-name="ce116" table:formula="of:=DATE([.$R$1];[.N1];1)" office:value-type="date" office:date-value="2017-04-01">
            <text:p>01</text:p>
          </table:table-cell>
          <table:table-cell table:style-name="ce116" table:formula="of:=[.D2]+1" office:value-type="date" office:date-value="2017-04-02">
            <text:p>02</text:p>
          </table:table-cell>
          <table:table-cell table:style-name="ce116" table:formula="of:=[.E2]+1" office:value-type="date" office:date-value="2017-04-03">
            <text:p>03</text:p>
          </table:table-cell>
          <table:table-cell table:style-name="ce116" table:formula="of:=[.F2]+1" office:value-type="date" office:date-value="2017-04-04">
            <text:p>04</text:p>
          </table:table-cell>
          <table:table-cell table:style-name="ce116" table:formula="of:=[.G2]+1" office:value-type="date" office:date-value="2017-04-05">
            <text:p>05</text:p>
          </table:table-cell>
          <table:table-cell table:style-name="ce116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6" table:formula="of:=[.I2]+1" office:value-type="date" office:date-value="2017-04-07">
            <text:p>07</text:p>
          </table:table-cell>
          <table:table-cell table:style-name="ce116" table:formula="of:=[.J2]+1" office:value-type="date" office:date-value="2017-04-08">
            <text:p>08</text:p>
          </table:table-cell>
          <table:table-cell table:style-name="ce116" table:formula="of:=[.K2]+1" office:value-type="date" office:date-value="2017-04-09">
            <text:p>09</text:p>
          </table:table-cell>
          <table:table-cell table:style-name="ce116" table:formula="of:=[.L2]+1" office:value-type="date" office:date-value="2017-04-10">
            <text:p>10</text:p>
          </table:table-cell>
          <table:table-cell table:style-name="ce116" table:formula="of:=[.M2]+1" office:value-type="date" office:date-value="2017-04-11">
            <text:p>11</text:p>
          </table:table-cell>
          <table:table-cell table:style-name="ce116" table:formula="of:=[.N2]+1" office:value-type="date" office:date-value="2017-04-12">
            <text:p>12</text:p>
          </table:table-cell>
          <table:table-cell table:style-name="ce116" table:formula="of:=[.O2]+1" office:value-type="date" office:date-value="2017-04-13">
            <text:p>13</text:p>
          </table:table-cell>
          <table:table-cell table:style-name="ce116" table:formula="of:=[.P2]+1" office:value-type="date" office:date-value="2017-04-14">
            <text:p>14</text:p>
          </table:table-cell>
          <table:table-cell table:style-name="ce116" table:formula="of:=[.Q2]+1" office:value-type="date" office:date-value="2017-04-15">
            <text:p>15</text:p>
          </table:table-cell>
          <table:table-cell table:style-name="ce116" table:formula="of:=[.R2]+1" office:value-type="date" office:date-value="2017-04-16">
            <text:p>16</text:p>
          </table:table-cell>
          <table:table-cell table:style-name="ce116" table:formula="of:=[.S2]+1" office:value-type="date" office:date-value="2017-04-17">
            <text:p>17</text:p>
          </table:table-cell>
          <table:table-cell table:style-name="ce116" table:formula="of:=[.T2]+1" office:value-type="date" office:date-value="2017-04-18">
            <text:p>18</text:p>
          </table:table-cell>
          <table:table-cell table:style-name="ce116" table:formula="of:=[.U2]+1" office:value-type="date" office:date-value="2017-04-19">
            <text:p>19</text:p>
          </table:table-cell>
          <table:table-cell table:style-name="ce116" table:formula="of:=[.V2]+1" office:value-type="date" office:date-value="2017-04-20">
            <text:p>20</text:p>
          </table:table-cell>
          <table:table-cell table:style-name="ce116" table:formula="of:=[.W2]+1" office:value-type="date" office:date-value="2017-04-21">
            <text:p>21</text:p>
          </table:table-cell>
          <table:table-cell table:style-name="ce116" table:formula="of:=[.X2]+1" office:value-type="date" office:date-value="2017-04-22">
            <text:p>22</text:p>
          </table:table-cell>
          <table:table-cell table:style-name="ce116" table:formula="of:=[.Y2]+1" office:value-type="date" office:date-value="2017-04-23">
            <text:p>23</text:p>
          </table:table-cell>
          <table:table-cell table:style-name="ce116" table:formula="of:=[.Z2]+1" office:value-type="date" office:date-value="2017-04-24">
            <text:p>24</text:p>
          </table:table-cell>
          <table:table-cell table:style-name="ce116" table:formula="of:=[.AA2]+1" office:value-type="date" office:date-value="2017-04-25">
            <text:p>25</text:p>
          </table:table-cell>
          <table:table-cell table:style-name="ce116" table:formula="of:=[.AB2]+1" office:value-type="date" office:date-value="2017-04-26">
            <text:p>26</text:p>
          </table:table-cell>
          <table:table-cell table:style-name="ce116" table:formula="of:=[.AC2]+1" office:value-type="date" office:date-value="2017-04-27">
            <text:p>27</text:p>
          </table:table-cell>
          <table:table-cell table:style-name="ce116" table:formula="of:=[.AD2]+1" office:value-type="date" office:date-value="2017-04-28">
            <text:p>28</text:p>
          </table:table-cell>
          <table:table-cell table:style-name="ce116" table:formula="of:=[.AE2]+1" office:value-type="date" office:date-value="2017-04-29">
            <text:p>29</text:p>
          </table:table-cell>
          <table:table-cell table:style-name="ce116" table:formula="of:=[.AF2]+1" office:value-type="date" office:date-value="2017-04-30">
            <text:p>30</text:p>
          </table:table-cell>
          <table:table-cell table:style-name="ce116" table:formula="of:=[.AG2]+1" office:value-type="date" office:date-value="2017-05-01">
            <text:p>01</text:p>
          </table:table-cell>
          <table:table-cell table:style-name="ce85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4" table:formula="of:=SUM([.D4:.AH4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4.0157in" svg:y="0.1134in" draw:caption-point-x="-0.2402in" draw:caption-point-y="0.6047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8" office:value-type="float" office:value="0">
            <office:annotation draw:style-name="gr6" draw:text-style-name="P1" svg:width="1.1413in" svg:height="0.2634in" svg:x="4.472in" svg:y="0.1142in" draw:caption-point-x="-0.2402in" draw:caption-point-y="0.6039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1" svg:width="1.1413in" svg:height="0.5457in" svg:x="6.8205in" svg:y="0.115in" draw:caption-point-x="-0.2402in" draw:caption-point-y="0.6031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8.2878in" svg:y="0.1161in" draw:caption-point-x="-0.2402in" draw:caption-point-y="0.602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8.7768in" svg:y="0.1165in" draw:caption-point-x="-0.2402in" draw:caption-point-y="0.6016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1.5492in" svg:y="0.1193in" draw:caption-point-x="-0.2402in" draw:caption-point-y="0.5988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3.8323in" svg:y="0.1217in" draw:caption-point-x="-0.2402in" draw:caption-point-y="0.596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4.7457in" svg:y="0.1228in" draw:caption-point-x="-0.2402in" draw:caption-point-y="0.5953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8" office:value-type="float" office:value="0">
            <office:annotation draw:style-name="gr6" draw:text-style-name="P1" svg:width="1.1413in" svg:height="0.2634in" svg:x="15.202in" svg:y="0.1228in" draw:caption-point-x="-0.2402in" draw:caption-point-y="0.5953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4" table:formula="of:=SUM([.D5:.AH5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0.6358in" svg:y="0.3661in" draw:caption-point-x="-0.2402in" draw:caption-point-y="0.5996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0.3665in" draw:caption-point-x="-0.2402in" draw:caption-point-y="0.5992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13.3756in" svg:y="0.3697in" draw:caption-point-x="-0.2402in" draw:caption-point-y="0.596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0.3697in" draw:caption-point-x="-0.2402in" draw:caption-point-y="0.596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7457in" svg:y="0.3701in" draw:caption-point-x="-0.2402in" draw:caption-point-y="0.5957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4" table:formula="of:=SUM([.D6:.AH6])" office:value-type="float" office:value="1">
            <text:p>1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5.202in" svg:y="0.6169in" draw:caption-point-x="-0.2402in" draw:caption-point-y="0.596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4" table:formula="of:=SUM([.D7:.AH7])" office:value-type="float" office:value="1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4.472in" svg:y="0.8571in" draw:caption-point-x="-0.2402in" draw:caption-point-y="0.6039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office:annotation draw:style-name="gr6" draw:text-style-name="P1" svg:width="1.1413in" svg:height="0.2634in" svg:x="5.3854in" svg:y="0.8575in" draw:caption-point-x="-0.2402in" draw:caption-point-y="0.6035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7.7988in" svg:y="0.8583in" draw:caption-point-x="-0.2402in" draw:caption-point-y="0.602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0925in" svg:y="0.8618in" draw:caption-point-x="-0.2402in" draw:caption-point-y="0.5992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3.3756in" svg:y="0.8638in" draw:caption-point-x="-0.2402in" draw:caption-point-y="0.597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4" table:formula="of:=SUM([.D8:.AH8])" office:value-type="float" office:value="3">
            <text:p>3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4.472in" svg:y="1.1047in" draw:caption-point-x="-0.2402in" draw:caption-point-y="0.6039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8.2878in" svg:y="1.1063in" draw:caption-point-x="-0.2402in" draw:caption-point-y="0.602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10.1791in" svg:y="1.1091in" draw:caption-point-x="-0.2402in" draw:caption-point-y="0.5996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11.0925in" svg:y="1.1047in" draw:caption-point-x="-0.2402in" draw:caption-point-y="0.6039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8" office:value-type="float" office:value="0.5">
            <office:annotation draw:style-name="gr6" draw:text-style-name="P1" svg:width="1.1413in" svg:height="0.2634in" svg:x="11.5492in" svg:y="1.1063in" draw:caption-point-x="-0.2402in" draw:caption-point-y="0.602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3.8323in" svg:y="1.1122in" draw:caption-point-x="-0.2402in" draw:caption-point-y="0.596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4.289in" svg:y="1.1126in" draw:caption-point-x="-0.2402in" draw:caption-point-y="0.596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8" office:value-type="float" office:value="0.5">
            <office:annotation draw:style-name="gr6" draw:text-style-name="P1" svg:width="1.1413in" svg:height="0.2634in" svg:x="14.7457in" svg:y="1.1063in" draw:caption-point-x="-0.2402in" draw:caption-point-y="0.602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4" table:formula="of:=SUM([.D9:.AH9])" office:value-type="float" office:value="3">
            <text:p>3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472in" svg:y="1.3528in" draw:caption-point-x="-0.2402in" draw:caption-point-y="0.6039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0.6358in" svg:y="1.3571in" draw:caption-point-x="-0.2402in" draw:caption-point-y="0.5996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1.0925in" svg:y="1.3559in" draw:caption-point-x="-0.2402in" draw:caption-point-y="0.6008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1" svg:width="1.1413in" svg:height="0.3902in" svg:x="11.5492in" svg:y="1.3559in" draw:caption-point-x="-0.2402in" draw:caption-point-y="0.6008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1" svg:width="1.1413in" svg:height="0.3902in" svg:x="12.0059in" svg:y="1.3559in" draw:caption-point-x="-0.2402in" draw:caption-point-y="0.6008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1.3602in" draw:caption-point-x="-0.2402in" draw:caption-point-y="0.596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4" table:formula="of:=SUM([.D10:.AH10])" office:value-type="float" office:value="1.5">
            <text:p>1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3" draw:text-style-name="P1" svg:width="1.1413in" svg:height="0.7012in" svg:x="7.3094in" svg:y="1.6016in" draw:caption-point-x="-0.2402in" draw:caption-point-y="0.602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5492in" svg:y="1.6055in" draw:caption-point-x="-0.2402in" draw:caption-point-y="0.5988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6" draw:text-style-name="P1" svg:width="1.1413in" svg:height="0.2634in" svg:x="13.3756in" svg:y="1.6075in" draw:caption-point-x="-0.2402in" draw:caption-point-y="0.596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8" office:value-type="string">
            <text:p>HaTH</text:p>
          </table:table-cell>
          <table:table-cell table:style-name="ce114" table:formula="of:=SUM([.D11:.AH11])" office:value-type="float" office:value="1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4.472in" svg:y="1.848in" draw:caption-point-x="-0.2402in" draw:caption-point-y="0.6039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2878in" svg:y="1.8504in" draw:caption-point-x="-0.2402in" draw:caption-point-y="0.6016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2.0059in" svg:y="1.8539in" draw:caption-point-x="-0.2402in" draw:caption-point-y="0.598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1" svg:width="1.1413in" svg:height="0.5457in" svg:x="13.3756in" svg:y="1.8551in" draw:caption-point-x="-0.2402in" draw:caption-point-y="0.596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3.8323in" svg:y="1.8555in" draw:caption-point-x="-0.2402in" draw:caption-point-y="0.596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8" office:value-type="float" office:value="0">
            <office:annotation draw:style-name="gr6" draw:text-style-name="P1" svg:width="1.1413in" svg:height="0.2634in" svg:x="14.289in" svg:y="1.8559in" draw:caption-point-x="-0.2402in" draw:caption-point-y="0.596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4"/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472in" svg:y="2.0957in" draw:caption-point-x="-0.2402in" draw:caption-point-y="0.6039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6.8205in" svg:y="2.0965in" draw:caption-point-x="-0.2402in" draw:caption-point-y="0.6031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7.3094in" svg:y="2.0969in" draw:caption-point-x="-0.2402in" draw:caption-point-y="0.602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8.2878in" svg:y="2.0976in" draw:caption-point-x="-0.2402in" draw:caption-point-y="0.602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2.1004in" draw:caption-point-x="-0.2402in" draw:caption-point-y="0.5992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7457in" svg:y="2.1039in" draw:caption-point-x="-0.2402in" draw:caption-point-y="0.5957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4" table:formula="of:=SUM([.D13:.AH13])" office:value-type="float" office:value="1.5">
            <text:p>1.5</text:p>
          </table:table-cell>
          <table:table-cell table:style-name="ce118" table:number-columns-repeated="2"/>
          <table:table-cell table:style-name="ce118" office:value-type="float" office:value="0.5">
            <office:annotation draw:style-name="gr2" draw:text-style-name="P1" svg:width="1.1413in" svg:height="0.5457in" svg:x="3.5591in" svg:y="2.3421in" draw:caption-point-x="-0.2402in" draw:caption-point-y="0.6051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4.472in" svg:y="2.3433in" draw:caption-point-x="-0.2402in" draw:caption-point-y="0.6039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2.3508in" draw:caption-point-x="-0.2402in" draw:caption-point-y="0.596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5.202in" svg:y="2.352in" draw:caption-point-x="-0.2402in" draw:caption-point-y="0.5953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4" table:formula="of:=SUM([.D14:.AH14])" office:value-type="float" office:value="3.5">
            <text:p>3.5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4.472in" svg:y="2.5909in" draw:caption-point-x="-0.2402in" draw:caption-point-y="0.6039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7.7988in" svg:y="2.5929in" draw:caption-point-x="-0.2402in" draw:caption-point-y="0.602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11.0925in" svg:y="2.5961in" draw:caption-point-x="-0.2402in" draw:caption-point-y="0.5988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14.289in" svg:y="2.5988in" draw:caption-point-x="-0.2402in" draw:caption-point-y="0.596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8" office:value-type="float" office:value="0.5">
            <office:annotation draw:style-name="gr6" draw:text-style-name="P1" svg:width="1.1413in" svg:height="0.2634in" svg:x="14.7457in" svg:y="2.5996in" draw:caption-point-x="-0.2402in" draw:caption-point-y="0.5953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4" table:formula="of:=SUM([.D15:.AH15])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4.0157in" svg:y="2.8378in" draw:caption-point-x="-0.2402in" draw:caption-point-y="0.6047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office:annotation draw:style-name="gr4" draw:text-style-name="P1" svg:width="1.1413in" svg:height="0.3902in" svg:x="5.3854in" svg:y="2.839in" draw:caption-point-x="-0.2402in" draw:caption-point-y="0.6035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7.3094in" svg:y="2.8398in" draw:caption-point-x="-0.2402in" draw:caption-point-y="0.602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0925in" svg:y="2.8437in" draw:caption-point-x="-0.2402in" draw:caption-point-y="0.5988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2.8461in" draw:caption-point-x="-0.2402in" draw:caption-point-y="0.596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5.202in" svg:y="2.8472in" draw:caption-point-x="-0.2402in" draw:caption-point-y="0.5953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4" table:formula="of:=SUM([.D16:.AH16])" office:value-type="float" office:value="2">
            <text:p>2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4.7457in" svg:y="3.0941in" draw:caption-point-x="-0.2402in" draw:caption-point-y="0.596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1" svg:width="1.1413in" svg:height="0.3902in" svg:x="15.202in" svg:y="3.0941in" draw:caption-point-x="-0.2402in" draw:caption-point-y="0.596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114" table:formula="of:=SUM([.D17:.AH17])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4.472in" svg:y="3.3917in" draw:caption-point-x="-0.2402in" draw:caption-point-y="0.5465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0.1791in" svg:y="3.3378in" draw:caption-point-x="-0.2402in" draw:caption-point-y="0.6004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3.339in" draw:caption-point-x="-0.2402in" draw:caption-point-y="0.5992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5492in" svg:y="3.339in" draw:caption-point-x="-0.2402in" draw:caption-point-y="0.5992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2.0059in" svg:y="3.3402in" draw:caption-point-x="-0.2402in" draw:caption-point-y="0.598in">
              <dc:date>2017-04-21T00:00:00</dc:date>
              <text:p text:style-name="P1"><text:span text:style-name="T1">8h34 vào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3.3756in" svg:y="3.3409in" draw:caption-point-x="-0.2402in" draw:caption-point-y="0.5972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3.3421in" draw:caption-point-x="-0.2402in" draw:caption-point-y="0.596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289in" svg:y="3.3421in" draw:caption-point-x="-0.2402in" draw:caption-point-y="0.596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5.202in" svg:y="3.3429in" draw:caption-point-x="-0.2402in" draw:caption-point-y="0.5953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4" table:formula="of:=SUM([.D18:.AH18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14" table:formula="of:=SUM([.D19:.AH19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289in" svg:y="3.8374in" draw:caption-point-x="-0.2402in" draw:caption-point-y="0.596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14" table:formula="of:=SUM([.D20:.AH20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7768in" svg:y="4.0795in" draw:caption-point-x="-0.2402in" draw:caption-point-y="0.6016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14" table:formula="of:=SUM([.D21:.AH21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0157in" svg:y="4.324in" draw:caption-point-x="-0.2402in" draw:caption-point-y="0.6047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/>
          <table:table-cell table:style-name="ce118" office:value-type="float" office:value="1">
            <office:annotation draw:style-name="gr6" draw:text-style-name="P1" svg:width="1.1413in" svg:height="0.2634in" svg:x="5.3854in" svg:y="4.3244in" draw:caption-point-x="-0.2402in" draw:caption-point-y="0.6043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8.7768in" svg:y="4.3272in" draw:caption-point-x="-0.2402in" draw:caption-point-y="0.6016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3.8323in" svg:y="4.3323in" draw:caption-point-x="-0.2402in" draw:caption-point-y="0.596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4.7457in" svg:y="4.3331in" draw:caption-point-x="-0.2402in" draw:caption-point-y="0.5957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14" table:formula="of:=SUM([.D22:.AH22])" office:value-type="float" office:value="4">
            <text:p>4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6" draw:text-style-name="P1" svg:width="1.1413in" svg:height="0.2634in" svg:x="6.8205in" svg:y="4.5732in" draw:caption-point-x="-0.2402in" draw:caption-point-y="0.603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1" svg:width="1.1413in" svg:height="0.2634in" svg:x="7.3094in" svg:y="4.5732in" draw:caption-point-x="-0.2402in" draw:caption-point-y="0.603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1" svg:width="1.1413in" svg:height="0.2634in" svg:x="7.7988in" svg:y="4.5732in" draw:caption-point-x="-0.2402in" draw:caption-point-y="0.603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1" svg:width="1.1413in" svg:height="0.2634in" svg:x="8.2878in" svg:y="4.5732in" draw:caption-point-x="-0.2402in" draw:caption-point-y="0.603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14" table:formula="of:=SUM([.D23:.AH23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14" table:formula="of:=SUM([.D24:.AH24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14" table:formula="of:=SUM([.D25:.AH25])" office:value-type="float" office:value="1">
            <text:p>1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4.7457in" svg:y="5.3236in" draw:caption-point-x="-0.2402in" draw:caption-point-y="0.5957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4" table:formula="of:=SUM([.D26:.AH26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0.6358in" svg:y="5.5677in" draw:caption-point-x="-0.2402in" draw:caption-point-y="0.5996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4" table:formula="of:=SUM([.D27:.AH27])" office:value-type="float" office:value="0.5">
            <text:p>0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7.7988in" svg:y="5.8122in" draw:caption-point-x="-0.2402in" draw:caption-point-y="0.602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4" table:formula="of:=SUM([.D28:.AH28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14" table:formula="of:=SUM([.D29:.AH29])" office:value-type="float" office:value="2">
            <text:p>2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office:annotation draw:style-name="gr4" draw:text-style-name="P1" svg:width="1.1413in" svg:height="0.3902in" svg:x="5.3854in" svg:y="6.3067in" draw:caption-point-x="-0.2402in" draw:caption-point-y="0.6035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7.7988in" svg:y="6.3079in" draw:caption-point-x="-0.2402in" draw:caption-point-y="0.602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0925in" svg:y="6.311in" draw:caption-point-x="-0.2402in" draw:caption-point-y="0.5992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4.289in" svg:y="6.3142in" draw:caption-point-x="-0.2402in" draw:caption-point-y="0.596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1" svg:width="1.1413in" svg:height="0.3902in" svg:x="14.7457in" svg:y="6.3146in" draw:caption-point-x="-0.2402in" draw:caption-point-y="0.5957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4" table:formula="of:=SUM([.D30:.AH30])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472in" svg:y="6.5539in" draw:caption-point-x="-0.2402in" draw:caption-point-y="0.6039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office:annotation draw:style-name="gr6" draw:text-style-name="P1" svg:width="1.1413in" svg:height="0.2634in" svg:x="5.3854in" svg:y="6.5543in" draw:caption-point-x="-0.2402in" draw:caption-point-y="0.6035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6.8205in" svg:y="6.5547in" draw:caption-point-x="-0.2402in" draw:caption-point-y="0.6031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7.3094in" svg:y="6.5551in" draw:caption-point-x="-0.2402in" draw:caption-point-y="0.602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2878in" svg:y="6.5559in" draw:caption-point-x="-0.2402in" draw:caption-point-y="0.602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0.1791in" svg:y="6.5575in" draw:caption-point-x="-0.2402in" draw:caption-point-y="0.6004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0.6358in" svg:y="6.5583in" draw:caption-point-x="-0.2402in" draw:caption-point-y="0.5996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6.5587in" draw:caption-point-x="-0.2402in" draw:caption-point-y="0.5992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5492in" svg:y="6.5587in" draw:caption-point-x="-0.2402in" draw:caption-point-y="0.5992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3.8323in" svg:y="6.5614in" draw:caption-point-x="-0.2402in" draw:caption-point-y="0.596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289in" svg:y="6.5618in" draw:caption-point-x="-0.2402in" draw:caption-point-y="0.596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4.7457in" svg:y="6.5622in" draw:caption-point-x="-0.2402in" draw:caption-point-y="0.5957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DH</text:p>
          </table:table-cell>
          <table:table-cell table:style-name="ce114" table:formula="of:=SUM([.D31:.AH31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114" table:formula="of:=SUM([.D32:.AH32])" office:value-type="float" office:value="0.5">
            <text:p>0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.5">
            <office:annotation draw:style-name="gr4" draw:text-style-name="P1" svg:width="1.1413in" svg:height="0.3902in" svg:x="5.3854in" svg:y="7.0496in" draw:caption-point-x="-0.2402in" draw:caption-point-y="0.6035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14" table:formula="of:=SUM([.D33:.AH33])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1" svg:width="1.1413in" svg:height="0.5457in" svg:x="3.5591in" svg:y="7.2957in" draw:caption-point-x="-0.2402in" draw:caption-point-y="0.6051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1" svg:width="1.1413in" svg:height="0.3902in" svg:x="10.1791in" svg:y="7.3004in" draw:caption-point-x="-0.2402in" draw:caption-point-y="0.6004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14" table:formula="of:=SUM([.D34:.AH34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3.5591in" svg:y="7.5433in" draw:caption-point-x="-0.2402in" draw:caption-point-y="0.6051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6.8205in" svg:y="7.5453in" draw:caption-point-x="-0.2402in" draw:caption-point-y="0.603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7.7988in" svg:y="7.5461in" draw:caption-point-x="-0.2402in" draw:caption-point-y="0.602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5.202in" svg:y="7.5531in" draw:caption-point-x="-0.2402in" draw:caption-point-y="0.5953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14" table:formula="of:=SUM([.D35:.AH35])" office:value-type="float" office:value="1">
            <text:p>1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1" svg:width="1.1413in" svg:height="0.3902in" svg:x="14.7457in" svg:y="7.7972in" draw:caption-point-x="-0.2402in" draw:caption-point-y="0.5992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14" table:formula="of:=SUM([.D36:.AH36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14" table:formula="of:=SUM([.D37:.AH37])" office:value-type="float" office:value="0.5">
            <text:p>0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7.7988in" svg:y="8.2894in" draw:caption-point-x="-0.2402in" draw:caption-point-y="0.602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3" draw:text-style-name="P1" svg:width="1.1413in" svg:height="0.7012in" svg:x="10.1791in" svg:y="8.2913in" draw:caption-point-x="-0.2402in" draw:caption-point-y="0.6004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14" table:formula="of:=SUM([.D38:.AH38])" office:value-type="float" office:value="1.5">
            <text:p>1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1">
            <office:annotation draw:style-name="gr6" draw:text-style-name="P1" svg:width="1.1413in" svg:height="0.2634in" svg:x="5.3854in" svg:y="8.5358in" draw:caption-point-x="-0.2402in" draw:caption-point-y="0.6035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7768in" svg:y="8.5378in" draw:caption-point-x="-0.2402in" draw:caption-point-y="0.6016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3.3756in" svg:y="8.5421in" draw:caption-point-x="-0.2402in" draw:caption-point-y="0.597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3.8323in" svg:y="8.5429in" draw:caption-point-x="-0.2402in" draw:caption-point-y="0.596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14" table:formula="of:=SUM([.D39:.AH39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8.7768in" svg:y="8.7854in" draw:caption-point-x="-0.2402in" draw:caption-point-y="0.6016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5.202in" svg:y="8.7917in" draw:caption-point-x="-0.2402in" draw:caption-point-y="0.5953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8" office:value-type="string">
            <text:p>PhuongTH</text:p>
          </table:table-cell>
          <table:table-cell table:style-name="ce114" table:formula="of:=SUM([.D40:.AH40])" office:value-type="float" office:value="7.5">
            <text:p>7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4.0157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.5">
            <office:annotation draw:style-name="gr2" draw:text-style-name="P1" svg:width="1.1413in" svg:height="0.5457in" svg:x="5.3854in" svg:y="9.0311in" draw:caption-point-x="-0.2402in" draw:caption-point-y="0.6035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7.3094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8.2878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0.6358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office:annotation draw:style-name="gr4" draw:text-style-name="P1" svg:width="1.1413in" svg:height="0.3902in" svg:x="11.0925in" svg:y="9.0354in" draw:caption-point-x="-0.2402in" draw:caption-point-y="0.5992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1.5492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3.8323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4.7457in" svg:y="9.0146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8" office:value-type="float" office:value="0">
            <office:annotation draw:style-name="gr4" draw:text-style-name="P1" svg:width="1.1413in" svg:height="0.3902in" svg:x="15.202in" svg:y="9.0394in" draw:caption-point-x="-0.2402in" draw:caption-point-y="0.5953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14" table:formula="of:=SUM([.D41:.AH41])" office:value-type="float" office:value="0.5">
            <text:p>0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4.0157in" svg:y="9.2776in" draw:caption-point-x="-0.2402in" draw:caption-point-y="0.6047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6.8205in" svg:y="9.2791in" draw:caption-point-x="-0.2402in" draw:caption-point-y="0.603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LN</text:p>
          </table:table-cell>
          <table:table-cell table:style-name="ce114" table:formula="of:=SUM([.D42:.AH42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114" table:formula="of:=SUM([.D43:.AH43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114" table:formula="of:=SUM([.D44:.AH44])" office:value-type="float" office:value="2.5">
            <text:p>2.5</text:p>
          </table:table-cell>
          <table:table-cell table:style-name="ce118" table:number-columns-repeated="2"/>
          <table:table-cell table:style-name="ce118" office:value-type="float" office:value="1">
            <office:annotation draw:style-name="gr6" draw:text-style-name="P1" svg:width="1.1413in" svg:height="0.2634in" svg:x="3.5591in" svg:y="10.0197in" draw:caption-point-x="-0.2402in" draw:caption-point-y="0.6059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8.7768in" svg:y="10.024in" draw:caption-point-x="-0.2402in" draw:caption-point-y="0.6016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1.5492in" svg:y="10.0272in" draw:caption-point-x="-0.2402in" draw:caption-point-y="0.5984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10.0291in" draw:caption-point-x="-0.2402in" draw:caption-point-y="0.596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5457in" svg:x="15.202in" svg:y="10.0299in" draw:caption-point-x="-0.2402in" draw:caption-point-y="0.5957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14" table:formula="of:=SUM([.D45:.AH45])" office:value-type="float" office:value="2.5">
            <text:p>2.5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4.472in" svg:y="10.2693in" draw:caption-point-x="-0.2402in" draw:caption-point-y="0.6039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8.2878in" svg:y="10.2713in" draw:caption-point-x="-0.2402in" draw:caption-point-y="0.602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1" svg:width="1.1413in" svg:height="0.2634in" svg:x="8.7768in" svg:y="10.2717in" draw:caption-point-x="-0.2402in" draw:caption-point-y="0.6016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1" svg:width="1.1413in" svg:height="0.3902in" svg:x="10.1791in" svg:y="10.2736in" draw:caption-point-x="-0.2402in" draw:caption-point-y="0.5996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1" svg:width="1.1413in" svg:height="0.3902in" svg:x="10.6358in" svg:y="10.2736in" draw:caption-point-x="-0.2402in" draw:caption-point-y="0.5996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0925in" svg:y="10.2736in" draw:caption-point-x="-0.2402in" draw:caption-point-y="0.5996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1.5492in" svg:y="10.2736in" draw:caption-point-x="-0.2402in" draw:caption-point-y="0.5996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2.0059in" svg:y="10.2736in" draw:caption-point-x="-0.2402in" draw:caption-point-y="0.5996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5.202in" svg:y="10.278in" draw:caption-point-x="-0.2402in" draw:caption-point-y="0.5953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14" table:formula="of:=SUM([.D46:.AH46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7.7988in" svg:y="10.5185in" draw:caption-point-x="-0.2402in" draw:caption-point-y="0.602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0.6358in" svg:y="10.5213in" draw:caption-point-x="-0.2402in" draw:caption-point-y="0.5996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3.8323in" svg:y="10.5244in" draw:caption-point-x="-0.2402in" draw:caption-point-y="0.596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DH</text:p>
          </table:table-cell>
          <table:table-cell table:style-name="ce114" table:formula="of:=SUM([.D47:.AH47])" office:value-type="float" office:value="0.5">
            <text:p>0.5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8.7768in" svg:y="10.7673in" draw:caption-point-x="-0.2402in" draw:caption-point-y="0.6012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1.0925in" svg:y="10.7693in" draw:caption-point-x="-0.2402in" draw:caption-point-y="0.5992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14" table:formula="of:=SUM([.D48:.AH48])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1" svg:width="1.1413in" svg:height="0.3902in" svg:x="3.5591in" svg:y="10.9996in" draw:caption-point-x="-0.2402in" draw:caption-point-y="0.6165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1" svg:width="1.1413in" svg:height="0.3902in" svg:x="11.0925in" svg:y="11.0169in" draw:caption-point-x="-0.2402in" draw:caption-point-y="0.5992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14" table:formula="of:=SUM([.D49:.AH49])" office:value-type="float" office:value="2">
            <text:p>2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4.472in" svg:y="11.2598in" draw:caption-point-x="-0.2402in" draw:caption-point-y="0.6039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8"/>
          <table:table-cell table:style-name="ce118" office:value-type="float" office:value="1">
            <office:annotation draw:style-name="gr6" draw:text-style-name="P1" svg:width="1.1413in" svg:height="0.2634in" svg:x="5.3854in" svg:y="11.2575in" draw:caption-point-x="-0.2402in" draw:caption-point-y="0.606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3.8323in" svg:y="11.2673in" draw:caption-point-x="-0.2402in" draw:caption-point-y="0.596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8" office:value-type="float" office:value="1">
            <office:annotation draw:style-name="gr6" draw:text-style-name="P1" svg:width="1.1413in" svg:height="0.2634in" svg:x="14.289in" svg:y="11.2673in" draw:caption-point-x="-0.2402in" draw:caption-point-y="0.596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5.202in" svg:y="11.2685in" draw:caption-point-x="-0.2402in" draw:caption-point-y="0.5953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114" table:formula="of:=SUM([.D50:.AH50])" office:value-type="float" office:value="0">
            <text:p>0</text:p>
          </table:table-cell>
          <table:table-cell table:style-name="ce118" table:number-columns-repeated="23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14" table:formula="of:=SUM([.D51:.AH51])" office:value-type="float" office:value="4">
            <text:p>4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3" draw:text-style-name="P1" svg:width="1.1413in" svg:height="0.7012in" svg:x="4.0157in" svg:y="11.7543in" draw:caption-point-x="-0.2402in" draw:caption-point-y="0.6047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8" office:value-type="float" office:value="0.5">
            <office:annotation draw:style-name="gr7" draw:text-style-name="P1" svg:width="1.1413in" svg:height="1.0122in" svg:x="4.472in" svg:y="11.7551in" draw:caption-point-x="-0.2402in" draw:caption-point-y="0.6039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8"/>
          <table:table-cell table:style-name="ce118" office:value-type="float" office:value="0">
            <office:annotation draw:style-name="gr6" draw:text-style-name="P1" svg:width="1.1413in" svg:height="0.2634in" svg:x="5.3854in" svg:y="11.7555in" draw:caption-point-x="-0.2402in" draw:caption-point-y="0.6035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6.8205in" svg:y="11.7559in" draw:caption-point-x="-0.2402in" draw:caption-point-y="0.6031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7.3094in" svg:y="11.7563in" draw:caption-point-x="-0.2402in" draw:caption-point-y="0.602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8" office:value-type="float" office:value="0.5">
            <office:annotation draw:style-name="gr2" draw:text-style-name="P1" svg:width="1.1413in" svg:height="0.5457in" svg:x="7.7988in" svg:y="11.7567in" draw:caption-point-x="-0.2402in" draw:caption-point-y="0.602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8" office:value-type="float" office:value="0.5">
            <office:annotation draw:style-name="gr2" draw:text-style-name="P1" svg:width="1.1413in" svg:height="0.5457in" svg:x="8.2878in" svg:y="11.7571in" draw:caption-point-x="-0.2402in" draw:caption-point-y="0.602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8" office:value-type="float" office:value="1">
            <office:annotation draw:style-name="gr4" draw:text-style-name="P1" svg:width="1.1413in" svg:height="0.3902in" svg:x="8.7768in" svg:y="11.7575in" draw:caption-point-x="-0.2402in" draw:caption-point-y="0.6016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1" svg:width="1.1413in" svg:height="0.5457in" svg:x="10.1791in" svg:y="11.7587in" draw:caption-point-x="-0.2402in" draw:caption-point-y="0.6004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0.6358in" svg:y="11.7594in" draw:caption-point-x="-0.2402in" draw:caption-point-y="0.5996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11.7598in" draw:caption-point-x="-0.2402in" draw:caption-point-y="0.5992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1" svg:width="1.1413in" svg:height="0.5457in" svg:x="11.5492in" svg:y="11.7606in" draw:caption-point-x="-0.2402in" draw:caption-point-y="0.5984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2.0059in" svg:y="11.761in" draw:caption-point-x="-0.2402in" draw:caption-point-y="0.598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3" draw:text-style-name="P1" svg:width="1.1413in" svg:height="0.7012in" svg:x="13.8323in" svg:y="11.7626in" draw:caption-point-x="-0.2402in" draw:caption-point-y="0.596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8" office:value-type="float" office:value="0.5">
            <office:annotation draw:style-name="gr4" draw:text-style-name="P1" svg:width="1.1413in" svg:height="0.3902in" svg:x="14.289in" svg:y="11.763in" draw:caption-point-x="-0.2402in" draw:caption-point-y="0.596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1" svg:width="1.1413in" svg:height="0.3902in" svg:x="14.7457in" svg:y="11.7634in" draw:caption-point-x="-0.2402in" draw:caption-point-y="0.5957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5.202in" svg:y="11.7638in" draw:caption-point-x="-0.2402in" draw:caption-point-y="0.5953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ruyenLVC</text:p>
          </table:table-cell>
          <table:table-cell table:style-name="ce114" table:formula="of:=SUM([.D52:.AH52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6.8205in" svg:y="12.0035in" draw:caption-point-x="-0.2402in" draw:caption-point-y="0.603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6" draw:text-style-name="P1" svg:width="1.1413in" svg:height="0.2634in" svg:x="13.3756in" svg:y="12.0094in" draw:caption-point-x="-0.2402in" draw:caption-point-y="0.5972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1" svg:width="1.1413in" svg:height="0.3902in" svg:x="15.202in" svg:y="12.0114in" draw:caption-point-x="-0.2402in" draw:caption-point-y="0.5953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uanLA</text:p>
          </table:table-cell>
          <table:table-cell table:style-name="ce114" table:formula="of:=SUM([.D53:.AH53])" office:value-type="float" office:value="0">
            <text:p>0</text:p>
          </table:table-cell>
          <table:table-cell table:style-name="ce118" table:number-columns-repeated="25"/>
          <table:table-cell table:number-columns-repeated="3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8" office:value-type="string">
            <text:p>VietBA</text:p>
          </table:table-cell>
          <table:table-cell table:style-name="ce114" table:formula="of:=SUM([.D54:.AH54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6" draw:text-style-name="P1" svg:width="1.1413in" svg:height="0.2634in" svg:x="11.0925in" svg:y="12.5035in" draw:caption-point-x="-0.2402in" draw:caption-point-y="0.5988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14" table:formula="of:=SUM([.D55:.AH55])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/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3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1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9" table:number-columns-repeated="4"/>
          <table:table-cell table:style-name="ce121"/>
          <table:table-cell table:style-name="ce11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1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9" table:number-columns-repeated="4"/>
          <table:table-cell table:style-name="ce122" table:number-columns-repeated="7"/>
          <table:table-cell table:style-name="ce11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19" table:number-columns-repeated="31"/>
          <table:table-cell table:style-name="ce43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4"/>
        <table:table-column table:style-name="co26" table:number-columns-repeated="7" table:default-cell-style-name="ce134"/>
        <table:table-column table:style-name="co25" table:number-columns-repeated="16" table:default-cell-style-name="ce134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7" table:number-columns-repeated="2"/>
          <table:table-cell table:style-name="ce129" table:number-columns-repeated="8"/>
          <table:table-cell table:style-name="ce137" office:value-type="string" table:number-columns-spanned="2" table:number-rows-spanned="1">
            <text:p>Month</text:p>
          </table:table-cell>
          <table:covered-table-cell table:style-name="ce138"/>
          <table:table-cell table:style-name="ce139" table:content-validation-name="val1" office:value-type="float" office:value="5" table:number-columns-spanned="2" table:number-rows-spanned="1">
            <text:p>5</text:p>
          </table:table-cell>
          <table:covered-table-cell table:style-name="ce138"/>
          <table:table-cell table:style-name="ce137" office:value-type="string" table:number-columns-spanned="2" table:number-rows-spanned="1">
            <text:p>Year</text:p>
          </table:table-cell>
          <table:covered-table-cell table:style-name="ce138"/>
          <table:table-cell table:style-name="ce137" office:value-type="float" office:value="2017" table:number-columns-spanned="2" table:number-rows-spanned="1">
            <text:p>2017</text:p>
          </table:table-cell>
          <table:covered-table-cell table:style-name="ce140"/>
          <table:table-cell table:style-name="ce129" table:number-columns-repeated="15"/>
          <table:table-cell table:style-name="ce85" table:number-columns-repeated="952"/>
        </table:table-row>
        <table:table-row table:style-name="ro2">
          <table:table-cell table:style-name="ce66" table:number-columns-repeated="3"/>
          <table:table-cell table:style-name="ce130" table:formula="of:=DATE([.$R$1];[.N1];1)" office:value-type="date" office:date-value="2017-05-01">
            <text:p>01</text:p>
          </table:table-cell>
          <table:table-cell table:style-name="ce130" table:formula="of:=[.D2]+1" office:value-type="date" office:date-value="2017-05-02">
            <text:p>02</text:p>
          </table:table-cell>
          <table:table-cell table:style-name="ce130" table:formula="of:=[.E2]+1" office:value-type="date" office:date-value="2017-05-03">
            <text:p>03</text:p>
          </table:table-cell>
          <table:table-cell table:style-name="ce130" table:formula="of:=[.F2]+1" office:value-type="date" office:date-value="2017-05-04">
            <text:p>04</text:p>
          </table:table-cell>
          <table:table-cell table:style-name="ce130" table:formula="of:=[.G2]+1" office:value-type="date" office:date-value="2017-05-05">
            <text:p>05</text:p>
          </table:table-cell>
          <table:table-cell table:style-name="ce130" table:formula="of:=[.H2]+1" office:value-type="date" office:date-value="2017-05-06">
            <text:p>06</text:p>
          </table:table-cell>
          <table:table-cell table:style-name="ce130" table:formula="of:=[.I2]+1" office:value-type="date" office:date-value="2017-05-07">
            <text:p>07</text:p>
          </table:table-cell>
          <table:table-cell table:style-name="ce130" table:formula="of:=[.J2]+1" office:value-type="date" office:date-value="2017-05-08">
            <text:p>08</text:p>
          </table:table-cell>
          <table:table-cell table:style-name="ce130" table:formula="of:=[.K2]+1" office:value-type="date" office:date-value="2017-05-09">
            <text:p>09</text:p>
          </table:table-cell>
          <table:table-cell table:style-name="ce130" table:formula="of:=[.L2]+1" office:value-type="date" office:date-value="2017-05-10">
            <text:p>10</text:p>
          </table:table-cell>
          <table:table-cell table:style-name="ce130" table:formula="of:=[.M2]+1" office:value-type="date" office:date-value="2017-05-11">
            <text:p>11</text:p>
          </table:table-cell>
          <table:table-cell table:style-name="ce130" table:formula="of:=[.N2]+1" office:value-type="date" office:date-value="2017-05-12">
            <text:p>12</text:p>
          </table:table-cell>
          <table:table-cell table:style-name="ce130" table:formula="of:=[.O2]+1" office:value-type="date" office:date-value="2017-05-13">
            <text:p>13</text:p>
          </table:table-cell>
          <table:table-cell table:style-name="ce130" table:formula="of:=[.P2]+1" office:value-type="date" office:date-value="2017-05-14">
            <text:p>14</text:p>
          </table:table-cell>
          <table:table-cell table:style-name="ce130" table:formula="of:=[.Q2]+1" office:value-type="date" office:date-value="2017-05-15">
            <text:p>15</text:p>
          </table:table-cell>
          <table:table-cell table:style-name="ce130" table:formula="of:=[.R2]+1" office:value-type="date" office:date-value="2017-05-16">
            <text:p>16</text:p>
          </table:table-cell>
          <table:table-cell table:style-name="ce130" table:formula="of:=[.S2]+1" office:value-type="date" office:date-value="2017-05-17">
            <text:p>17</text:p>
          </table:table-cell>
          <table:table-cell table:style-name="ce130" table:formula="of:=[.T2]+1" office:value-type="date" office:date-value="2017-05-18">
            <text:p>18</text:p>
          </table:table-cell>
          <table:table-cell table:style-name="ce130" table:formula="of:=[.U2]+1" office:value-type="date" office:date-value="2017-05-19">
            <text:p>19</text:p>
          </table:table-cell>
          <table:table-cell table:style-name="ce130" table:formula="of:=[.V2]+1" office:value-type="date" office:date-value="2017-05-20">
            <text:p>20</text:p>
          </table:table-cell>
          <table:table-cell table:style-name="ce130" table:formula="of:=[.W2]+1" office:value-type="date" office:date-value="2017-05-21">
            <text:p>21</text:p>
          </table:table-cell>
          <table:table-cell table:style-name="ce130" table:formula="of:=[.X2]+1" office:value-type="date" office:date-value="2017-05-22">
            <text:p>22</text:p>
          </table:table-cell>
          <table:table-cell table:style-name="ce130" table:formula="of:=[.Y2]+1" office:value-type="date" office:date-value="2017-05-23">
            <text:p>23</text:p>
          </table:table-cell>
          <table:table-cell table:style-name="ce130" table:formula="of:=[.Z2]+1" office:value-type="date" office:date-value="2017-05-24">
            <text:p>24</text:p>
          </table:table-cell>
          <table:table-cell table:style-name="ce130" table:formula="of:=[.AA2]+1" office:value-type="date" office:date-value="2017-05-25">
            <text:p>25</text:p>
          </table:table-cell>
          <table:table-cell table:style-name="ce130" table:formula="of:=[.AB2]+1" office:value-type="date" office:date-value="2017-05-26">
            <text:p>26</text:p>
          </table:table-cell>
          <table:table-cell table:style-name="ce130" table:formula="of:=[.AC2]+1" office:value-type="date" office:date-value="2017-05-27">
            <text:p>27</text:p>
          </table:table-cell>
          <table:table-cell table:style-name="ce130" table:formula="of:=[.AD2]+1" office:value-type="date" office:date-value="2017-05-28">
            <text:p>28</text:p>
          </table:table-cell>
          <table:table-cell table:style-name="ce130" table:formula="of:=[.AE2]+1" office:value-type="date" office:date-value="2017-05-29">
            <text:p>29</text:p>
          </table:table-cell>
          <table:table-cell table:style-name="ce130" table:formula="of:=[.AF2]+1" office:value-type="date" office:date-value="2017-05-30">
            <text:p>30</text:p>
          </table:table-cell>
          <table:table-cell table:style-name="ce130" table:formula="of:=[.AG2]+1" office:value-type="date" office:date-value="2017-05-31">
            <text:p>31</text:p>
          </table:table-cell>
          <table:table-cell table:style-name="ce85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31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1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1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8" table:formula="of:=SUM([.D4:.AH4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28" table:formula="of:=SUM([.D5:.AH5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8" table:formula="of:=SUM([.D6:.AH6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28" table:formula="of:=SUM([.D7:.AH7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28" table:formula="of:=SUM([.D8:.AH8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28" table:formula="of:=SUM([.D9:.AH9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28" table:formula="of:=SUM([.D10:.AH10])" office:value-type="float" office:value="0">
            <text:p>0</text:p>
          </table:table-cell>
          <table:table-cell table:style-name="ce132" table:number-columns-repeated="18"/>
          <table:table-cell table:style-name="ce141"/>
          <table:table-cell table:style-name="ce132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8" office:value-type="string">
            <text:p>HaTH</text:p>
          </table:table-cell>
          <table:table-cell table:style-name="ce128" table:formula="of:=SUM([.D11:.AH11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28"/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8" table:formula="of:=SUM([.D13:.AH13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28" table:formula="of:=SUM([.D14:.AH14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28" table:formula="of:=SUM([.D15:.AH15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28" table:formula="of:=SUM([.D16:.AH16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128" table:formula="of:=SUM([.D17:.AH17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28" table:formula="of:=SUM([.D18:.AH18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28" table:formula="of:=SUM([.D19:.AH19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28" table:formula="of:=SUM([.D20:.AH20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28" table:formula="of:=SUM([.D21:.AH21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28" table:formula="of:=SUM([.D22:.AH22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28" table:formula="of:=SUM([.D23:.AH23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28" table:formula="of:=SUM([.D24:.AH24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28" table:formula="of:=SUM([.D25:.AH25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28" table:formula="of:=SUM([.D26:.AH26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28" table:formula="of:=SUM([.D27:.AH27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28" table:formula="of:=SUM([.D28:.AH28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28" table:formula="of:=SUM([.D29:.AH29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28" table:formula="of:=SUM([.D30:.AH30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DH</text:p>
          </table:table-cell>
          <table:table-cell table:style-name="ce128" table:formula="of:=SUM([.D31:.AH31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128" table:formula="of:=SUM([.D32:.AH32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28" table:formula="of:=SUM([.D33:.AH33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28" table:formula="of:=SUM([.D34:.AH34])" office:value-type="float" office:value="1.5">
            <text:p>1.5</text:p>
          </table:table-cell>
          <table:table-cell table:style-name="ce132" table:number-columns-repeated="14"/>
          <table:table-cell table:style-name="ce132" office:value-type="float" office:value="1">
            <office:annotation draw:style-name="gr6" draw:text-style-name="P1" svg:width="1.1413in" svg:height="0.2634in" svg:x="9.2661in" svg:y="7.5386in" draw:caption-point-x="-0.2402in" draw:caption-point-y="0.5957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style-name="ce132" table:number-columns-repeated="8"/>
          <table:table-cell table:style-name="ce132" office:value-type="float" office:value="0.5">
            <office:annotation draw:style-name="gr4" draw:text-style-name="P1" svg:width="1.1413in" svg:height="0.3902in" svg:x="13.3756in" svg:y="7.5386in" draw:caption-point-x="-0.2402in" draw:caption-point-y="0.5957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style-name="ce132" table:number-columns-repeated="7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28" table:formula="of:=SUM([.D35:.AH35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28" table:formula="of:=SUM([.D36:.AH36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28" table:formula="of:=SUM([.D37:.AH37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28" table:formula="of:=SUM([.D38:.AH38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28" table:formula="of:=SUM([.D39:.AH39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8" office:value-type="string">
            <text:p>PhuongTH</text:p>
          </table:table-cell>
          <table:table-cell table:style-name="ce128" table:formula="of:=SUM([.D40:.AH40])" office:value-type="float" office:value="8">
            <text:p>8</text:p>
          </table:table-cell>
          <table:table-cell table:style-name="ce132" table:number-columns-repeated="3"/>
          <table:table-cell table:style-name="ce132" office:value-type="float" office:value="1">
            <office:annotation draw:style-name="gr6" draw:text-style-name="P1" svg:width="1.1413in" svg:height="0.2634in" svg:x="4.0157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 table:number-columns-repeated="4"/>
          <table:table-cell table:style-name="ce132" office:value-type="float" office:value="1">
            <office:annotation draw:style-name="gr6" draw:text-style-name="P1" svg:width="1.1413in" svg:height="0.2634in" svg:x="6.3311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/>
          <table:table-cell table:style-name="ce132" office:value-type="float" office:value="1">
            <office:annotation draw:style-name="gr6" draw:text-style-name="P1" svg:width="1.1413in" svg:height="0.2634in" svg:x="7.3094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 table:number-columns-repeated="4"/>
          <table:table-cell table:style-name="ce132" office:value-type="float" office:value="1">
            <office:annotation draw:style-name="gr6" draw:text-style-name="P1" svg:width="1.1413in" svg:height="0.2634in" svg:x="9.7228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/>
          <table:table-cell table:style-name="ce132" office:value-type="float" office:value="1">
            <office:annotation draw:style-name="gr6" draw:text-style-name="P1" svg:width="1.1413in" svg:height="0.2634in" svg:x="10.6358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 table:number-columns-repeated="4"/>
          <table:table-cell table:style-name="ce132" office:value-type="float" office:value="1">
            <office:annotation draw:style-name="gr6" draw:text-style-name="P1" svg:width="1.1413in" svg:height="0.2634in" svg:x="12.9189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/>
          <table:table-cell table:style-name="ce132" office:value-type="float" office:value="1">
            <office:annotation draw:style-name="gr6" draw:text-style-name="P1" svg:width="1.1413in" svg:height="0.2634in" svg:x="13.8323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 table:number-columns-repeated="4"/>
          <table:table-cell table:style-name="ce132" office:value-type="float" office:value="1">
            <office:annotation draw:style-name="gr6" draw:text-style-name="P1" svg:width="1.1413in" svg:height="0.2634in" svg:x="16.1154in" svg:y="9.0051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2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28" table:formula="of:=SUM([.D41:.AH41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LN</text:p>
          </table:table-cell>
          <table:table-cell table:style-name="ce128" table:formula="of:=SUM([.D42:.AH42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128" table:formula="of:=SUM([.D43:.AH43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128" table:formula="of:=SUM([.D44:.AH44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28" table:formula="of:=SUM([.D45:.AH45])" office:value-type="float" office:value="5">
            <text:p>5</text:p>
          </table:table-cell>
          <table:table-cell table:style-name="ce132" table:number-columns-repeated="9"/>
          <table:table-cell table:style-name="ce132" office:value-type="float" office:value="0">
            <office:annotation draw:style-name="gr6" draw:text-style-name="P1" svg:width="1.1413in" svg:height="0.2634in" svg:x="6.8205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2" office:value-type="float" office:value="0">
            <office:annotation draw:style-name="gr6" draw:text-style-name="P1" svg:width="1.1413in" svg:height="0.2634in" svg:x="7.3094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2" office:value-type="float" office:value="0">
            <office:annotation draw:style-name="gr6" draw:text-style-name="P1" svg:width="1.1413in" svg:height="0.2634in" svg:x="7.7988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6" draw:text-style-name="P1" svg:width="1.1413in" svg:height="0.2634in" svg:x="9.2661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2" office:value-type="float" office:value="1">
            <office:annotation draw:style-name="gr6" draw:text-style-name="P1" svg:width="1.1413in" svg:height="0.2634in" svg:x="9.7228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2" office:value-type="float" office:value="1">
            <office:annotation draw:style-name="gr6" draw:text-style-name="P1" svg:width="1.1413in" svg:height="0.2634in" svg:x="10.1791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2" office:value-type="float" office:value="1">
            <office:annotation draw:style-name="gr6" draw:text-style-name="P1" svg:width="1.1413in" svg:height="0.2634in" svg:x="10.6358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2" office:value-type="float" office:value="1">
            <office:annotation draw:style-name="gr6" draw:text-style-name="P1" svg:width="1.1413in" svg:height="0.2634in" svg:x="11.0925in" svg:y="10.261in" draw:caption-point-x="-0.2402in" draw:caption-point-y="0.597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2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28" table:formula="of:=SUM([.D46:.AH46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DH</text:p>
          </table:table-cell>
          <table:table-cell table:style-name="ce128" table:formula="of:=SUM([.D47:.AH47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28" table:formula="of:=SUM([.D48:.AH48])" office:value-type="float" office:value="1">
            <text:p>1</text:p>
          </table:table-cell>
          <table:table-cell table:style-name="ce132" table:number-columns-repeated="2"/>
          <table:table-cell table:style-name="ce132" office:value-type="float" office:value="1">
            <office:annotation draw:style-name="gr4" draw:text-style-name="P1" svg:width="1.1413in" svg:height="0.3902in" svg:x="3.5591in" svg:y="11.0047in" draw:caption-point-x="-0.2402in" draw:caption-point-y="0.5969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2" table:number-columns-repeated="28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28" table:formula="of:=SUM([.D49:.AH49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128" table:formula="of:=SUM([.D50:.AH50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28" table:formula="of:=SUM([.D51:.AH51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ruyenLVC</text:p>
          </table:table-cell>
          <table:table-cell table:style-name="ce128" table:formula="of:=SUM([.D52:.AH52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uanLA</text:p>
          </table:table-cell>
          <table:table-cell table:style-name="ce128" table:formula="of:=SUM([.D53:.AH53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8" office:value-type="string">
            <text:p>VietBA</text:p>
          </table:table-cell>
          <table:table-cell table:style-name="ce128" table:formula="of:=SUM([.D54:.AH54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28" table:formula="of:=SUM([.D55:.AH55])" office:value-type="float" office:value="0">
            <text:p>0</text:p>
          </table:table-cell>
          <table:table-cell table:style-name="ce132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3" table:number-columns-repeated="4"/>
          <table:table-cell table:style-name="ce135"/>
          <table:table-cell table:style-name="ce133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3" table:number-columns-repeated="4"/>
          <table:table-cell table:style-name="ce136" table:number-columns-repeated="7"/>
          <table:table-cell table:style-name="ce133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3" table:number-columns-repeated="31"/>
          <table:table-cell table:style-name="ce43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5/03/2017</text:date>, <text:time>11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5-03">05/0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768</meta:editing-cycles>
    <meta:editing-duration>P53DT11H28M36S</meta:editing-duration>
    <meta:generator>OpenOffice/4.1.2$Win32 OpenOffice.org_project/412m3$Build-9782</meta:generator>
    <dc:date>2017-05-03T11:37:48.73</dc:date>
    <meta:document-statistic meta:table-count="8" meta:cell-count="5528" meta:object-count="0"/>
    <meta:user-defined meta:name="Info 1"/>
    <meta:user-defined meta:name="Info 2"/>
    <meta:user-defined meta:name="Info 3"/>
    <meta:user-defined meta:name="Info 4"/>
  </office:meta>
</office:document-meta>
</file>